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7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0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1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3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6"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77"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78"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79"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18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9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9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9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9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808080" loext:opacity="100%" style:text-line-through-style="none" style:text-line-through-type="none" style:font-name="Microsoft Sans Serif1" fo:font-size="8pt" fo:letter-spacing="normal" fo:language="pt" fo:country="BR" fo:font-style="normal" style:text-underline-style="none" fo:font-weight="normal" officeooo:rsid="019c44c7" officeooo:paragraph-rsid="019c44c7" fo:background-color="#111111" style:font-size-asian="8pt" style:font-weight-asian="normal" style:font-size-complex="8pt" style:font-weight-complex="normal"/>
    </style:style>
    <style:style style:name="P205"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0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8"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9"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1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12"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1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17"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1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1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2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2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2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2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2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2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29"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3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31"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3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3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3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3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3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3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4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4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46"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47"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49" style:family="paragraph" style:parent-style-name="Standard">
      <style:text-properties fo:color="#000000" loext:opacity="100%" style:font-name="Microsoft Sans Serif1" fo:font-size="14pt" fo:font-weight="normal" officeooo:paragraph-rsid="014bf20e" fo:background-color="transparent"/>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5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53"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5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55"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56"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57"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58"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59"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60"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6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62"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63"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64"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65"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66"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67"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68"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69"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70"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71"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72" style:family="paragraph" style:parent-style-name="Standard">
      <style:paragraph-properties fo:text-align="start" style:justify-single-word="false"/>
      <style:text-properties officeooo:rsid="001f959f" officeooo:paragraph-rsid="001f959f"/>
    </style:style>
    <style:style style:name="P273" style:family="paragraph" style:parent-style-name="Standard">
      <style:paragraph-properties fo:text-align="start" style:justify-single-word="false"/>
      <style:text-properties officeooo:rsid="001f959f" officeooo:paragraph-rsid="003aecb0"/>
    </style:style>
    <style:style style:name="P274" style:family="paragraph" style:parent-style-name="Standard">
      <style:paragraph-properties fo:text-align="start" style:justify-single-word="false"/>
      <style:text-properties officeooo:rsid="00260a6a" officeooo:paragraph-rsid="00260a6a"/>
    </style:style>
    <style:style style:name="P275"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76"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77"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78"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79"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80"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81"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82"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83"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84"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85"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86"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87"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88"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89"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90"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91" style:family="paragraph" style:parent-style-name="Standard">
      <style:paragraph-properties style:line-height-at-least="0cm"/>
      <style:text-properties fo:color="#d4d4d4" loext:opacity="100%" officeooo:paragraph-rsid="0135b699" fo:background-color="#1e1e1e"/>
    </style:style>
    <style:style style:name="P292" style:family="paragraph" style:parent-style-name="Standard">
      <style:paragraph-properties style:line-height-at-least="0cm"/>
      <style:text-properties fo:color="#d4d4d4" loext:opacity="100%" fo:background-color="#1e1e1e"/>
    </style:style>
    <style:style style:name="P293" style:family="paragraph" style:parent-style-name="Standard">
      <style:paragraph-properties style:line-height-at-least="0cm"/>
      <style:text-properties fo:color="#d4d4d4" loext:opacity="100%" officeooo:paragraph-rsid="0085c703" fo:background-color="#1e1e1e"/>
    </style:style>
    <style:style style:name="P294"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95" style:family="paragraph" style:parent-style-name="Standard">
      <style:paragraph-properties style:line-height-at-least="0cm" fo:text-align="center" style:justify-single-word="false"/>
      <style:text-properties fo:color="#d4d4d4" loext:opacity="100%" fo:background-color="#1e1e1e"/>
    </style:style>
    <style:style style:name="P296"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97"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98"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99"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300"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301" style:family="paragraph" style:parent-style-name="Standard">
      <style:paragraph-properties style:line-height-at-least="0cm"/>
      <style:text-properties fo:color="#d4d4d4" loext:opacity="100%" officeooo:paragraph-rsid="01563c41" fo:background-color="#1e1e1e"/>
    </style:style>
    <style:style style:name="P302" style:family="paragraph" style:parent-style-name="Standard">
      <style:paragraph-properties style:line-height-at-least="0.499cm" fo:text-align="center" style:justify-single-word="false"/>
      <style:text-properties fo:color="#d4d4d4" loext:opacity="100%" fo:background-color="#1e1e1e"/>
    </style:style>
    <style:style style:name="P303"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304" style:family="paragraph" style:parent-style-name="Standard">
      <style:paragraph-properties style:line-height-at-least="0cm"/>
      <style:text-properties fo:color="#d4d4d4" loext:opacity="100%" fo:language="pt" fo:country="BR" fo:background-color="#1e1e1e"/>
    </style:style>
    <style:style style:name="P305" style:family="paragraph" style:parent-style-name="Standard">
      <style:paragraph-properties style:line-height-at-least="0cm"/>
      <style:text-properties fo:color="#d4d4d4" loext:opacity="100%" fo:language="pt" fo:country="BR" officeooo:paragraph-rsid="007b45ff" fo:background-color="#1e1e1e"/>
    </style:style>
    <style:style style:name="P306" style:family="paragraph" style:parent-style-name="Standard">
      <style:paragraph-properties style:line-height-at-least="0cm"/>
      <style:text-properties fo:color="#d4d4d4" loext:opacity="100%" fo:language="pt" fo:country="BR" officeooo:paragraph-rsid="00e0f43e" fo:background-color="#1e1e1e"/>
    </style:style>
    <style:style style:name="P307" style:family="paragraph" style:parent-style-name="Standard">
      <style:paragraph-properties style:line-height-at-least="0cm"/>
      <style:text-properties fo:color="#d4d4d4" loext:opacity="100%" fo:language="pt" fo:country="BR" officeooo:paragraph-rsid="007d35a0" fo:background-color="#1e1e1e"/>
    </style:style>
    <style:style style:name="P308" style:family="paragraph" style:parent-style-name="Standard">
      <style:paragraph-properties style:line-height-at-least="0cm"/>
      <style:text-properties fo:color="#d4d4d4" loext:opacity="100%" fo:language="pt" fo:country="BR" officeooo:paragraph-rsid="007d9525" fo:background-color="#1e1e1e"/>
    </style:style>
    <style:style style:name="P309"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310" style:family="paragraph" style:parent-style-name="Standard">
      <style:paragraph-properties style:line-height-at-least="0cm"/>
      <style:text-properties fo:color="#d4d4d4" loext:opacity="100%" fo:font-size="14pt" fo:background-color="#1e1e1e" style:font-size-asian="14pt" style:font-size-complex="14pt"/>
    </style:style>
    <style:style style:name="P311"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312"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313"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314" style:family="paragraph" style:parent-style-name="Standard">
      <style:paragraph-properties style:line-height-at-least="0cm"/>
      <style:text-properties fo:color="#d4d4d4" loext:opacity="100%" fo:font-size="14pt" officeooo:paragraph-rsid="017cda52" fo:background-color="#1e1e1e"/>
    </style:style>
    <style:style style:name="P315"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316"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18"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19"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2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30" style:family="paragraph" style:parent-style-name="Standard">
      <style:paragraph-properties style:line-height-at-least="0.582cm" fo:text-align="start" style:justify-single-word="false"/>
      <style:text-properties officeooo:paragraph-rsid="0135b699"/>
    </style:style>
    <style:style style:name="P3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3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34"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35"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36"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37"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38"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39"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40"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41"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45"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4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47"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4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49"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5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5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5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53"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6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62" style:family="paragraph" style:parent-style-name="Text_20_body">
      <style:paragraph-properties fo:margin-left="0cm" fo:margin-right="0cm" fo:orphans="2" fo:widows="2" fo:text-indent="0cm" style:auto-text-indent="false"/>
    </style:style>
    <style:style style:name="P363"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64" style:family="paragraph" style:parent-style-name="Standard">
      <style:paragraph-properties fo:line-height="100%" fo:orphans="2" fo:widows="2"/>
      <style:text-properties fo:font-weight="normal" officeooo:paragraph-rsid="0135b699" style:font-weight-asian="normal" style:font-weight-complex="normal"/>
    </style:style>
    <style:style style:name="P365"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66" style:family="paragraph" style:parent-style-name="Standard">
      <style:paragraph-properties fo:line-height="100%" fo:orphans="2" fo:widows="2"/>
      <style:text-properties fo:font-weight="normal" officeooo:paragraph-rsid="0138c9a6"/>
    </style:style>
    <style:style style:name="P367" style:family="paragraph" style:parent-style-name="Standard">
      <style:paragraph-properties style:line-height-at-least="0.499cm" fo:text-align="center" style:justify-single-word="false" fo:orphans="2" fo:widows="2"/>
      <style:text-properties fo:font-weight="normal" officeooo:paragraph-rsid="0138c9a6"/>
    </style:style>
    <style:style style:name="P368" style:family="paragraph" style:parent-style-name="Standard">
      <style:paragraph-properties fo:line-height="100%" fo:orphans="2" fo:widows="2"/>
      <style:text-properties officeooo:paragraph-rsid="0135b699"/>
    </style:style>
    <style:style style:name="P369" style:family="paragraph" style:parent-style-name="Text_20_body">
      <style:paragraph-properties fo:line-height="100%" fo:orphans="2" fo:widows="2"/>
      <style:text-properties officeooo:paragraph-rsid="01214ef5"/>
    </style:style>
    <style:style style:name="P370" style:family="paragraph" style:parent-style-name="Text_20_body">
      <style:paragraph-properties fo:line-height="100%" fo:orphans="2" fo:widows="2" fo:break-before="page"/>
      <style:text-properties officeooo:paragraph-rsid="011edc20"/>
    </style:style>
    <style:style style:name="P371" style:family="paragraph" style:parent-style-name="Text_20_body">
      <style:paragraph-properties fo:line-height="100%" fo:orphans="2" fo:widows="2"/>
      <style:text-properties officeooo:paragraph-rsid="017501d9"/>
    </style:style>
    <style:style style:name="P3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7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74"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75"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7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7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78" style:family="paragraph" style:parent-style-name="Standard">
      <style:paragraph-properties style:line-height-at-least="0cm" fo:break-before="page"/>
      <style:text-properties officeooo:paragraph-rsid="014eb53b"/>
    </style:style>
    <style:style style:name="P379" style:family="paragraph" style:parent-style-name="Standard">
      <style:paragraph-properties style:line-height-at-least="0cm" fo:text-align="center" style:justify-single-word="false"/>
      <style:text-properties officeooo:paragraph-rsid="014f0d29"/>
    </style:style>
    <style:style style:name="P380" style:family="paragraph" style:parent-style-name="Standard">
      <style:paragraph-properties style:line-height-at-least="0cm"/>
      <style:text-properties officeooo:paragraph-rsid="015269d8"/>
    </style:style>
    <style:style style:name="P381" style:family="paragraph" style:parent-style-name="Standard">
      <style:paragraph-properties style:line-height-at-least="0cm"/>
      <style:text-properties officeooo:paragraph-rsid="01563c41"/>
    </style:style>
    <style:style style:name="P38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8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8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86"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87" style:family="paragraph" style:parent-style-name="Standard">
      <loext:graphic-properties draw:fill="none"/>
      <style:paragraph-properties style:line-height-at-least="0cm" fo:text-align="start" style:justify-single-word="false" fo:background-color="transparent"/>
      <style:text-properties officeooo:paragraph-rsid="019ccb46"/>
    </style:style>
    <style:style style:name="P388" style:family="paragraph" style:parent-style-name="Standard">
      <loext:graphic-properties draw:fill="none"/>
      <style:paragraph-properties style:line-height-at-least="0cm" fo:text-align="start" style:justify-single-word="false" fo:background-color="transparent"/>
      <style:text-properties officeooo:paragraph-rsid="019df1b6"/>
    </style:style>
    <style:style style:name="P389" style:family="paragraph" style:parent-style-name="Standard">
      <loext:graphic-properties draw:fill="none"/>
      <style:paragraph-properties style:line-height-at-least="0cm" fo:text-align="start" style:justify-single-word="false" fo:background-color="transparent"/>
      <style:text-properties officeooo:paragraph-rsid="01a14a22"/>
    </style:style>
    <style:style style:name="P390"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391"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94"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9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96" style:family="paragraph" style:parent-style-name="Standard">
      <style:paragraph-properties style:line-height-at-least="0cm" fo:text-align="center" style:justify-single-word="false"/>
      <style:text-properties fo:font-size="12pt" style:font-size-asian="12pt" style:font-size-complex="12pt"/>
    </style:style>
    <style:style style:name="P397"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9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9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40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40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40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403" style:family="paragraph" style:parent-style-name="Standard">
      <loext:graphic-properties draw:fill="none"/>
      <style:paragraph-properties style:line-height-at-least="0cm" fo:text-align="start" style:justify-single-word="false" fo:background-color="transparent"/>
      <style:text-properties officeooo:paragraph-rsid="019c44c7" fo:background-color="#111111"/>
    </style:style>
    <style:style style:name="P404" style:family="paragraph" style:parent-style-name="Standard">
      <loext:graphic-properties draw:fill="none"/>
      <style:paragraph-properties style:line-height-at-least="0.582cm" fo:text-align="center" style:justify-single-word="false" fo:background-color="transparent"/>
      <style:text-properties officeooo:paragraph-rsid="019b78a7" fo:background-color="#111111"/>
    </style:style>
    <style:style style:name="P405"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406"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a14a22" style:font-weight-asian="bold" style:font-weight-complex="bold"/>
    </style:style>
    <style:style style:name="P40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f1f1f" style:font-size-asian="8pt" style:font-size-complex="8pt"/>
    </style:style>
    <style:style style:name="P408" style:family="paragraph" style:parent-style-name="Standard">
      <style:paragraph-properties style:line-height-at-least="0cm" fo:text-align="center" style:justify-single-word="false"/>
      <style:text-properties fo:color="#cccccc" loext:opacity="100%" style:font-name="Consolas" fo:font-size="8pt" fo:font-weight="normal" fo:background-color="#1f1f1f"/>
    </style:style>
    <style:style style:name="P40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font-weight="normal" fo:background-color="#1f1f1f"/>
    </style:style>
    <style:style style:name="P410" style:family="paragraph" style:parent-style-name="Standard">
      <style:paragraph-properties style:line-height-at-least="0cm"/>
      <style:text-properties fo:color="#cccccc" loext:opacity="100%" style:font-name="Consolas" fo:font-size="10.5pt" fo:font-weight="normal" fo:background-color="#111111"/>
    </style:style>
    <style:style style:name="P411" style:family="paragraph" style:parent-style-name="Standard">
      <style:paragraph-properties style:line-height-at-least="0cm"/>
      <style:text-properties fo:color="#cccccc" loext:opacity="100%" style:font-name="Consolas" fo:font-size="10.5pt" fo:font-weight="normal" officeooo:rsid="01a277cf" officeooo:paragraph-rsid="01a277cf" fo:background-color="#111111"/>
    </style:style>
    <style:style style:name="P412" style:family="paragraph" style:parent-style-name="Standard">
      <style:paragraph-properties style:line-height-at-least="0cm"/>
      <style:text-properties fo:color="#cccccc" loext:opacity="100%" fo:background-color="#111111"/>
    </style:style>
    <style:style style:name="P413" style:family="paragraph" style:parent-style-name="Standard">
      <style:paragraph-properties style:line-height-at-least="0cm" fo:text-align="center" style:justify-single-word="false"/>
      <style:text-properties fo:color="#6a9955" loext:opacity="100%" style:font-name="Consolas" fo:font-size="8pt" fo:font-weight="normal" fo:background-color="#1f1f1f"/>
    </style:style>
    <style:style style:name="P414" style:family="paragraph" style:parent-style-name="Standard">
      <style:paragraph-properties style:line-height-at-least="0cm"/>
      <style:text-properties fo:color="#6a9955" loext:opacity="100%" style:font-name="Consolas" fo:font-size="10.5pt" fo:font-weight="normal" fo:background-color="#111111"/>
    </style:style>
    <style:style style:name="P415" style:family="paragraph" style:parent-style-name="Standard">
      <style:paragraph-properties fo:text-align="center" style:justify-single-word="false"/>
      <style:text-properties officeooo:paragraph-rsid="01a42d73"/>
    </style:style>
    <style:style style:name="P416"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7" style:family="paragraph" style:parent-style-name="Standard" style:list-style-name="L1">
      <style:paragraph-properties fo:text-align="start" style:justify-single-word="false"/>
      <style:text-properties officeooo:paragraph-rsid="002233c6"/>
    </style:style>
    <style:style style:name="P418" style:family="paragraph" style:parent-style-name="Standard" style:list-style-name="L3">
      <style:paragraph-properties fo:text-align="start" style:justify-single-word="false"/>
      <style:text-properties officeooo:paragraph-rsid="0113864c"/>
    </style:style>
    <style:style style:name="P419" style:family="paragraph" style:parent-style-name="Standard" style:list-style-name="L5">
      <style:paragraph-properties fo:text-align="start" style:justify-single-word="false"/>
      <style:text-properties officeooo:paragraph-rsid="003c342f"/>
    </style:style>
    <style:style style:name="P420"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421"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422"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423"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424"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425" style:family="paragraph" style:parent-style-name="Standard" style:list-style-name="L34">
      <style:paragraph-properties fo:line-height="100%" fo:orphans="2" fo:widows="2"/>
      <style:text-properties fo:font-weight="normal" officeooo:paragraph-rsid="014eb53b" style:font-weight-asian="normal" style:font-weight-complex="normal"/>
    </style:style>
    <style:style style:name="P426" style:family="paragraph" style:parent-style-name="Standard" style:list-style-name="L35">
      <style:paragraph-properties fo:line-height="100%" fo:orphans="2" fo:widows="2"/>
      <style:text-properties fo:font-weight="normal" officeooo:paragraph-rsid="0135b699"/>
    </style:style>
    <style:style style:name="P427"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428" style:family="paragraph" style:parent-style-name="Standard" style:list-style-name="L4">
      <style:paragraph-properties fo:text-align="start" style:justify-single-word="false"/>
      <style:text-properties style:font-name="Microsoft Sans Serif1" fo:font-size="14pt" officeooo:paragraph-rsid="0113864c"/>
    </style:style>
    <style:style style:name="P429"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30"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31"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32"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33"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34" style:family="paragraph" style:parent-style-name="Standard" style:list-style-name="L39"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35"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36"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37"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38"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39"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40" style:family="paragraph" style:parent-style-name="Standard" style:list-style-name="L4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41" style:family="paragraph" style:parent-style-name="Standard" style:list-style-name="L29">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42"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43"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44"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45"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46"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47"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2b6c"/>
    </style:style>
    <style:style style:name="P448"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9001"/>
    </style:style>
    <style:style style:name="P449" style:family="paragraph" style:parent-style-name="Standard" style:list-style-name="L21"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5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5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52"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53"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235e"/>
    </style:style>
    <style:style style:name="P454"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b78a7"/>
    </style:style>
    <style:style style:name="P455"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56"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14d64"/>
    </style:style>
    <style:style style:name="P457"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3a79"/>
    </style:style>
    <style:style style:name="P458"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49dea6"/>
    </style:style>
    <style:style style:name="P459"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c043b6"/>
    </style:style>
    <style:style style:name="P46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0bfeef9"/>
    </style:style>
    <style:style style:name="P461"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35b699"/>
    </style:style>
    <style:style style:name="P462"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4b946d"/>
    </style:style>
    <style:style style:name="P463" style:family="paragraph" style:parent-style-name="Standard" style:list-style-name="L31">
      <loext:graphic-properties draw:fill="none"/>
      <style:paragraph-properties style:line-height-at-least="0.582cm" fo:text-align="start" style:justify-single-word="false" fo:break-before="page" fo:background-color="transparent"/>
      <style:text-properties officeooo:paragraph-rsid="0135b699"/>
    </style:style>
    <style:style style:name="P464"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6205e"/>
    </style:style>
    <style:style style:name="P465"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4bafae"/>
    </style:style>
    <style:style style:name="P466"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8ce38"/>
    </style:style>
    <style:style style:name="P467"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9f082"/>
    </style:style>
    <style:style style:name="P468"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bc256"/>
    </style:style>
    <style:style style:name="P469"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6f2d01"/>
    </style:style>
    <style:style style:name="P470" style:family="paragraph" style:parent-style-name="Standard" style:list-style-name="L17">
      <loext:graphic-properties draw:fill="none"/>
      <style:paragraph-properties style:line-height-at-least="0.582cm" fo:text-align="start" style:justify-single-word="false" fo:background-color="transparent"/>
      <style:text-properties officeooo:rsid="00fbc45d" officeooo:paragraph-rsid="00fbc45d"/>
    </style:style>
    <style:style style:name="P471" style:family="paragraph" style:parent-style-name="Standard" style:list-style-name="L17">
      <loext:graphic-properties draw:fill="none"/>
      <style:paragraph-properties style:line-height-at-least="0.582cm" fo:text-align="start" style:justify-single-word="false" fo:background-color="transparent"/>
      <style:text-properties officeooo:rsid="00c14d64" officeooo:paragraph-rsid="0197235e"/>
    </style:style>
    <style:style style:name="P472"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bfeef9"/>
    </style:style>
    <style:style style:name="P473"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c14d64"/>
    </style:style>
    <style:style style:name="P474" style:family="paragraph" style:parent-style-name="Standard" style:list-style-name="L17">
      <loext:graphic-properties draw:fill="none"/>
      <style:paragraph-properties style:line-height-at-least="0.582cm" fo:text-align="start" style:justify-single-word="false" fo:background-color="transparent"/>
      <style:text-properties officeooo:rsid="00fa40f0" officeooo:paragraph-rsid="00fa40f0"/>
    </style:style>
    <style:style style:name="P475" style:family="paragraph" style:parent-style-name="Standard" style:list-style-name="L21">
      <loext:graphic-properties draw:fill="none"/>
      <style:paragraph-properties fo:background-color="transparent"/>
      <style:text-properties officeooo:paragraph-rsid="00edb1e8"/>
    </style:style>
    <style:style style:name="P476" style:family="paragraph" style:parent-style-name="Standard" style:list-style-name="L23">
      <loext:graphic-properties draw:fill="none"/>
      <style:paragraph-properties style:line-height-at-least="0.499cm" fo:text-align="start" style:justify-single-word="false" fo:background-color="transparent"/>
      <style:text-properties officeooo:paragraph-rsid="011671c3"/>
    </style:style>
    <style:style style:name="P477" style:family="paragraph" style:parent-style-name="Standard" style:list-style-name="L27">
      <style:paragraph-properties fo:line-height="100%" fo:orphans="2" fo:widows="2"/>
      <style:text-properties officeooo:paragraph-rsid="0120106d"/>
    </style:style>
    <style:style style:name="P478" style:family="paragraph" style:parent-style-name="Standard" style:list-style-name="L28">
      <style:paragraph-properties fo:line-height="100%" fo:orphans="2" fo:widows="2"/>
      <style:text-properties officeooo:paragraph-rsid="012cc197"/>
    </style:style>
    <style:style style:name="P479" style:family="paragraph" style:parent-style-name="Standard" style:list-style-name="L39">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80" style:family="paragraph" style:parent-style-name="Standard" style:list-style-name="L40">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81" style:family="paragraph" style:parent-style-name="Standard" style:list-style-name="L44">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82" style:family="paragraph" style:parent-style-name="Standard" style:list-style-name="L45">
      <loext:graphic-properties draw:fill="none"/>
      <style:paragraph-properties style:line-height-at-least="0cm" fo:text-align="start" style:justify-single-word="false" fo:background-color="transparent"/>
      <style:text-properties officeooo:paragraph-rsid="0199b650"/>
    </style:style>
    <style:style style:name="P483" style:family="paragraph" style:parent-style-name="Standard" style:list-style-name="L47">
      <loext:graphic-properties draw:fill="none"/>
      <style:paragraph-properties style:line-height-at-least="0cm" fo:text-align="start" style:justify-single-word="false" fo:background-color="transparent"/>
      <style:text-properties officeooo:paragraph-rsid="01a277cf"/>
    </style:style>
    <style:style style:name="P484" style:family="paragraph" style:parent-style-name="Standard" style:list-style-name="L47">
      <loext:graphic-properties draw:fill="none"/>
      <style:paragraph-properties style:line-height-at-least="0cm" fo:text-align="start" style:justify-single-word="false" fo:break-before="page" fo:background-color="transparent"/>
      <style:text-properties officeooo:paragraph-rsid="019c44c7"/>
    </style:style>
    <style:style style:name="P485"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86"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87"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8" style:family="paragraph" style:parent-style-name="Text_20_body" style:list-style-name="L24"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9" style:family="paragraph" style:parent-style-name="Text_20_body" style:list-style-name="L24">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0" style:family="paragraph" style:parent-style-name="Text_20_body" style:list-style-name="L32">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1" style:family="paragraph" style:parent-style-name="Text_20_body" style:list-style-name="L33">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2" style:family="paragraph" style:parent-style-name="Text_20_body" style:list-style-name="L24">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93" style:family="paragraph" style:parent-style-name="Text_20_body" style:list-style-name="L25">
      <style:paragraph-properties fo:line-height="100%" fo:orphans="2" fo:widows="2"/>
      <style:text-properties officeooo:paragraph-rsid="01214ef5"/>
    </style:style>
    <style:style style:name="P494" style:family="paragraph" style:parent-style-name="Text_20_body" style:list-style-name="L26">
      <style:paragraph-properties fo:line-height="100%" fo:orphans="2" fo:widows="2"/>
      <style:text-properties officeooo:paragraph-rsid="0123f5fe"/>
    </style:style>
    <style:style style:name="P495" style:family="paragraph" style:parent-style-name="Text_20_body" style:list-style-name="L25">
      <style:paragraph-properties fo:line-height="100%" fo:orphans="2" fo:widows="2"/>
      <style:text-properties fo:font-weight="normal" officeooo:paragraph-rsid="01214ef5" style:font-weight-asian="normal" style:font-weight-complex="normal"/>
    </style:style>
    <style:style style:name="P496" style:family="paragraph" style:parent-style-name="Text_20_body" style:list-style-name="L26">
      <style:paragraph-properties fo:line-height="100%" fo:orphans="2" fo:widows="2"/>
      <style:text-properties officeooo:rsid="0123f5fe" officeooo:paragraph-rsid="0123f5fe"/>
    </style:style>
    <style:style style:name="P497" style:family="paragraph" style:parent-style-name="Text_20_body" style:list-style-name="L46">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277cf"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ize-complex="14pt"/>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df1b6" fo:background-color="transparent" loext:char-shading-value="0" style:font-size-asian="14pt" style:font-size-complex="14pt"/>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fo:background-color="transparent" loext:char-shading-value="0" style:font-size-asian="14pt" style:font-weight-asian="bold" style:font-size-complex="14pt" style:font-weight-complex="bold"/>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28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9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1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2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2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2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2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2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171717" loext:opacity="100%" fo:letter-spacing="normal" fo:language="pt" fo:country="BR" fo:font-style="normal" fo:font-weight="bold" style:font-weight-asian="bold" style:font-weight-complex="bold"/>
    </style:style>
    <style:style style:name="T32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2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2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2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3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3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3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3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3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3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3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3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3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3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4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4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4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4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4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4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46" style:family="text">
      <style:text-properties fo:font-variant="normal" fo:text-transform="none" fo:color="#ff4000" loext:opacity="100%" fo:letter-spacing="normal" fo:language="pt" fo:country="BR" fo:font-style="normal" fo:font-weight="bold" style:font-weight-asian="bold" style:font-weight-complex="bold"/>
    </style:style>
    <style:style style:name="T34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4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49"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5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5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5"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56"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5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58"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5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0" style:family="text">
      <style:text-properties fo:font-variant="normal" fo:text-transform="none" fo:color="#800080" loext:opacity="100%" fo:letter-spacing="normal" fo:language="pt" fo:country="BR" fo:font-style="normal" fo:font-weight="bold" style:font-weight-asian="bold" style:font-weight-complex="bold"/>
    </style:style>
    <style:style style:name="T361"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62" style:family="text">
      <style:text-properties fo:font-variant="normal" fo:text-transform="none" fo:color="#800080" loext:opacity="100%" fo:letter-spacing="normal" fo:font-style="normal" fo:font-weight="bold" style:font-weight-asian="bold" style:font-weight-complex="bold"/>
    </style:style>
    <style:style style:name="T36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6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6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6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77"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78" style:family="text">
      <style:text-properties fo:font-variant="normal" fo:text-transform="none" fo:color="#800080" loext:opacity="100%" style:font-name="Mono" fo:letter-spacing="normal" fo:font-style="normal" fo:font-weight="bold" style:font-weight-asian="bold" style:font-weight-complex="bold"/>
    </style:style>
    <style:style style:name="T37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80"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81"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82"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83"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84"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85" style:family="text">
      <style:text-properties fo:font-variant="normal" fo:text-transform="none" fo:color="#158466" loext:opacity="100%" fo:letter-spacing="normal" fo:language="pt" fo:country="BR" fo:font-style="normal" fo:font-weight="bold" style:font-weight-asian="bold" style:font-weight-complex="bold"/>
    </style:style>
    <style:style style:name="T386"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87"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88" style:family="text">
      <style:text-properties fo:font-variant="normal" fo:text-transform="none" fo:color="#2a6099" loext:opacity="100%" fo:letter-spacing="normal" fo:language="pt" fo:country="BR" fo:font-style="normal" fo:font-weight="bold" style:font-weight-asian="bold" style:font-weight-complex="bold"/>
    </style:style>
    <style:style style:name="T389"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9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9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4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4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4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2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3"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3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3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38"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39"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40"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41"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43" style:family="text">
      <style:text-properties fo:font-variant="normal" fo:text-transform="none" fo:letter-spacing="normal" fo:language="pt" fo:country="BR" fo:font-style="normal" fo:font-weight="bold" style:font-weight-asian="bold" style:font-weight-complex="bold"/>
    </style:style>
    <style:style style:name="T444" style:family="text">
      <style:text-properties fo:font-variant="normal" fo:text-transform="none" fo:letter-spacing="normal" fo:font-style="normal"/>
    </style:style>
    <style:style style:name="T445" style:family="text">
      <style:text-properties fo:font-variant="normal" fo:text-transform="none" fo:letter-spacing="normal" fo:font-style="normal" fo:font-weight="bold" style:font-weight-asian="bold" style:font-weight-complex="bold"/>
    </style:style>
    <style:style style:name="T446" style:family="text">
      <style:text-properties fo:font-variant="normal" fo:text-transform="none" fo:letter-spacing="normal" fo:font-style="normal" fo:font-weight="bold" officeooo:rsid="002e15bb" style:font-weight-asian="bold" style:font-weight-complex="bold"/>
    </style:style>
    <style:style style:name="T447" style:family="text">
      <style:text-properties fo:font-variant="normal" fo:text-transform="none" fo:letter-spacing="normal" fo:font-style="normal" fo:font-weight="bold" officeooo:rsid="00401201" style:font-weight-asian="bold" style:font-weight-complex="bold"/>
    </style:style>
    <style:style style:name="T448" style:family="text">
      <style:text-properties fo:font-variant="normal" fo:text-transform="none" fo:letter-spacing="normal" fo:font-style="normal" officeooo:rsid="002e15bb"/>
    </style:style>
    <style:style style:name="T449" style:family="text">
      <style:text-properties fo:font-variant="normal" fo:text-transform="none" fo:letter-spacing="normal" fo:font-style="normal" officeooo:rsid="00401201"/>
    </style:style>
    <style:style style:name="T450" style:family="text">
      <style:text-properties fo:font-variant="normal" fo:text-transform="none" fo:letter-spacing="normal" fo:font-style="normal" officeooo:rsid="00479dba"/>
    </style:style>
    <style:style style:name="T451" style:family="text">
      <style:text-properties fo:font-variant="normal" fo:text-transform="none" fo:letter-spacing="normal" fo:font-style="normal" officeooo:rsid="009d35f9"/>
    </style:style>
    <style:style style:name="T452" style:family="text">
      <style:text-properties fo:font-variant="normal" fo:text-transform="none" fo:letter-spacing="normal" fo:font-style="normal" officeooo:rsid="009eb1ab"/>
    </style:style>
    <style:style style:name="T453" style:family="text">
      <style:text-properties fo:font-variant="normal" fo:text-transform="none" fo:letter-spacing="normal" fo:font-style="normal" officeooo:rsid="00a52b8b"/>
    </style:style>
    <style:style style:name="T454" style:family="text">
      <style:text-properties fo:font-variant="normal" fo:text-transform="none" fo:letter-spacing="normal" fo:font-style="normal" officeooo:rsid="00c93311"/>
    </style:style>
    <style:style style:name="T455" style:family="text">
      <style:text-properties fo:font-variant="normal" fo:text-transform="none" fo:letter-spacing="normal" fo:font-style="normal" officeooo:rsid="00da1861"/>
    </style:style>
    <style:style style:name="T45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5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58"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5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6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7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472"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73" style:family="text">
      <style:text-properties fo:font-variant="normal" fo:text-transform="none" fo:color="#569cd6"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74"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75"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76"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78"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79"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80"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81"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82"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3"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84"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85"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86"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87"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8"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9"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90"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91"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92"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93"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94"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95"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96" style:family="text">
      <style:text-properties fo:font-variant="normal" fo:text-transform="none"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97"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1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51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1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51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9"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2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23" style:family="text">
      <style:text-properties fo:font-variant="normal" fo:text-transform="none" fo:color="#ce9178"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4"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5" style:family="text">
      <style:text-properties fo:font-variant="normal" fo:text-transform="none" fo:color="#c586c0"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3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38"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39"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40"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4"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4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4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4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4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5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5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52"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6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6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6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6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2"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3" style:family="text">
      <style:text-properties fo:font-variant="normal" fo:text-transform="none" style:font-name="Monospace" fo:letter-spacing="normal" fo:font-style="normal" officeooo:rsid="00401201"/>
    </style:style>
    <style:style style:name="T574" style:family="text">
      <style:text-properties fo:font-variant="normal" fo:text-transform="none" style:font-name="Monospace" fo:letter-spacing="normal" fo:font-style="normal" fo:font-weight="bold" officeooo:rsid="00401201" style:font-weight-asian="bold" style:font-weight-complex="bold"/>
    </style:style>
    <style:style style:name="T575" style:family="text">
      <style:text-properties fo:font-variant="normal" fo:text-transform="none" style:font-name="Mono" fo:letter-spacing="normal" fo:font-style="normal" fo:font-weight="bold" officeooo:rsid="009eb1ab" style:font-weight-asian="bold" style:font-weight-complex="bold"/>
    </style:style>
    <style:style style:name="T57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7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8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82"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808080"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84"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85"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86"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9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9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9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9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9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98"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99"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00" style:family="text">
      <style:text-properties fo:font-variant="normal" fo:text-transform="none" fo:color="#9cdcfe"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60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60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0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6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61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2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2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2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32"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3" style:family="tex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634" style:family="text">
      <style:text-properties fo:font-variant="normal" fo:text-transform="none" fo:color="#555555"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635"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36"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37"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638"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639"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640"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641"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642"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643"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644" style:family="text">
      <style:text-properties fo:font-weight="bold" style:font-weight-asian="bold" style:font-weight-complex="bold"/>
    </style:style>
    <style:style style:name="T645" style:family="text">
      <style:text-properties fo:font-weight="bold" officeooo:rsid="000460f8" style:font-weight-asian="bold" style:font-weight-complex="bold"/>
    </style:style>
    <style:style style:name="T646" style:family="text">
      <style:text-properties fo:font-weight="bold" officeooo:rsid="00067250" style:font-weight-asian="bold" style:font-weight-complex="bold"/>
    </style:style>
    <style:style style:name="T647" style:family="text">
      <style:text-properties fo:font-weight="bold" officeooo:rsid="002228cb" style:font-weight-asian="bold" style:font-weight-complex="bold"/>
    </style:style>
    <style:style style:name="T648" style:family="text">
      <style:text-properties fo:font-weight="bold" officeooo:rsid="00344f32" style:font-weight-asian="bold" style:font-weight-complex="bold"/>
    </style:style>
    <style:style style:name="T649" style:family="text">
      <style:text-properties fo:font-weight="bold" officeooo:rsid="009d35f9" style:font-weight-asian="bold" style:font-weight-complex="bold"/>
    </style:style>
    <style:style style:name="T650" style:family="text">
      <style:text-properties fo:font-weight="bold" officeooo:rsid="00203e1f" style:font-weight-asian="bold" style:font-weight-complex="bold"/>
    </style:style>
    <style:style style:name="T651" style:family="text">
      <style:text-properties fo:font-weight="bold" officeooo:rsid="009fa7c7" style:font-weight-asian="bold" style:font-weight-complex="bold"/>
    </style:style>
    <style:style style:name="T652" style:family="text">
      <style:text-properties fo:font-weight="bold" officeooo:rsid="00b57eee" style:font-weight-asian="bold" style:font-weight-complex="bold"/>
    </style:style>
    <style:style style:name="T653" style:family="text">
      <style:text-properties fo:font-weight="bold" officeooo:rsid="00cbfd72" style:font-weight-asian="bold" style:font-weight-complex="bold"/>
    </style:style>
    <style:style style:name="T654" style:family="text">
      <style:text-properties fo:font-weight="bold" officeooo:rsid="00cc5c65" style:font-weight-asian="bold" style:font-weight-complex="bold"/>
    </style:style>
    <style:style style:name="T655" style:family="text">
      <style:text-properties fo:font-weight="bold" officeooo:rsid="00d1ac93" style:font-weight-asian="bold" style:font-weight-complex="bold"/>
    </style:style>
    <style:style style:name="T656" style:family="text">
      <style:text-properties fo:font-weight="bold" officeooo:rsid="00edb1e8" style:font-weight-asian="bold" style:font-weight-complex="bold"/>
    </style:style>
    <style:style style:name="T657" style:family="text">
      <style:text-properties fo:font-weight="bold" officeooo:rsid="011d3ed9" style:font-weight-asian="bold" style:font-weight-complex="bold"/>
    </style:style>
    <style:style style:name="T658" style:family="text">
      <style:text-properties fo:font-weight="bold" officeooo:rsid="01a60666" style:font-weight-asian="bold" style:font-weight-complex="bold"/>
    </style:style>
    <style:style style:name="T659" style:family="text">
      <style:text-properties fo:font-weight="bold" officeooo:rsid="01a8da29" style:font-weight-asian="bold" style:font-weight-complex="bold"/>
    </style:style>
    <style:style style:name="T660" style:family="text">
      <style:text-properties fo:font-weight="bold" style:font-style-asian="normal" style:font-weight-asian="bold" style:font-style-complex="normal" style:font-weight-complex="bold"/>
    </style:style>
    <style:style style:name="T661" style:family="text">
      <style:text-properties fo:font-weight="bold" fo:background-color="transparent" loext:char-shading-value="0" style:font-weight-asian="bold" style:font-weight-complex="bold"/>
    </style:style>
    <style:style style:name="T662" style:family="text">
      <style:text-properties style:font-name="Microsoft Sans Serif1"/>
    </style:style>
    <style:style style:name="T663" style:family="text">
      <style:text-properties style:font-name="Microsoft Sans Serif1" fo:font-size="14pt" style:font-size-asian="14pt" style:font-size-complex="14pt"/>
    </style:style>
    <style:style style:name="T664" style:family="text">
      <style:text-properties style:font-name="Microsoft Sans Serif1" fo:font-size="14pt" officeooo:rsid="009d35f9" style:font-size-asian="14pt" style:font-size-complex="14pt"/>
    </style:style>
    <style:style style:name="T665" style:family="text">
      <style:text-properties style:font-name="Microsoft Sans Serif1" officeooo:rsid="009fa7c7" fo:background-color="transparent" loext:char-shading-value="0"/>
    </style:style>
    <style:style style:name="T666" style:family="text">
      <style:text-properties style:font-name="Microsoft Sans Serif1" officeooo:rsid="00a6ece1" fo:background-color="transparent" loext:char-shading-value="0"/>
    </style:style>
    <style:style style:name="T667"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6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6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70"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7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7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73"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74"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75"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76"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7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78"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7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8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81"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82"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83"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8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85"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86" style:family="text">
      <style:text-properties fo:color="#000000" loext:opacity="100%" style:font-name="Microsoft Sans Serif1" fo:font-size="14pt" fo:language="pt" fo:country="BR" officeooo:rsid="002233c6" style:font-size-asian="14pt" style:font-size-complex="14pt"/>
    </style:style>
    <style:style style:name="T687" style:family="text">
      <style:text-properties fo:color="#000000" loext:opacity="100%" style:font-name="Microsoft Sans Serif1" fo:font-size="14pt" fo:language="pt" fo:country="BR" officeooo:rsid="0023ce6e" style:font-size-asian="14pt" style:font-size-complex="14pt"/>
    </style:style>
    <style:style style:name="T688" style:family="text">
      <style:text-properties fo:color="#000000" loext:opacity="100%" style:font-name="Microsoft Sans Serif1" fo:font-size="14pt" fo:language="pt" fo:country="BR" officeooo:rsid="009d35f9" style:font-size-asian="14pt" style:font-size-complex="14pt"/>
    </style:style>
    <style:style style:name="T689" style:family="text">
      <style:text-properties fo:color="#000000" loext:opacity="100%" style:font-name="Microsoft Sans Serif1" fo:font-size="14pt" fo:language="pt" fo:country="BR" officeooo:rsid="00c5cce9" style:font-size-asian="14pt" style:font-size-complex="14pt"/>
    </style:style>
    <style:style style:name="T690"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91"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92"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93"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94"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95"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9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97"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98"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99"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700"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01"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702"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703" style:family="text">
      <style:text-properties fo:color="#000000" loext:opacity="100%" fo:font-weight="normal" style:font-weight-asian="normal" style:font-weight-complex="normal"/>
    </style:style>
    <style:style style:name="T704" style:family="text">
      <style:text-properties fo:color="#000000" loext:opacity="100%" fo:font-weight="normal" officeooo:rsid="011671c3" style:font-weight-asian="normal" style:font-weight-complex="normal"/>
    </style:style>
    <style:style style:name="T705" style:family="text">
      <style:text-properties fo:color="#000000" loext:opacity="100%" fo:font-weight="normal" officeooo:rsid="01214ef5" style:font-weight-asian="normal" style:font-weight-complex="normal"/>
    </style:style>
    <style:style style:name="T706" style:family="text">
      <style:text-properties officeooo:rsid="00221ddb"/>
    </style:style>
    <style:style style:name="T707" style:family="text">
      <style:text-properties officeooo:rsid="002228cb"/>
    </style:style>
    <style:style style:name="T708" style:family="text">
      <style:text-properties officeooo:rsid="001f959f"/>
    </style:style>
    <style:style style:name="T709" style:family="text">
      <style:text-properties fo:color="#ce181e" loext:opacity="100%" fo:font-weight="bold" style:font-weight-asian="bold" style:font-weight-complex="bold"/>
    </style:style>
    <style:style style:name="T710" style:family="text">
      <style:text-properties fo:color="#ce181e" loext:opacity="100%" fo:font-weight="bold" officeooo:rsid="002228cb" style:font-weight-asian="bold" style:font-weight-complex="bold"/>
    </style:style>
    <style:style style:name="T711" style:family="text">
      <style:text-properties fo:color="#ce181e" loext:opacity="100%" fo:language="pt" fo:country="BR" fo:font-weight="bold" officeooo:rsid="00008cc1" style:font-weight-asian="bold" style:font-weight-complex="bold"/>
    </style:style>
    <style:style style:name="T712" style:family="text">
      <style:text-properties fo:color="#ce181e" loext:opacity="100%" fo:font-size="20pt" fo:font-weight="bold" officeooo:rsid="002228cb" style:font-size-asian="20pt" style:font-weight-asian="bold" style:font-size-complex="20pt" style:font-weight-complex="bold"/>
    </style:style>
    <style:style style:name="T713" style:family="text">
      <style:text-properties fo:color="#ce181e" loext:opacity="100%" style:font-name="Monospace" fo:font-weight="bold" style:font-weight-asian="bold" style:font-weight-complex="bold"/>
    </style:style>
    <style:style style:name="T714" style:family="text">
      <style:text-properties fo:color="#ce181e" loext:opacity="100%" style:font-name="Mono" fo:font-weight="bold" officeooo:rsid="009d35f9" style:font-weight-asian="bold" style:font-weight-complex="bold"/>
    </style:style>
    <style:style style:name="T715"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716" style:family="text">
      <style:text-properties fo:color="#ce181e" loext:opacity="100%" style:text-underline-style="solid" style:text-underline-width="auto" style:text-underline-color="font-color" fo:font-weight="bold" style:font-weight-asian="bold" style:font-weight-complex="bold"/>
    </style:style>
    <style:style style:name="T717"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718" style:family="text">
      <style:text-properties fo:color="#ce181e" loext:opacity="100%" style:font-name="MonOSPACE" fo:font-weight="bold" officeooo:rsid="00d40522" style:font-weight-asian="bold" style:font-weight-complex="bold"/>
    </style:style>
    <style:style style:name="T719" style:family="text">
      <style:text-properties fo:color="#ce181e" loext:opacity="100%" fo:background-color="transparent" loext:char-shading-value="0"/>
    </style:style>
    <style:style style:name="T720" style:family="text">
      <style:text-properties fo:color="#800080" loext:opacity="100%" fo:font-weight="bold" style:font-weight-asian="bold" style:font-weight-complex="bold"/>
    </style:style>
    <style:style style:name="T721" style:family="text">
      <style:text-properties fo:color="#800080" loext:opacity="100%" fo:font-weight="bold" officeooo:rsid="006d35fb" style:font-weight-asian="bold" style:font-weight-complex="bold"/>
    </style:style>
    <style:style style:name="T722"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723"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24"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25"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26" style:family="text">
      <style:text-properties fo:color="#800080" loext:opacity="100%" style:font-name="Mono" fo:font-weight="bold" style:font-weight-asian="bold" style:font-weight-complex="bold"/>
    </style:style>
    <style:style style:name="T727" style:family="text">
      <style:text-properties fo:color="#800080" loext:opacity="100%" style:font-name="Mono" fo:font-weight="bold" officeooo:rsid="006d35fb" style:font-weight-asian="bold" style:font-weight-complex="bold"/>
    </style:style>
    <style:style style:name="T728" style:family="text">
      <style:text-properties fo:color="#800080" loext:opacity="100%" style:font-name="Mono" fo:font-weight="bold" officeooo:rsid="006ec015" style:font-weight-asian="bold" style:font-weight-complex="bold"/>
    </style:style>
    <style:style style:name="T729" style:family="text">
      <style:text-properties fo:color="#800080" loext:opacity="100%" style:font-name="Mono" fo:font-weight="bold" officeooo:rsid="006d71e2" style:font-weight-asian="bold" style:font-weight-complex="bold"/>
    </style:style>
    <style:style style:name="T730" style:family="text">
      <style:text-properties fo:color="#800080" loext:opacity="100%" style:font-name="Mono" fo:font-weight="bold" officeooo:rsid="0073708d" style:font-weight-asian="bold" style:font-weight-complex="bold"/>
    </style:style>
    <style:style style:name="T731" style:family="text">
      <style:text-properties fo:color="#800080" loext:opacity="100%" style:font-name="Mono" fo:font-weight="bold" officeooo:rsid="007d35a0" style:font-weight-asian="bold" style:font-weight-complex="bold"/>
    </style:style>
    <style:style style:name="T732" style:family="text">
      <style:text-properties fo:color="#800080" loext:opacity="100%" style:font-name="Mono" fo:font-weight="bold" officeooo:rsid="0087d59c" style:font-weight-asian="bold" style:font-weight-complex="bold"/>
    </style:style>
    <style:style style:name="T733" style:family="text">
      <style:text-properties fo:color="#800080" loext:opacity="100%" style:font-name="Mono" fo:font-weight="bold" officeooo:rsid="010b0f5a" style:font-weight-asian="bold" style:font-weight-complex="bold"/>
    </style:style>
    <style:style style:name="T734" style:family="text">
      <style:text-properties fo:color="#800080" loext:opacity="100%" style:font-name="Mono" fo:font-weight="bold" officeooo:rsid="007b45ff" style:font-weight-asian="bold" style:font-weight-complex="bold"/>
    </style:style>
    <style:style style:name="T735" style:family="text">
      <style:text-properties fo:color="#800080" loext:opacity="100%" style:font-name="Mono" fo:font-weight="bold" officeooo:rsid="0037ee9c" style:font-weight-asian="bold" style:font-weight-complex="bold"/>
    </style:style>
    <style:style style:name="T736" style:family="text">
      <style:text-properties fo:color="#800080" loext:opacity="100%" style:font-name="Mono" fo:font-weight="bold" style:font-style-asian="italic" style:font-weight-asian="bold" style:font-style-complex="italic" style:font-weight-complex="bold"/>
    </style:style>
    <style:style style:name="T737" style:family="text">
      <style:text-properties fo:color="#800080" loext:opacity="100%" style:font-name="Mono" fo:font-weight="bold" officeooo:rsid="006d35fb" style:font-style-asian="italic" style:font-weight-asian="bold" style:font-style-complex="italic" style:font-weight-complex="bold"/>
    </style:style>
    <style:style style:name="T738" style:family="text">
      <style:text-properties fo:color="#800080" loext:opacity="100%" style:font-name="Mono" fo:font-size="14pt" fo:language="pt" fo:country="BR" fo:font-weight="bold" style:font-size-asian="14pt" style:font-weight-asian="bold" style:font-size-complex="14pt" style:font-weight-complex="bold"/>
    </style:style>
    <style:style style:name="T739"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74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741" style:family="text">
      <style:text-properties officeooo:rsid="002e15bb"/>
    </style:style>
    <style:style style:name="T742" style:family="text">
      <style:text-properties officeooo:rsid="00334811"/>
    </style:style>
    <style:style style:name="T743" style:family="text">
      <style:text-properties style:text-underline-style="solid" style:text-underline-width="auto" style:text-underline-color="font-color"/>
    </style:style>
    <style:style style:name="T744" style:family="text">
      <style:text-properties style:text-underline-style="solid" style:text-underline-width="auto" style:text-underline-color="font-color" style:font-style-asian="normal" style:font-style-complex="normal"/>
    </style:style>
    <style:style style:name="T745" style:family="text">
      <style:text-properties style:text-underline-style="solid" style:text-underline-width="auto" style:text-underline-color="font-color" officeooo:rsid="00b5857b" style:font-style-asian="normal" style:font-style-complex="normal"/>
    </style:style>
    <style:style style:name="T746" style:family="text">
      <style:text-properties style:text-underline-style="solid" style:text-underline-width="auto" style:text-underline-color="font-color" officeooo:rsid="0178a33f" style:font-style-asian="normal" style:font-style-complex="normal"/>
    </style:style>
    <style:style style:name="T747" style:family="text">
      <style:text-properties style:text-underline-style="solid" style:text-underline-width="auto" style:text-underline-color="font-color" fo:font-weight="bold" style:font-weight-asian="bold" style:font-weight-complex="bold"/>
    </style:style>
    <style:style style:name="T748" style:family="text">
      <style:text-properties style:text-underline-style="solid" style:text-underline-width="auto" style:text-underline-color="font-color" fo:font-weight="bold" officeooo:rsid="0050823d" style:font-weight-asian="bold" style:font-weight-complex="bold"/>
    </style:style>
    <style:style style:name="T749" style:family="text">
      <style:text-properties style:text-underline-style="solid" style:text-underline-width="auto" style:text-underline-color="font-color" fo:font-weight="bold" officeooo:rsid="00cc5c65" style:font-weight-asian="bold" style:font-weight-complex="bold"/>
    </style:style>
    <style:style style:name="T75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51" style:family="text">
      <style:text-properties style:text-underline-style="solid" style:text-underline-width="auto" style:text-underline-color="font-color" officeooo:rsid="009d35f9"/>
    </style:style>
    <style:style style:name="T752" style:family="text">
      <style:text-properties style:text-underline-style="solid" style:text-underline-width="auto" style:text-underline-color="font-color" officeooo:rsid="0073708d"/>
    </style:style>
    <style:style style:name="T753" style:family="text">
      <style:text-properties style:text-underline-style="solid" style:text-underline-width="auto" style:text-underline-color="font-color" officeooo:rsid="00cf7b4f"/>
    </style:style>
    <style:style style:name="T754" style:family="text">
      <style:text-properties style:text-underline-style="solid" style:text-underline-width="auto" style:text-underline-color="font-color" officeooo:rsid="00cbfd72"/>
    </style:style>
    <style:style style:name="T755" style:family="text">
      <style:text-properties style:text-underline-style="solid" style:text-underline-width="auto" style:text-underline-color="font-color" officeooo:rsid="00f0086b"/>
    </style:style>
    <style:style style:name="T756" style:family="text">
      <style:text-properties style:text-underline-style="solid" style:text-underline-width="auto" style:text-underline-color="font-color" officeooo:rsid="00ed1d82"/>
    </style:style>
    <style:style style:name="T757" style:family="text">
      <style:text-properties officeooo:rsid="0038fc69"/>
    </style:style>
    <style:style style:name="T758" style:family="text">
      <style:text-properties officeooo:rsid="0042d5c2"/>
    </style:style>
    <style:style style:name="T759" style:family="text">
      <style:text-properties fo:color="#202124" loext:opacity="100%" style:font-name="arial" fo:font-size="8.25pt"/>
    </style:style>
    <style:style style:name="T760" style:family="text">
      <style:text-properties officeooo:rsid="0049524a"/>
    </style:style>
    <style:style style:name="T761" style:family="text">
      <style:text-properties style:text-line-through-style="solid" style:text-line-through-type="single" style:font-name="Mono" fo:font-weight="bold" style:font-weight-asian="bold" style:font-weight-complex="bold"/>
    </style:style>
    <style:style style:name="T762" style:family="text">
      <style:text-properties fo:font-style="italic" style:font-style-asian="italic" style:font-style-complex="italic"/>
    </style:style>
    <style:style style:name="T763" style:family="text">
      <style:text-properties fo:font-style="italic" officeooo:rsid="009fa7c7" style:font-style-asian="italic" style:font-style-complex="italic"/>
    </style:style>
    <style:style style:name="T764" style:family="text">
      <style:text-properties fo:font-style="italic" officeooo:rsid="00ed39e7" style:font-style-asian="italic" style:font-style-complex="italic"/>
    </style:style>
    <style:style style:name="T765" style:family="text">
      <style:text-properties fo:font-style="italic" style:text-underline-style="solid" style:text-underline-width="auto" style:text-underline-color="font-color" style:font-style-asian="italic" style:font-style-complex="italic"/>
    </style:style>
    <style:style style:name="T766" style:family="text">
      <style:text-properties fo:background-color="#fff200" loext:char-shading-value="0"/>
    </style:style>
    <style:style style:name="T767" style:family="text">
      <style:text-properties style:font-name="Microsoft Sans Serif"/>
    </style:style>
    <style:style style:name="T768" style:family="text">
      <style:text-properties style:font-name="Microsoft Sans Serif" style:font-style-asian="italic" style:font-style-complex="italic"/>
    </style:style>
    <style:style style:name="T769" style:family="text">
      <style:text-properties style:font-name="Microsoft Sans Serif" officeooo:rsid="00505dcb" style:font-style-asian="italic" style:font-style-complex="italic"/>
    </style:style>
    <style:style style:name="T770" style:family="text">
      <style:text-properties style:font-name="Microsoft Sans Serif" officeooo:rsid="006d35fb" style:font-style-asian="italic" style:font-style-complex="italic"/>
    </style:style>
    <style:style style:name="T771" style:family="text">
      <style:text-properties style:font-name="Microsoft Sans Serif" officeooo:rsid="00cc5c65"/>
    </style:style>
    <style:style style:name="T772" style:family="text">
      <style:text-properties style:font-name="Microsoft Sans Serif" fo:font-weight="bold" style:font-weight-asian="bold" style:font-weight-complex="bold"/>
    </style:style>
    <style:style style:name="T773" style:family="text">
      <style:text-properties style:font-style-asian="italic" style:font-style-complex="italic"/>
    </style:style>
    <style:style style:name="T774" style:family="text">
      <style:text-properties officeooo:rsid="00505dcb" style:font-style-asian="italic" style:font-style-complex="italic"/>
    </style:style>
    <style:style style:name="T775" style:family="text">
      <style:text-properties style:font-style-asian="normal" style:font-style-complex="normal"/>
    </style:style>
    <style:style style:name="T776" style:family="text">
      <style:text-properties officeooo:rsid="00d40522" style:font-style-asian="normal" style:font-style-complex="normal"/>
    </style:style>
    <style:style style:name="T777" style:family="text">
      <style:text-properties officeooo:rsid="00b5857b" style:font-style-asian="normal" style:font-style-complex="normal"/>
    </style:style>
    <style:style style:name="T778" style:family="text">
      <style:text-properties officeooo:rsid="0132a5e7" style:font-style-asian="normal" style:font-style-complex="normal"/>
    </style:style>
    <style:style style:name="T779" style:family="text">
      <style:text-properties officeooo:rsid="0142922a" style:font-style-asian="normal" style:font-style-complex="normal"/>
    </style:style>
    <style:style style:name="T780" style:family="text">
      <style:text-properties officeooo:rsid="0143b24e" style:font-style-asian="normal" style:font-style-complex="normal"/>
    </style:style>
    <style:style style:name="T781" style:family="text">
      <style:text-properties officeooo:rsid="0149c32c" style:font-style-asian="normal" style:font-style-complex="normal"/>
    </style:style>
    <style:style style:name="T782" style:family="text">
      <style:text-properties officeooo:rsid="0052c896"/>
    </style:style>
    <style:style style:name="T783" style:family="text">
      <style:text-properties officeooo:rsid="0059ea71"/>
    </style:style>
    <style:style style:name="T784" style:family="text">
      <style:text-properties style:text-line-through-style="none" style:text-line-through-type="none"/>
    </style:style>
    <style:style style:name="T785" style:family="text">
      <style:text-properties style:text-line-through-style="none" style:text-line-through-type="none" officeooo:rsid="0059ea71"/>
    </style:style>
    <style:style style:name="T786" style:family="text">
      <style:text-properties style:text-line-through-style="none" style:text-line-through-type="none" officeooo:rsid="009d35f9"/>
    </style:style>
    <style:style style:name="T787"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88"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89"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90" style:family="text">
      <style:text-properties style:text-line-through-style="none" style:text-line-through-type="none" fo:background-color="transparent" loext:char-shading-value="0"/>
    </style:style>
    <style:style style:name="T791" style:family="text">
      <style:text-properties style:text-line-through-style="none" style:text-line-through-type="none" officeooo:rsid="009d35f9" fo:background-color="transparent" loext:char-shading-value="0"/>
    </style:style>
    <style:style style:name="T792" style:family="text">
      <style:text-properties style:text-line-through-style="none" style:text-line-through-type="none" style:font-name="Mono" fo:background-color="transparent" loext:char-shading-value="0"/>
    </style:style>
    <style:style style:name="T793" style:family="text">
      <style:text-properties officeooo:rsid="005d3931"/>
    </style:style>
    <style:style style:name="T794"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95" style:family="text">
      <style:text-properties fo:color="#ff4000" loext:opacity="100%" style:font-name="Mono" officeooo:rsid="00db3e47" style:font-style-asian="italic" style:font-style-complex="italic"/>
    </style:style>
    <style:style style:name="T796" style:family="text">
      <style:text-properties fo:color="#ff4000" loext:opacity="100%" style:font-name="Mono" fo:font-weight="bold" officeooo:rsid="006d71e2" style:font-weight-asian="bold" style:font-weight-complex="bold"/>
    </style:style>
    <style:style style:name="T797" style:family="text">
      <style:text-properties fo:color="#ff4000" loext:opacity="100%" style:font-name="Mono" officeooo:rsid="006d35fb"/>
    </style:style>
    <style:style style:name="T798" style:family="text">
      <style:text-properties fo:color="#808080" loext:opacity="100%"/>
    </style:style>
    <style:style style:name="T799" style:family="text">
      <style:text-properties fo:color="#808080" loext:opacity="100%" fo:background-color="#1e1e1e" loext:char-shading-value="0"/>
    </style:style>
    <style:style style:name="T800" style:family="text">
      <style:text-properties fo:color="#808080" loext:opacity="100%" style:font-name="Consolas" fo:font-size="12pt"/>
    </style:style>
    <style:style style:name="T801" style:family="text">
      <style:text-properties fo:color="#808080" loext:opacity="100%" style:font-name="Consolas" fo:font-size="12pt" fo:font-weight="normal"/>
    </style:style>
    <style:style style:name="T802" style:family="text">
      <style:text-properties fo:color="#808080" loext:opacity="100%" style:font-name="Consolas" fo:font-size="12pt" fo:font-weight="normal" fo:background-color="#1e1e1e" loext:char-shading-value="0"/>
    </style:style>
    <style:style style:name="T803" style:family="text">
      <style:text-properties fo:color="#808080" loext:opacity="100%" style:font-name="Consolas" fo:font-size="12pt" fo:font-weight="normal" fo:background-color="#111111" loext:char-shading-value="0" style:font-size-asian="12pt" style:font-size-complex="12pt"/>
    </style:style>
    <style:style style:name="T804" style:family="text">
      <style:text-properties fo:color="#808080" loext:opacity="100%" style:font-name="Consolas" fo:font-size="12pt" fo:background-color="#1e1e1e" loext:char-shading-value="0"/>
    </style:style>
    <style:style style:name="T805" style:family="text">
      <style:text-properties fo:color="#808080" loext:opacity="100%" style:font-name="Consolas" fo:font-size="12pt" officeooo:rsid="00999657" fo:background-color="#000000" loext:char-shading-value="0"/>
    </style:style>
    <style:style style:name="T806" style:family="text">
      <style:text-properties fo:color="#808080" loext:opacity="100%" style:font-name="Consolas" fo:font-weight="normal"/>
    </style:style>
    <style:style style:name="T807" style:family="text">
      <style:text-properties fo:color="#808080" loext:opacity="100%" style:text-line-through-style="none" style:text-line-through-type="none" style:font-name="Consolas" fo:font-size="12pt" fo:background-color="#1e1e1e" loext:char-shading-value="0"/>
    </style:style>
    <style:style style:name="T808" style:family="text">
      <style:text-properties fo:color="#569cd6" loext:opacity="100%"/>
    </style:style>
    <style:style style:name="T809" style:family="text">
      <style:text-properties fo:color="#569cd6" loext:opacity="100%" fo:background-color="#1e1e1e" loext:char-shading-value="0"/>
    </style:style>
    <style:style style:name="T810" style:family="text">
      <style:text-properties fo:color="#569cd6" loext:opacity="100%" style:font-name="Consolas" fo:font-size="12pt"/>
    </style:style>
    <style:style style:name="T811" style:family="text">
      <style:text-properties fo:color="#569cd6" loext:opacity="100%" style:font-name="Consolas" fo:font-size="12pt" fo:font-weight="normal"/>
    </style:style>
    <style:style style:name="T812" style:family="text">
      <style:text-properties fo:color="#569cd6" loext:opacity="100%" style:font-name="Consolas" fo:font-size="12pt" fo:font-weight="normal" fo:background-color="#1e1e1e" loext:char-shading-value="0"/>
    </style:style>
    <style:style style:name="T813" style:family="text">
      <style:text-properties fo:color="#569cd6" loext:opacity="100%" style:font-name="Consolas" fo:font-size="12pt" fo:font-weight="normal" fo:background-color="#111111" loext:char-shading-value="0" style:font-size-asian="12pt" style:font-size-complex="12pt"/>
    </style:style>
    <style:style style:name="T814" style:family="text">
      <style:text-properties fo:color="#569cd6" loext:opacity="100%" style:font-name="Consolas" fo:font-size="12pt" fo:background-color="#1e1e1e" loext:char-shading-value="0"/>
    </style:style>
    <style:style style:name="T815" style:family="text">
      <style:text-properties fo:color="#569cd6" loext:opacity="100%" style:font-name="Consolas" fo:font-size="12pt" officeooo:rsid="00999657" fo:background-color="#000000" loext:char-shading-value="0"/>
    </style:style>
    <style:style style:name="T816" style:family="text">
      <style:text-properties fo:color="#569cd6" loext:opacity="100%" style:font-name="Consolas" fo:font-weight="normal"/>
    </style:style>
    <style:style style:name="T817" style:family="text">
      <style:text-properties fo:color="#569cd6" loext:opacity="100%" style:font-name="Consolas" fo:font-size="10.5pt" fo:font-weight="normal"/>
    </style:style>
    <style:style style:name="T818" style:family="text">
      <style:text-properties fo:color="#569cd6" loext:opacity="100%" style:text-line-through-style="none" style:text-line-through-type="none" style:font-name="Consolas" fo:font-size="12pt" fo:background-color="#1e1e1e" loext:char-shading-value="0"/>
    </style:style>
    <style:style style:name="T819" style:family="text">
      <style:text-properties fo:color="#9cdcfe" loext:opacity="100%"/>
    </style:style>
    <style:style style:name="T820" style:family="text">
      <style:text-properties fo:color="#9cdcfe" loext:opacity="100%" fo:background-color="#1e1e1e" loext:char-shading-value="0"/>
    </style:style>
    <style:style style:name="T821" style:family="text">
      <style:text-properties fo:color="#9cdcfe" loext:opacity="100%" style:font-name="Consolas" fo:font-size="12pt" fo:font-weight="normal"/>
    </style:style>
    <style:style style:name="T822" style:family="text">
      <style:text-properties fo:color="#9cdcfe" loext:opacity="100%" style:font-name="Consolas" fo:font-size="12pt" fo:font-weight="normal" officeooo:rsid="007b45ff"/>
    </style:style>
    <style:style style:name="T823" style:family="text">
      <style:text-properties fo:color="#9cdcfe" loext:opacity="100%" style:font-name="Consolas" fo:font-size="12pt" fo:font-weight="normal" officeooo:rsid="00864a14"/>
    </style:style>
    <style:style style:name="T824" style:family="text">
      <style:text-properties fo:color="#9cdcfe" loext:opacity="100%" style:font-name="Consolas" fo:font-size="12pt" fo:font-weight="normal" fo:background-color="#1e1e1e" loext:char-shading-value="0"/>
    </style:style>
    <style:style style:name="T825" style:family="text">
      <style:text-properties fo:color="#9cdcfe" loext:opacity="100%" style:font-name="Consolas" fo:font-size="12pt" fo:font-weight="normal" officeooo:rsid="0147cbe7"/>
    </style:style>
    <style:style style:name="T826" style:family="text">
      <style:text-properties fo:color="#9cdcfe" loext:opacity="100%" style:font-name="Consolas" fo:font-size="12pt" fo:font-weight="normal" officeooo:rsid="0151f3e1"/>
    </style:style>
    <style:style style:name="T827" style:family="text">
      <style:text-properties fo:color="#9cdcfe" loext:opacity="100%" style:font-name="Consolas" fo:font-size="12pt" fo:font-weight="normal" fo:background-color="#111111" loext:char-shading-value="0" style:font-size-asian="12pt" style:font-size-complex="12pt"/>
    </style:style>
    <style:style style:name="T828" style:family="text">
      <style:text-properties fo:color="#9cdcfe" loext:opacity="100%" style:font-name="Consolas" fo:font-size="12pt" fo:background-color="#1e1e1e" loext:char-shading-value="0"/>
    </style:style>
    <style:style style:name="T829" style:family="text">
      <style:text-properties fo:color="#9cdcfe" loext:opacity="100%" style:font-name="Consolas" fo:font-size="12pt" fo:background-color="#1e1e1e" loext:char-shading-value="0" style:font-size-asian="12pt" style:font-size-complex="12pt"/>
    </style:style>
    <style:style style:name="T830" style:family="text">
      <style:text-properties fo:color="#9cdcfe" loext:opacity="100%" style:font-name="Consolas" fo:font-size="12pt" officeooo:rsid="00999657" fo:background-color="#000000" loext:char-shading-value="0"/>
    </style:style>
    <style:style style:name="T831" style:family="text">
      <style:text-properties fo:color="#9cdcfe" loext:opacity="100%" style:font-name="Consolas" fo:font-weight="normal"/>
    </style:style>
    <style:style style:name="T832" style:family="text">
      <style:text-properties fo:color="#9cdcfe" loext:opacity="100%" style:font-name="Consolas" fo:font-weight="normal" style:font-size-asian="14pt" style:font-size-complex="14pt"/>
    </style:style>
    <style:style style:name="T83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3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35" style:family="text">
      <style:text-properties fo:color="#9cdcfe" loext:opacity="100%" style:font-name="Consolas" fo:font-size="14pt" fo:font-weight="normal" fo:background-color="#1e1e1e" loext:char-shading-value="0" style:font-size-asian="14pt" style:font-size-complex="14pt"/>
    </style:style>
    <style:style style:name="T836" style:family="text">
      <style:text-properties fo:color="#9cdcfe" loext:opacity="100%" style:font-name="Consolas" fo:font-size="10.5pt" fo:font-weight="normal"/>
    </style:style>
    <style:style style:name="T837" style:family="text">
      <style:text-properties fo:color="#9cdcfe" loext:opacity="100%" style:text-line-through-style="none" style:text-line-through-type="none" style:font-name="Consolas" fo:font-size="12pt" fo:background-color="#1e1e1e" loext:char-shading-value="0"/>
    </style:style>
    <style:style style:name="T838" style:family="text">
      <style:text-properties fo:color="#9cdcfe" loext:opacity="100%" fo:background-color="#666666" loext:char-shading-value="0"/>
    </style:style>
    <style:style style:name="T839" style:family="text">
      <style:text-properties fo:color="#ce9178" loext:opacity="100%"/>
    </style:style>
    <style:style style:name="T840" style:family="text">
      <style:text-properties fo:color="#ce9178" loext:opacity="100%" fo:background-color="#1e1e1e" loext:char-shading-value="0"/>
    </style:style>
    <style:style style:name="T841" style:family="text">
      <style:text-properties fo:color="#ce9178" loext:opacity="100%" style:font-name="Consolas" fo:font-size="12pt" fo:font-weight="normal"/>
    </style:style>
    <style:style style:name="T842" style:family="text">
      <style:text-properties fo:color="#ce9178" loext:opacity="100%" style:font-name="Consolas" fo:font-size="12pt" fo:font-weight="normal" fo:background-color="#1e1e1e" loext:char-shading-value="0"/>
    </style:style>
    <style:style style:name="T843" style:family="text">
      <style:text-properties fo:color="#ce9178" loext:opacity="100%" style:font-name="Consolas" fo:font-size="12pt" fo:font-weight="normal" officeooo:rsid="01342be9" fo:background-color="#1e1e1e" loext:char-shading-value="0"/>
    </style:style>
    <style:style style:name="T844" style:family="text">
      <style:text-properties fo:color="#ce9178" loext:opacity="100%" style:font-name="Consolas" fo:font-size="12pt" fo:font-weight="normal" fo:background-color="#111111" loext:char-shading-value="0" style:font-size-asian="12pt" style:font-size-complex="12pt"/>
    </style:style>
    <style:style style:name="T845" style:family="text">
      <style:text-properties fo:color="#ce9178" loext:opacity="100%" style:font-name="Consolas" fo:font-size="12pt" fo:font-weight="normal" officeooo:rsid="0194aafb" fo:background-color="#111111" loext:char-shading-value="0" style:font-size-asian="12pt" style:font-size-complex="12pt"/>
    </style:style>
    <style:style style:name="T846" style:family="text">
      <style:text-properties fo:color="#ce9178" loext:opacity="100%" style:font-name="Consolas" fo:font-size="12pt" fo:background-color="#1e1e1e" loext:char-shading-value="0"/>
    </style:style>
    <style:style style:name="T847" style:family="text">
      <style:text-properties fo:color="#ce9178" loext:opacity="100%" style:font-name="Consolas" fo:font-size="12pt" fo:background-color="#1e1e1e" loext:char-shading-value="0" style:font-size-asian="12pt" style:font-size-complex="12pt"/>
    </style:style>
    <style:style style:name="T848" style:family="text">
      <style:text-properties fo:color="#ce9178" loext:opacity="100%" style:font-name="Consolas" fo:font-size="12pt" officeooo:rsid="0164280c" fo:background-color="#1e1e1e" loext:char-shading-value="0" style:font-size-asian="12pt" style:font-size-complex="12pt"/>
    </style:style>
    <style:style style:name="T849" style:family="text">
      <style:text-properties fo:color="#ce9178" loext:opacity="100%" style:font-name="Consolas" fo:font-size="12pt" officeooo:rsid="00999657" fo:background-color="#000000" loext:char-shading-value="0"/>
    </style:style>
    <style:style style:name="T850" style:family="text">
      <style:text-properties fo:color="#ce9178" loext:opacity="100%" style:font-name="Consolas" fo:font-weight="normal"/>
    </style:style>
    <style:style style:name="T851" style:family="text">
      <style:text-properties fo:color="#ce9178" loext:opacity="100%" style:font-name="Consolas" fo:font-weight="normal" style:font-size-asian="14pt" style:font-size-complex="14pt"/>
    </style:style>
    <style:style style:name="T85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53" style:family="text">
      <style:text-properties fo:color="#ce9178" loext:opacity="100%" style:font-name="Consolas" fo:font-size="14pt" fo:font-weight="normal" fo:background-color="#1e1e1e" loext:char-shading-value="0" style:font-size-asian="14pt" style:font-size-complex="14pt"/>
    </style:style>
    <style:style style:name="T854" style:family="text">
      <style:text-properties fo:color="#ce9178" loext:opacity="100%" style:font-name="Consolas" fo:font-size="10.5pt" fo:font-weight="normal"/>
    </style:style>
    <style:style style:name="T855" style:family="text">
      <style:text-properties fo:color="#ce9178" loext:opacity="100%" style:text-line-through-style="none" style:text-line-through-type="none" style:font-name="Consolas" fo:font-size="12pt" fo:background-color="#1e1e1e" loext:char-shading-value="0"/>
    </style:style>
    <style:style style:name="T856" style:family="text">
      <style:text-properties fo:color="#ff0000" loext:opacity="100%" fo:font-weight="bold" style:font-style-asian="normal" style:font-weight-asian="bold" style:font-style-complex="normal" style:font-weight-complex="bold"/>
    </style:style>
    <style:style style:name="T857" style:family="text">
      <style:text-properties officeooo:rsid="006117db"/>
    </style:style>
    <style:style style:name="T858" style:family="text">
      <style:text-properties fo:background-color="#1e1e1e" loext:char-shading-value="0"/>
    </style:style>
    <style:style style:name="T859" style:family="text">
      <style:text-properties officeooo:rsid="0064a411"/>
    </style:style>
    <style:style style:name="T860" style:family="text">
      <style:text-properties officeooo:rsid="0067528a"/>
    </style:style>
    <style:style style:name="T861" style:family="text">
      <style:text-properties officeooo:rsid="006d35fb"/>
    </style:style>
    <style:style style:name="T862" style:family="text">
      <style:text-properties officeooo:rsid="006d71e2"/>
    </style:style>
    <style:style style:name="T863" style:family="text">
      <style:text-properties officeooo:rsid="006e0ca4"/>
    </style:style>
    <style:style style:name="T864" style:family="text">
      <style:text-properties officeooo:rsid="0073708d"/>
    </style:style>
    <style:style style:name="T865" style:family="text">
      <style:text-properties fo:color="#2a6099" loext:opacity="100%"/>
    </style:style>
    <style:style style:name="T866" style:family="text">
      <style:text-properties fo:color="#2a6099" loext:opacity="100%" fo:font-weight="bold" style:font-weight-asian="bold" style:font-weight-complex="bold"/>
    </style:style>
    <style:style style:name="T867" style:family="text">
      <style:text-properties fo:color="#2a6099" loext:opacity="100%" fo:font-weight="bold" officeooo:rsid="004e6dfe" style:font-weight-asian="bold" style:font-weight-complex="bold"/>
    </style:style>
    <style:style style:name="T868" style:family="text">
      <style:text-properties fo:color="#2a6099" loext:opacity="100%" fo:font-weight="bold" style:font-style-asian="normal" style:font-weight-asian="bold" style:font-style-complex="normal" style:font-weight-complex="bold"/>
    </style:style>
    <style:style style:name="T869" style:family="text">
      <style:text-properties fo:color="#2a6099" loext:opacity="100%" fo:font-weight="bold" officeooo:rsid="00b71a56" style:font-style-asian="normal" style:font-weight-asian="bold" style:font-style-complex="normal" style:font-weight-complex="bold"/>
    </style:style>
    <style:style style:name="T870" style:family="text">
      <style:text-properties fo:color="#2a6099" loext:opacity="100%" fo:font-weight="bold" officeooo:rsid="009fa7c7" style:font-style-asian="normal" style:font-weight-asian="bold" style:font-style-complex="normal" style:font-weight-complex="bold"/>
    </style:style>
    <style:style style:name="T871"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72"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73" style:family="text">
      <style:text-properties fo:color="#2a6099" loext:opacity="100%" style:font-style-asian="normal" style:font-style-complex="normal"/>
    </style:style>
    <style:style style:name="T874" style:family="text">
      <style:text-properties fo:color="#2a6099" loext:opacity="100%" officeooo:rsid="00b71a56" style:font-style-asian="normal" style:font-style-complex="normal"/>
    </style:style>
    <style:style style:name="T875" style:family="text">
      <style:text-properties fo:color="#2a6099" loext:opacity="100%" style:font-name="Monospace" fo:font-weight="bold" style:font-weight-asian="bold" style:font-weight-complex="bold"/>
    </style:style>
    <style:style style:name="T876" style:family="text">
      <style:text-properties fo:color="#2a6099" loext:opacity="100%" style:font-name="Monospace" fo:font-weight="bold" officeooo:rsid="00c66855" style:font-weight-asian="bold" style:font-weight-complex="bold"/>
    </style:style>
    <style:style style:name="T877" style:family="text">
      <style:text-properties fo:color="#2a6099" loext:opacity="100%" style:font-name="Monospace" fo:font-weight="bold" officeooo:rsid="004e6dfe" style:font-weight-asian="bold" style:font-weight-complex="bold"/>
    </style:style>
    <style:style style:name="T878" style:family="text">
      <style:text-properties fo:color="#2a6099" loext:opacity="100%" style:font-name="Monospace" fo:font-weight="bold" style:font-style-asian="normal" style:font-weight-asian="bold" style:font-style-complex="normal" style:font-weight-complex="bold"/>
    </style:style>
    <style:style style:name="T87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80"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81"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82"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83" style:family="text">
      <style:text-properties fo:color="#2a6099" loext:opacity="100%" style:text-underline-style="solid" style:text-underline-width="auto" style:text-underline-color="font-color"/>
    </style:style>
    <style:style style:name="T884" style:family="text">
      <style:text-properties fo:color="#2a6099" loext:opacity="100%" style:font-name="Mono" fo:font-weight="bold" style:font-weight-asian="bold" style:font-weight-complex="bold"/>
    </style:style>
    <style:style style:name="T885" style:family="text">
      <style:text-properties fo:color="#2a6099" loext:opacity="100%" style:font-name="Mono" fo:font-weight="bold" officeooo:rsid="0197b4ea" style:font-weight-asian="bold" style:font-weight-complex="bold"/>
    </style:style>
    <style:style style:name="T886" style:family="text">
      <style:text-properties fo:color="#2a6099" loext:opacity="100%" style:font-name="Mono" fo:font-weight="bold" style:font-style-asian="normal" style:font-weight-asian="bold" style:font-style-complex="normal" style:font-weight-complex="bold"/>
    </style:style>
    <style:style style:name="T887" style:family="text">
      <style:text-properties fo:color="#2a6099" loext:opacity="100%" style:font-name="Microsoft Sans Serif1" style:text-underline-style="none" fo:font-weight="bold" style:font-weight-asian="bold" style:font-weight-complex="bold"/>
    </style:style>
    <style:style style:name="T888" style:family="text">
      <style:text-properties fo:color="#2a6099" loext:opacity="100%" style:text-underline-style="none" fo:font-weight="bold" officeooo:rsid="014f0d29" style:font-weight-asian="bold" style:font-weight-complex="bold"/>
    </style:style>
    <style:style style:name="T889" style:family="text">
      <style:text-properties officeooo:rsid="00760901"/>
    </style:style>
    <style:style style:name="T890" style:family="text">
      <style:text-properties officeooo:rsid="007854af"/>
    </style:style>
    <style:style style:name="T891" style:family="text">
      <style:text-properties officeooo:rsid="007b45ff"/>
    </style:style>
    <style:style style:name="T892" style:family="text">
      <style:text-properties style:font-name="Consolas" fo:font-size="12pt" fo:font-weight="normal"/>
    </style:style>
    <style:style style:name="T893" style:family="text">
      <style:text-properties style:font-name="Consolas" fo:font-size="12pt" fo:font-weight="normal" officeooo:rsid="007d35a0"/>
    </style:style>
    <style:style style:name="T894" style:family="text">
      <style:text-properties style:font-name="Consolas" fo:font-size="12pt" fo:font-weight="normal" officeooo:rsid="00864a14"/>
    </style:style>
    <style:style style:name="T895" style:family="text">
      <style:text-properties style:font-name="Consolas" fo:font-weight="normal"/>
    </style:style>
    <style:style style:name="T896" style:family="text">
      <style:text-properties style:font-name="Consolas" fo:font-weight="normal" style:font-size-asian="14pt" style:font-size-complex="14pt"/>
    </style:style>
    <style:style style:name="T897" style:family="text">
      <style:text-properties style:font-name="Consolas" fo:font-size="10.5pt" fo:font-weight="normal"/>
    </style:style>
    <style:style style:name="T898" style:family="text">
      <style:text-properties fo:color="#6a9955" loext:opacity="100%"/>
    </style:style>
    <style:style style:name="T899" style:family="text">
      <style:text-properties fo:color="#6a9955" loext:opacity="100%" style:font-name="Consolas" fo:font-size="12pt" fo:font-weight="normal"/>
    </style:style>
    <style:style style:name="T900" style:family="text">
      <style:text-properties fo:color="#6a9955" loext:opacity="100%" style:font-name="Consolas" fo:font-size="12pt" fo:font-weight="normal" officeooo:rsid="015b64bb"/>
    </style:style>
    <style:style style:name="T901" style:family="text">
      <style:text-properties fo:color="#6a9955" loext:opacity="100%" style:font-name="Consolas" fo:font-size="12pt" fo:font-weight="normal" officeooo:rsid="016f2d01"/>
    </style:style>
    <style:style style:name="T902" style:family="text">
      <style:text-properties fo:color="#6a9955" loext:opacity="100%" style:font-name="Consolas" fo:font-size="12pt" fo:background-color="#1e1e1e" loext:char-shading-value="0"/>
    </style:style>
    <style:style style:name="T90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0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05" style:family="text">
      <style:text-properties fo:color="#6a9955" loext:opacity="100%" style:font-name="Consolas" fo:font-weight="normal"/>
    </style:style>
    <style:style style:name="T906" style:family="text">
      <style:text-properties fo:color="#6a9955" loext:opacity="100%" style:font-name="Consolas" fo:font-weight="normal" style:font-size-asian="14pt" style:font-size-complex="14pt"/>
    </style:style>
    <style:style style:name="T907" style:family="text">
      <style:text-properties fo:color="#6a9955" loext:opacity="100%" style:font-name="Consolas" fo:font-weight="normal" officeooo:rsid="017cda52"/>
    </style:style>
    <style:style style:name="T908" style:family="text">
      <style:text-properties fo:color="#6a9955" loext:opacity="100%" officeooo:rsid="015b13bb"/>
    </style:style>
    <style:style style:name="T909" style:family="text">
      <style:text-properties fo:color="#6a9955" loext:opacity="100%" officeooo:rsid="017b367c"/>
    </style:style>
    <style:style style:name="T910" style:family="text">
      <style:text-properties officeooo:rsid="007d35a0"/>
    </style:style>
    <style:style style:name="T911" style:family="text">
      <style:text-properties officeooo:rsid="0085da85"/>
    </style:style>
    <style:style style:name="T912" style:family="text">
      <style:text-properties officeooo:rsid="0087d59c"/>
    </style:style>
    <style:style style:name="T913" style:family="text">
      <style:text-properties officeooo:rsid="00967cd1"/>
    </style:style>
    <style:style style:name="T914" style:family="text">
      <style:text-properties fo:color="#d4d4d4" loext:opacity="100%"/>
    </style:style>
    <style:style style:name="T915" style:family="text">
      <style:text-properties fo:color="#d4d4d4" loext:opacity="100%" style:font-name="Consolas" fo:font-size="12pt" fo:font-weight="normal" fo:background-color="#1e1e1e" loext:char-shading-value="0"/>
    </style:style>
    <style:style style:name="T916" style:family="text">
      <style:text-properties fo:color="#d4d4d4" loext:opacity="100%" style:font-name="Consolas" fo:font-size="12pt" fo:font-weight="normal" fo:background-color="#111111" loext:char-shading-value="0" style:font-size-asian="12pt" style:font-size-complex="12pt"/>
    </style:style>
    <style:style style:name="T917" style:family="text">
      <style:text-properties fo:color="#d4d4d4" loext:opacity="100%" style:font-name="Consolas" fo:font-size="12pt" fo:background-color="#1e1e1e" loext:char-shading-value="0"/>
    </style:style>
    <style:style style:name="T918" style:family="text">
      <style:text-properties fo:color="#d4d4d4" loext:opacity="100%" style:font-name="Consolas" fo:font-size="12pt" officeooo:rsid="007d35a0" fo:background-color="#1e1e1e" loext:char-shading-value="0"/>
    </style:style>
    <style:style style:name="T919" style:family="text">
      <style:text-properties fo:color="#d4d4d4" loext:opacity="100%" style:font-name="Consolas" fo:font-size="12pt" fo:background-color="#1e1e1e" loext:char-shading-value="0" style:font-size-asian="12pt" style:font-size-complex="12pt"/>
    </style:style>
    <style:style style:name="T920" style:family="text">
      <style:text-properties fo:color="#d4d4d4" loext:opacity="100%" style:font-name="Consolas" fo:font-size="12pt" officeooo:rsid="0164280c" fo:background-color="#1e1e1e" loext:char-shading-value="0" style:font-size-asian="12pt" style:font-size-complex="12pt"/>
    </style:style>
    <style:style style:name="T921" style:family="text">
      <style:text-properties fo:color="#d4d4d4" loext:opacity="100%" style:font-name="Consolas" fo:font-size="12pt" officeooo:rsid="00999657" fo:background-color="#000000" loext:char-shading-value="0"/>
    </style:style>
    <style:style style:name="T922" style:family="text">
      <style:text-properties fo:color="#d4d4d4" loext:opacity="100%" style:font-name="Consolas" fo:font-weight="normal" fo:background-color="#1e1e1e" loext:char-shading-value="0"/>
    </style:style>
    <style:style style:name="T92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2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25" style:family="text">
      <style:text-properties fo:color="#d4d4d4" loext:opacity="100%" style:font-name="Consolas" fo:font-size="14pt" fo:font-weight="normal" fo:background-color="#1e1e1e" loext:char-shading-value="0" style:font-size-asian="14pt" style:font-size-complex="14pt"/>
    </style:style>
    <style:style style:name="T926" style:family="text">
      <style:text-properties fo:color="#d4d4d4" loext:opacity="100%" style:text-line-through-style="none" style:text-line-through-type="none" style:font-name="Consolas" fo:font-size="12pt" fo:background-color="#1e1e1e" loext:char-shading-value="0"/>
    </style:style>
    <style:style style:name="T927" style:family="text">
      <style:text-properties fo:color="#d7ba7d" loext:opacity="100%"/>
    </style:style>
    <style:style style:name="T928" style:family="text">
      <style:text-properties fo:color="#d7ba7d" loext:opacity="100%" style:font-name="Consolas" fo:font-size="12pt" fo:font-weight="normal"/>
    </style:style>
    <style:style style:name="T929" style:family="text">
      <style:text-properties fo:color="#d7ba7d" loext:opacity="100%" style:font-name="Consolas" fo:font-size="12pt" fo:font-weight="normal" fo:background-color="#1e1e1e" loext:char-shading-value="0"/>
    </style:style>
    <style:style style:name="T930" style:family="text">
      <style:text-properties fo:color="#d7ba7d" loext:opacity="100%" style:font-name="Consolas" fo:font-size="12pt" fo:background-color="#1e1e1e" loext:char-shading-value="0"/>
    </style:style>
    <style:style style:name="T931" style:family="text">
      <style:text-properties fo:color="#d7ba7d" loext:opacity="100%" style:font-name="Consolas" fo:font-weight="normal"/>
    </style:style>
    <style:style style:name="T932" style:family="text">
      <style:text-properties fo:color="#d7ba7d" loext:opacity="100%" style:font-name="Consolas" fo:font-weight="normal" fo:background-color="#1e1e1e" loext:char-shading-value="0"/>
    </style:style>
    <style:style style:name="T933" style:family="text">
      <style:text-properties fo:color="#d7ba7d" loext:opacity="100%" style:font-name="Consolas" fo:font-size="10.5pt" fo:font-weight="normal"/>
    </style:style>
    <style:style style:name="T934" style:family="text">
      <style:text-properties fo:color="#b5cea8" loext:opacity="100%"/>
    </style:style>
    <style:style style:name="T935" style:family="text">
      <style:text-properties fo:color="#b5cea8" loext:opacity="100%" style:font-name="Consolas" fo:font-size="12pt" fo:font-weight="normal"/>
    </style:style>
    <style:style style:name="T936" style:family="text">
      <style:text-properties fo:color="#b5cea8" loext:opacity="100%" style:font-name="Consolas" fo:font-size="12pt" fo:background-color="#1e1e1e" loext:char-shading-value="0"/>
    </style:style>
    <style:style style:name="T937" style:family="text">
      <style:text-properties fo:color="#b5cea8" loext:opacity="100%" style:font-name="Consolas" fo:font-weight="normal"/>
    </style:style>
    <style:style style:name="T93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39" style:family="text">
      <style:text-properties fo:color="#b5cea8" loext:opacity="100%" style:font-name="Consolas" fo:font-size="10.5pt" fo:font-weight="normal"/>
    </style:style>
    <style:style style:name="T940" style:family="text">
      <style:text-properties officeooo:rsid="009d35f9"/>
    </style:style>
    <style:style style:name="T941" style:family="text">
      <style:text-properties officeooo:rsid="00203e1f"/>
    </style:style>
    <style:style style:name="T942" style:family="text">
      <style:text-properties style:text-underline-style="none"/>
    </style:style>
    <style:style style:name="T943" style:family="text">
      <style:text-properties style:text-underline-style="none" fo:font-weight="bold" style:font-weight-asian="bold" style:font-weight-complex="bold"/>
    </style:style>
    <style:style style:name="T944" style:family="text">
      <style:text-properties style:text-underline-style="none" style:font-style-asian="normal" style:font-style-complex="normal"/>
    </style:style>
    <style:style style:name="T945" style:family="text">
      <style:text-properties style:text-underline-style="none" officeooo:rsid="00a8d171" style:font-style-asian="normal" style:font-style-complex="normal"/>
    </style:style>
    <style:style style:name="T946" style:family="text">
      <style:text-properties style:text-underline-style="none" officeooo:rsid="0147cbe7" style:font-style-asian="normal" style:font-style-complex="normal"/>
    </style:style>
    <style:style style:name="T947" style:family="text">
      <style:text-properties style:text-underline-style="none" officeooo:rsid="014bafae" style:font-style-asian="normal" style:font-style-complex="normal"/>
    </style:style>
    <style:style style:name="T948" style:family="text">
      <style:text-properties style:text-underline-style="none" officeooo:rsid="015933ba" style:font-style-asian="normal" style:font-style-complex="normal"/>
    </style:style>
    <style:style style:name="T949" style:family="text">
      <style:text-properties style:text-underline-style="none" officeooo:rsid="0178a33f" style:font-style-asian="normal" style:font-style-complex="normal"/>
    </style:style>
    <style:style style:name="T950" style:family="text">
      <style:text-properties style:text-underline-style="none" officeooo:rsid="0073708d"/>
    </style:style>
    <style:style style:name="T951" style:family="text">
      <style:text-properties style:text-underline-style="none" officeooo:rsid="00defd8d"/>
    </style:style>
    <style:style style:name="T952" style:family="text">
      <style:text-properties style:text-underline-style="none" officeooo:rsid="0123f5fe"/>
    </style:style>
    <style:style style:name="T953" style:family="text">
      <style:text-properties style:text-underline-style="none" officeooo:rsid="0135b699"/>
    </style:style>
    <style:style style:name="T954" style:family="text">
      <style:text-properties style:text-underline-style="none" officeooo:rsid="014f0d29"/>
    </style:style>
    <style:style style:name="T955" style:family="text">
      <style:text-properties fo:color="#ffff38" loext:opacity="100%"/>
    </style:style>
    <style:style style:name="T956" style:family="text">
      <style:text-properties fo:color="#ffff38" loext:opacity="100%" style:font-name="Consolas" fo:font-size="12pt" fo:font-weight="normal"/>
    </style:style>
    <style:style style:name="T957" style:family="text">
      <style:text-properties fo:color="#ffff38" loext:opacity="100%" style:font-name="Consolas" fo:font-size="12pt" fo:background-color="#1e1e1e" loext:char-shading-value="0"/>
    </style:style>
    <style:style style:name="T958" style:family="text">
      <style:text-properties officeooo:rsid="009fa7c7"/>
    </style:style>
    <style:style style:name="T959" style:family="text">
      <style:text-properties fo:color="#fff200" loext:opacity="100%" style:font-name="Consolas" fo:font-size="12pt" officeooo:rsid="009fa7c7" fo:background-color="#000000" loext:char-shading-value="0"/>
    </style:style>
    <style:style style:name="T960" style:family="text">
      <style:text-properties officeooo:rsid="00a24cfe"/>
    </style:style>
    <style:style style:name="T961"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62"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63"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64" style:family="text">
      <style:text-properties officeooo:rsid="00a3c8f2"/>
    </style:style>
    <style:style style:name="T965" style:family="text">
      <style:text-properties fo:color="#00a933" loext:opacity="100%" fo:font-weight="bold" style:font-weight-asian="bold" style:font-weight-complex="bold"/>
    </style:style>
    <style:style style:name="T966" style:family="text">
      <style:text-properties fo:color="#780373" loext:opacity="100%" style:font-name="Mono" fo:font-weight="bold" style:font-style-asian="normal" style:font-weight-asian="bold" style:font-style-complex="normal" style:font-weight-complex="bold"/>
    </style:style>
    <style:style style:name="T967" style:family="text">
      <style:text-properties fo:color="#780373" loext:opacity="100%" style:font-name="Mono" fo:font-weight="bold" officeooo:rsid="009fa7c7" style:font-style-asian="normal" style:font-weight-asian="bold" style:font-style-complex="normal" style:font-weight-complex="bold"/>
    </style:style>
    <style:style style:name="T968" style:family="text">
      <style:text-properties fo:color="#780373" loext:opacity="100%" style:font-name="Mono" fo:font-weight="bold" officeooo:rsid="009fa7c7" style:font-weight-asian="bold" style:font-weight-complex="bold"/>
    </style:style>
    <style:style style:name="T96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70" style:family="text">
      <style:text-properties fo:color="#780373" loext:opacity="100%" style:font-name="Mono" style:text-underline-style="solid" style:text-underline-width="auto" style:text-underline-color="font-color" fo:font-weight="bold" style:font-weight-asian="bold" style:font-weight-complex="bold"/>
    </style:style>
    <style:style style:name="T971" style:family="text">
      <style:text-properties fo:color="#780373" loext:opacity="100%" style:font-name="Mono" style:text-underline-style="none" fo:font-weight="bold" style:font-style-asian="normal" style:font-weight-asian="bold" style:font-style-complex="normal" style:font-weight-complex="bold"/>
    </style:style>
    <style:style style:name="T97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7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7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75" style:family="text">
      <style:text-properties fo:color="#780373" loext:opacity="100%" style:font-name="Mono" style:text-underline-style="none" fo:font-weight="bold" style:font-weight-asian="bold" style:font-weight-complex="bold"/>
    </style:style>
    <style:style style:name="T976" style:family="text">
      <style:text-properties fo:color="#780373" loext:opacity="100%" style:font-name="Mono" style:text-underline-style="none" fo:font-weight="bold" officeooo:rsid="009fa7c7" style:font-weight-asian="bold" style:font-weight-complex="bold"/>
    </style:style>
    <style:style style:name="T977" style:family="text">
      <style:text-properties fo:color="#780373" loext:opacity="100%" style:font-name="Mono" style:text-underline-style="none" fo:font-weight="bold" officeooo:rsid="012f82c1" style:font-weight-asian="bold" style:font-weight-complex="bold"/>
    </style:style>
    <style:style style:name="T97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7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80" style:family="text">
      <style:text-properties officeooo:rsid="00a6ece1"/>
    </style:style>
    <style:style style:name="T981" style:family="text">
      <style:text-properties officeooo:rsid="00a7092f"/>
    </style:style>
    <style:style style:name="T982" style:family="text">
      <style:text-properties officeooo:rsid="00ad1225"/>
    </style:style>
    <style:style style:name="T983" style:family="text">
      <style:text-properties fo:font-weight="normal" style:font-weight-asian="normal" style:font-weight-complex="normal"/>
    </style:style>
    <style:style style:name="T984" style:family="text">
      <style:text-properties fo:font-weight="normal" officeooo:rsid="00b57eee" style:font-weight-asian="normal" style:font-weight-complex="normal"/>
    </style:style>
    <style:style style:name="T985" style:family="text">
      <style:text-properties fo:font-weight="normal" officeooo:rsid="000460f8" style:font-weight-asian="normal" style:font-weight-complex="normal"/>
    </style:style>
    <style:style style:name="T986" style:family="text">
      <style:text-properties officeooo:rsid="00b57eee"/>
    </style:style>
    <style:style style:name="T987" style:family="text">
      <style:text-properties officeooo:rsid="00be9001"/>
    </style:style>
    <style:style style:name="T988" style:family="text">
      <style:text-properties officeooo:rsid="00c5cce9"/>
    </style:style>
    <style:style style:name="T989" style:family="text">
      <style:text-properties style:font-name="Monospace"/>
    </style:style>
    <style:style style:name="T990" style:family="text">
      <style:text-properties style:font-name="Monospace" fo:font-weight="bold" style:font-weight-asian="bold" style:font-weight-complex="bold"/>
    </style:style>
    <style:style style:name="T991" style:family="text">
      <style:text-properties style:font-name="Monospace" style:font-style-asian="normal" style:font-style-complex="normal"/>
    </style:style>
    <style:style style:name="T992" style:family="text">
      <style:text-properties style:font-name="Monospace" officeooo:rsid="00505dcb" style:font-style-asian="italic" style:font-style-complex="italic"/>
    </style:style>
    <style:style style:name="T993" style:family="text">
      <style:text-properties officeooo:rsid="00c75372"/>
    </style:style>
    <style:style style:name="T994" style:family="text">
      <style:text-properties officeooo:rsid="00cb2193"/>
    </style:style>
    <style:style style:name="T995" style:family="text">
      <style:text-properties officeooo:rsid="0043f181"/>
    </style:style>
    <style:style style:name="T996" style:family="text">
      <style:text-properties officeooo:rsid="00cbfd72"/>
    </style:style>
    <style:style style:name="T997" style:family="text">
      <style:text-properties fo:font-size="14pt" style:font-size-asian="14pt" style:font-size-complex="14pt"/>
    </style:style>
    <style:style style:name="T998" style:family="text">
      <style:text-properties fo:font-size="14pt" style:font-size-asian="12.25pt" style:font-size-complex="14pt"/>
    </style:style>
    <style:style style:name="T999" style:family="text">
      <style:text-properties officeooo:rsid="00cc5c65"/>
    </style:style>
    <style:style style:name="T1000" style:family="text">
      <style:text-properties officeooo:rsid="00ce3802"/>
    </style:style>
    <style:style style:name="T1001" style:family="text">
      <style:text-properties officeooo:rsid="00cf7b4f"/>
    </style:style>
    <style:style style:name="T1002" style:family="text">
      <style:text-properties officeooo:rsid="00d302e5"/>
    </style:style>
    <style:style style:name="T1003" style:family="text">
      <style:text-properties style:font-name="Mono"/>
    </style:style>
    <style:style style:name="T1004" style:family="text">
      <style:text-properties style:font-name="Mono" fo:font-weight="bold" style:font-weight-asian="bold" style:font-weight-complex="bold"/>
    </style:style>
    <style:style style:name="T1005" style:family="text">
      <style:text-properties style:font-name="Mono" style:font-style-asian="italic" style:font-style-complex="italic"/>
    </style:style>
    <style:style style:name="T1006" style:family="text">
      <style:text-properties style:font-name="Mono" officeooo:rsid="00760901"/>
    </style:style>
    <style:style style:name="T1007" style:family="text">
      <style:text-properties style:font-name="Mono" officeooo:rsid="009fa7c7"/>
    </style:style>
    <style:style style:name="T1008" style:family="text">
      <style:text-properties style:font-name="Mono" fo:font-style="italic" style:font-style-asian="italic" style:font-style-complex="italic"/>
    </style:style>
    <style:style style:name="T1009" style:family="text">
      <style:text-properties style:font-name="Mono" fo:font-style="italic" officeooo:rsid="00ed39e7" style:font-style-asian="italic" style:font-style-complex="italic"/>
    </style:style>
    <style:style style:name="T1010" style:family="text">
      <style:text-properties style:font-name="Mono" fo:font-style="italic" officeooo:rsid="00edb1e8" style:font-style-asian="italic" style:font-style-complex="italic"/>
    </style:style>
    <style:style style:name="T1011" style:family="text">
      <style:text-properties style:font-name="Mono" officeooo:rsid="011d3ed9"/>
    </style:style>
    <style:style style:name="T1012" style:family="text">
      <style:text-properties style:font-name="Mono" style:text-underline-style="none"/>
    </style:style>
    <style:style style:name="T1013" style:family="text">
      <style:text-properties style:font-name="Mono" style:text-underline-style="none" officeooo:rsid="011d3ed9"/>
    </style:style>
    <style:style style:name="T1014" style:family="text">
      <style:text-properties style:font-name="Mono" officeooo:rsid="012cc197"/>
    </style:style>
    <style:style style:name="T1015" style:family="text">
      <style:text-properties style:font-name="Mono" officeooo:rsid="00d1ac93"/>
    </style:style>
    <style:style style:name="T1016" style:family="text">
      <style:text-properties style:font-name="Mono" officeooo:rsid="00b29f1c"/>
    </style:style>
    <style:style style:name="T1017" style:family="text">
      <style:text-properties style:font-name="Mono" officeooo:rsid="0197b4ea"/>
    </style:style>
    <style:style style:name="T1018" style:family="text">
      <style:text-properties fo:color="#ffff00" loext:opacity="100%"/>
    </style:style>
    <style:style style:name="T1019" style:family="text">
      <style:text-properties fo:color="#ffff00" loext:opacity="100%" fo:font-weight="bold" fo:background-color="#1e1e1e" loext:char-shading-value="0" style:font-weight-asian="bold" style:font-weight-complex="bold"/>
    </style:style>
    <style:style style:name="T1020" style:family="text">
      <style:text-properties fo:color="#ffff00" loext:opacity="100%" style:font-name="Consolas" fo:font-size="12pt" fo:font-weight="bold" fo:background-color="#1e1e1e" loext:char-shading-value="0" style:font-weight-asian="bold" style:font-weight-complex="bold"/>
    </style:style>
    <style:style style:name="T1021" style:family="text">
      <style:text-properties fo:color="#ffff00" loext:opacity="100%" style:font-name="Consolas" fo:font-size="14pt" fo:font-weight="normal" fo:background-color="#1e1e1e" loext:char-shading-value="0" style:font-size-asian="14pt" style:font-size-complex="14pt"/>
    </style:style>
    <style:style style:name="T1022" style:family="text">
      <style:text-properties fo:color="#ffff00" loext:opacity="100%" officeooo:rsid="017b367c"/>
    </style:style>
    <style:style style:name="T1023" style:family="text">
      <style:text-properties fo:color="#0003ff" loext:opacity="100%" fo:font-weight="bold" style:font-style-asian="normal" style:font-weight-asian="bold" style:font-style-complex="normal" style:font-weight-complex="bold"/>
    </style:style>
    <style:style style:name="T1024" style:family="text">
      <style:text-properties fo:color="#00ff0c" loext:opacity="100%" fo:font-weight="bold" style:font-style-asian="normal" style:font-weight-asian="bold" style:font-style-complex="normal" style:font-weight-complex="bold"/>
    </style:style>
    <style:style style:name="T1025" style:family="text">
      <style:text-properties officeooo:rsid="00e70f90"/>
    </style:style>
    <style:style style:name="T1026" style:family="text">
      <style:text-properties officeooo:rsid="00ed1d82"/>
    </style:style>
    <style:style style:name="T1027" style:family="text">
      <style:text-properties officeooo:rsid="00ed39e7"/>
    </style:style>
    <style:style style:name="T1028" style:family="text">
      <style:text-properties officeooo:rsid="00edb1e8"/>
    </style:style>
    <style:style style:name="T1029" style:family="text">
      <style:text-properties officeooo:rsid="00be2b6c"/>
    </style:style>
    <style:style style:name="T1030" style:family="text">
      <style:text-properties officeooo:rsid="00ef14ab"/>
    </style:style>
    <style:style style:name="T1031" style:family="text">
      <style:text-properties officeooo:rsid="00f0086b"/>
    </style:style>
    <style:style style:name="T1032" style:family="text">
      <style:text-properties officeooo:rsid="00f933aa"/>
    </style:style>
    <style:style style:name="T1033" style:family="text">
      <style:text-properties officeooo:rsid="00fa40f0"/>
    </style:style>
    <style:style style:name="T1034" style:family="text">
      <style:text-properties officeooo:rsid="010b0f5a"/>
    </style:style>
    <style:style style:name="T1035" style:family="text">
      <style:text-properties fo:color="#4ec9b0" loext:opacity="100%"/>
    </style:style>
    <style:style style:name="T1036" style:family="text">
      <style:text-properties fo:color="#4ec9b0" loext:opacity="100%" style:font-name="Consolas" fo:font-size="12pt" fo:font-weight="normal"/>
    </style:style>
    <style:style style:name="T1037" style:family="text">
      <style:text-properties officeooo:rsid="01175344"/>
    </style:style>
    <style:style style:name="T1038" style:family="text">
      <style:text-properties officeooo:rsid="0117a61a"/>
    </style:style>
    <style:style style:name="T1039" style:family="text">
      <style:text-properties style:font-name="Arial"/>
    </style:style>
    <style:style style:name="T1040" style:family="text">
      <style:text-properties style:font-name="Verdana"/>
    </style:style>
    <style:style style:name="T1041" style:family="text">
      <style:text-properties style:font-name="Tahoma"/>
    </style:style>
    <style:style style:name="T1042" style:family="text">
      <style:text-properties style:font-name="Trebuchet"/>
    </style:style>
    <style:style style:name="T1043" style:family="text">
      <style:text-properties style:font-name="Times New Roman"/>
    </style:style>
    <style:style style:name="T1044" style:family="text">
      <style:text-properties style:font-name="Garamond"/>
    </style:style>
    <style:style style:name="T1045" style:family="text">
      <style:text-properties style:font-name="Courier New monospace"/>
    </style:style>
    <style:style style:name="T1046" style:family="text">
      <style:text-properties style:font-name="Brush Script MT (cursive)"/>
    </style:style>
    <style:style style:name="T1047" style:family="text">
      <style:text-properties officeooo:rsid="011d3ed9"/>
    </style:style>
    <style:style style:name="T1048" style:family="text">
      <style:text-properties officeooo:rsid="011fe7ff"/>
    </style:style>
    <style:style style:name="T1049" style:family="text">
      <style:text-properties officeooo:rsid="0120106d"/>
    </style:style>
    <style:style style:name="T1050" style:family="text">
      <style:text-properties officeooo:rsid="01214ef5"/>
    </style:style>
    <style:style style:name="T1051" style:family="text">
      <style:text-properties officeooo:rsid="0128c84c"/>
    </style:style>
    <style:style style:name="T1052" style:family="text">
      <style:text-properties officeooo:rsid="012a2dd7"/>
    </style:style>
    <style:style style:name="T1053" style:family="text">
      <style:text-properties officeooo:rsid="012cc197"/>
    </style:style>
    <style:style style:name="T1054" style:family="text">
      <style:text-properties officeooo:rsid="012f82c1"/>
    </style:style>
    <style:style style:name="T1055" style:family="text">
      <style:text-properties officeooo:rsid="00b29f1c"/>
    </style:style>
    <style:style style:name="T1056" style:family="text">
      <style:text-properties officeooo:rsid="01342be9"/>
    </style:style>
    <style:style style:name="T1057" style:family="text">
      <style:text-properties officeooo:rsid="0138736b"/>
    </style:style>
    <style:style style:name="T1058" style:family="text">
      <style:text-properties officeooo:rsid="0143b24e"/>
    </style:style>
    <style:style style:name="T1059" style:family="text">
      <style:text-properties officeooo:rsid="0146205e"/>
    </style:style>
    <style:style style:name="T1060" style:family="text">
      <style:text-properties fo:background-color="transparent" loext:char-shading-value="0"/>
    </style:style>
    <style:style style:name="T1061" style:family="text">
      <style:text-properties officeooo:rsid="007d35a0" fo:background-color="transparent" loext:char-shading-value="0"/>
    </style:style>
    <style:style style:name="T1062" style:family="text">
      <style:text-properties fo:color="#dcdcaa" loext:opacity="100%" style:font-name="Consolas" fo:font-size="12pt" fo:font-weight="normal"/>
    </style:style>
    <style:style style:name="T1063" style:family="text">
      <style:text-properties fo:color="#dcdcaa" loext:opacity="100%" style:font-name="Consolas" fo:font-size="12pt" fo:background-color="#1e1e1e" loext:char-shading-value="0" style:font-size-asian="12pt" style:font-size-complex="12pt"/>
    </style:style>
    <style:style style:name="T1064" style:family="text">
      <style:text-properties fo:color="#dcdcaa" loext:opacity="100%" style:font-name="Consolas" fo:font-weight="normal"/>
    </style:style>
    <style:style style:name="T1065" style:family="text">
      <style:text-properties fo:color="#dcdcaa" loext:opacity="100%" style:font-name="Consolas" fo:font-size="10.5pt" fo:font-weight="normal"/>
    </style:style>
    <style:style style:name="T1066" style:family="text">
      <style:text-properties officeooo:rsid="015cd86b"/>
    </style:style>
    <style:style style:name="T1067" style:family="text">
      <style:text-properties officeooo:rsid="016f2d01"/>
    </style:style>
    <style:style style:name="T1068" style:family="text">
      <style:text-properties officeooo:rsid="01927275"/>
    </style:style>
    <style:style style:name="T1069" style:family="text">
      <style:text-properties officeooo:rsid="01973a79"/>
    </style:style>
    <style:style style:name="T1070" style:family="text">
      <style:text-properties officeooo:rsid="0197b4ea"/>
    </style:style>
    <style:style style:name="T1071" style:family="text">
      <style:text-properties officeooo:rsid="019863b6"/>
    </style:style>
    <style:style style:name="T1072" style:family="text">
      <style:text-properties officeooo:rsid="019c44c7"/>
    </style:style>
    <style:style style:name="T1073" style:family="text">
      <style:text-properties fo:color="#c586c0" loext:opacity="100%"/>
    </style:style>
    <style:style style:name="T1074" style:family="text">
      <style:text-properties fo:color="#555555" loext:opacity="100%" style:font-name="Inter" fo:font-size="12pt" fo:font-style="italic" style:text-underline-style="none" fo:font-weight="normal" fo:background-color="#81d41a" loext:char-shading-value="0"/>
    </style:style>
    <style:style style:name="T1075" style:family="text">
      <style:text-properties fo:color="#555555" loext:opacity="100%" style:font-name="Inter" fo:font-size="12pt" fo:font-style="italic" style:text-underline-style="none" fo:font-weight="normal" fo:background-color="#81d41a" loext:char-shading-value="0" loext:padding="0cm" loext:border="none"/>
    </style:style>
    <style:style style:name="T1076" style:family="text">
      <style:text-properties fo:color="#555555" loext:opacity="100%" style:font-name="Inter" fo:font-size="12pt" fo:font-style="italic" style:text-underline-style="none" fo:font-weight="normal" fo:background-color="#ff8000" loext:char-shading-value="0"/>
    </style:style>
    <style:style style:name="T1077" style:family="text">
      <style:text-properties fo:color="#555555" loext:opacity="100%" style:font-name="Inter" fo:font-size="12pt" fo:font-style="italic" style:text-underline-style="none" fo:font-weight="normal" fo:background-color="#ff8000" loext:char-shading-value="0" loext:padding="0cm" loext:border="none"/>
    </style:style>
    <style:style style:name="T1078" style:family="text">
      <style:text-properties fo:color="#555555" loext:opacity="100%" style:font-name="Inter" fo:font-size="12pt" fo:font-style="italic" style:text-underline-style="none" fo:font-weight="normal" fo:background-color="#729fcf" loext:char-shading-value="0"/>
    </style:style>
    <style:style style:name="T1079" style:family="text">
      <style:text-properties fo:color="#555555" loext:opacity="100%" style:font-name="Inter" fo:font-size="12pt" fo:font-style="italic" style:text-underline-style="none" fo:font-weight="normal" fo:background-color="#729fcf" loext:char-shading-value="0" loext:padding="0cm" loext:border="none"/>
    </style:style>
    <style:style style:name="T1080" style:family="text">
      <style:text-properties fo:color="#555555" loext:opacity="100%" style:font-name="Inter" fo:font-size="12pt" fo:font-style="italic" style:text-underline-style="none" fo:font-weight="normal" fo:background-color="#ff3838" loext:char-shading-value="0"/>
    </style:style>
    <style:style style:name="T1081" style:family="text">
      <style:text-properties fo:color="#555555" loext:opacity="100%" style:font-name="Inter" fo:font-size="12pt" fo:font-style="italic" style:text-underline-style="none" fo:font-weight="normal" fo:background-color="#ff3838" loext:char-shading-value="0" loext:padding="0cm" loext:border="none"/>
    </style:style>
    <style:style style:name="T1082" style:family="text">
      <style:text-properties fo:color="#555555" loext:opacity="100%" style:font-name="Inter" fo:font-size="12pt" fo:font-style="italic" style:text-underline-style="none" fo:font-weight="normal" fo:background-color="#8e86ae" loext:char-shading-value="0"/>
    </style:style>
    <style:style style:name="T1083" style:family="text">
      <style:text-properties fo:color="#555555" loext:opacity="100%" style:font-name="Inter" fo:font-size="12pt" fo:font-style="italic" style:text-underline-style="none" fo:font-weight="normal" fo:background-color="#8e86ae" loext:char-shading-value="0" loext:padding="0cm" loext:border="none"/>
    </style:style>
    <style:style style:name="T1084" style:family="text">
      <style:text-properties fo:color="#555555" loext:opacity="100%" style:font-name="Inter" fo:font-size="12pt" fo:font-style="italic" style:text-underline-style="none" fo:font-weight="normal" fo:background-color="#e8a202" loext:char-shading-value="0"/>
    </style:style>
    <style:style style:name="T1085" style:family="text">
      <style:text-properties fo:color="#555555" loext:opacity="100%" style:font-name="Inter" fo:font-size="12pt" fo:font-style="italic" style:text-underline-style="none" fo:font-weight="normal" fo:background-color="#e8a202" loext:char-shading-value="0" loext:padding="0cm" loext:border="none"/>
    </style:style>
    <style:style style:name="T1086" style:family="text">
      <style:text-properties officeooo:rsid="01a60666"/>
    </style:style>
    <style:style style:name="T1087" style:family="text">
      <style:text-properties officeooo:rsid="00344f32"/>
    </style:style>
    <style:style style:name="T1088" style:family="text">
      <style:text-properties officeooo:rsid="01aa26c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Instalação para desenvolver HTML/CSS</text:p>
      <text:list text:style-name="L1">
        <text:list-item>
          <text:p text:style-name="P417"><text:span text:style-name="T672">Instale </text:span><text:span text:style-name="T679">o editor de código da Microsoft:</text:span><text:span text:style-name="T672"> </text:span><text:a xlink:type="simple" xlink:href="https://code.visualstudio.com/" text:style-name="Internet_20_link" text:visited-style-name="Visited_20_Internet_20_Link"><text:span text:style-name="T998">Visual Studio Code</text:span></text:a></text:p>
        </text:list-item>
        <text:list-item>
          <text:p text:style-name="P424"><text:span text:style-name="T686">Após a instalação, </text:span><text:span text:style-name="T689">baixe</text:span><text:span text:style-name="T688"> o plugin de idioma</text:span><text:span text:style-name="T686">, </text:span><text:span text:style-name="T688">configure o </text:span><text:span text:style-name="T686">tamanho da </text:span><text:span text:style-name="T688">fonte</text:span><text:span text:style-name="T686">, ative o word wrap (quebra automátic</text:span><text:span text:style-name="T687">a</text:span><text:span text:style-name="T686"> de linhas) </text:span><text:span text:style-name="T688">e </text:span><text:span text:style-name="T686">habilite o salvamento automático.</text:span></text:p>
        </text:list-item>
      </text:list>
      <text:p text:style-name="P243"/>
      <text:p text:style-name="P218">Aula <text:span text:style-name="T741">0</text:span>1 – <text:span text:style-name="T940">História e como funciona a Internet</text:span></text:p>
      <text:p text:style-name="P261"/>
      <text:p text:style-name="P252"><text:tab/>A <text:span text:style-name="T644">internet</text:span> <text:span text:style-name="T644">nasceu</text:span> <text:span text:style-name="T986">em 1970, </text:span>dentro da <text:span text:style-name="T644">DARPA</text:span>, num <text:span text:style-name="T644">projeto</text:span> chamado <text:span text:style-name="T644">ARPANET</text:span>, <text:span text:style-name="T3">interligando 4 computadores.</text:span></text:p>
      <text:p text:style-name="P252"><text:tab/><text:span text:style-name="T986">Esse projeto criou o protocolo NCP que, por sua vez, continha 2 protocolos que são usados até hoje: o </text:span><text:span text:style-name="T652">FTP</text:span><text:span text:style-name="T986">, para transmissão de arquivos e o </text:span><text:span text:style-name="T652">DNS</text:span><text:span text:style-name="T986">, para identificação de máquinas na rede. </text:span></text:p>
      <text:p text:style-name="P252"><text:tab/>Em 1983, <text:span text:style-name="T2">o </text:span><text:span text:style-name="T646">TCP/IP</text:span><text:span text:style-name="T2"> se tornou o </text:span><text:span text:style-name="T646">protocolo</text:span><text:span text:style-name="T2"> </text:span><text:span text:style-name="T646">único</text:span><text:span text:style-name="T2"> da internet, substituindo o limitado protocolo NCP.</text:span></text:p>
      <text:p text:style-name="P253"><text:tab/>Em 1992, Tim Bernes Lee cunhou o termo <text:span text:style-name="T644">W</text:span><text:span text:style-name="T986">orld </text:span><text:span text:style-name="T644">W</text:span><text:span text:style-name="T986">ide </text:span><text:span text:style-name="T644">W</text:span><text:span text:style-name="T986">eb</text:span>, criando também o<text:span text:style-name="T986"> protocolo</text:span> <text:span text:style-name="T644">HTTP</text:span> e <text:span text:style-name="T940">a linguagem</text:span> <text:span text:style-name="T644">HTML</text:span><text:span text:style-name="T983">. <text:line-break/></text:span><text:span text:style-name="T984">Atualmente, o W3C é o consórcio que regulamenta essa linguagem.</text:span></text:p>
      <text:p text:style-name="P254"><text:tab/><text:span text:style-name="T940">Em 1989, </text:span>começou <text:span text:style-name="T940">a</text:span> internet <text:span text:style-name="T940">no Brasil </text:span>com o projeto RNP <text:span text:style-name="T940">(Backbone que interliga algumas universidades).</text:span></text:p>
      <text:p text:style-name="P255"><text:tab/><text:span text:style-name="T988">Hoje, </text:span>95% das informações intercontinentais são transmitidas via cabos submarinos.</text:p>
      <text:p text:style-name="P255"/>
      <text:p text:style-name="P257"><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56"><text:tab/>O <text:span text:style-name="T644">Gateway</text:span> do cliente <text:span text:style-name="T983">se conecta</text:span> ao <text:span text:style-name="T988">r</text:span><text:span text:style-name="T983">oteador do provedor</text:span> de acesso e <text:span text:style-name="T4">e</text:span>s<text:span text:style-name="T4">s</text:span>e, por sua vez, <text:span text:style-name="T983">acessa</text:span> os servidores <text:span text:style-name="T983">DNS</text:span> para conseguir <text:span text:style-name="T940">o endereço e </text:span>se conectar aos diferentes servidores <text:span text:style-name="T4">pelo mundo, cada qual com seu IP.</text:span></text:p>
      <text:p text:style-name="P259"><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53"/>
      <text:p text:style-name="P253"/>
      <text:p text:style-name="P253"/>
      <text:p text:style-name="P253"/>
      <text:p text:style-name="P253"/>
      <text:p text:style-name="P253"/>
      <text:p text:style-name="P253"/>
      <text:p text:style-name="P253"/>
      <text:p text:style-name="P253"/>
      <text:p text:style-name="P257"/>
      <text:p text:style-name="P258">O aparelho responsável pela <text:span text:style-name="T644">M</text:span><text:span text:style-name="T649">o</text:span>dulação e <text:span text:style-name="T644">D</text:span><text:span text:style-name="T649">em</text:span>odulação dos diferentes formatos de sinais <text:span text:style-name="T940">de internet</text:span> é o <text:span text:style-name="T747">Modem</text:span>.</text:p>
      <text:p text:style-name="P254"/>
      <text:p text:style-name="P271"><text:span text:style-name="T5">MB é </text:span><text:span text:style-name="T10">≠</text:span><text:span text:style-name="T5"> de Mb!<text:tab/></text:span><text:span text:style-name="T9">Megabyte é diferente de Megabit:</text:span></text:p>
      <text:p text:style-name="P266"><text:span text:style-name="T5">M</text:span><text:span text:style-name="T711">B</text:span><text:span text:style-name="T5"> = </text:span><text:span text:style-name="T6">Megabytes</text:span><text:span text:style-name="T5">, </text:span><text:span text:style-name="T7">significa </text:span><text:span text:style-name="T8">armazenamento</text:span><text:span text:style-name="T5"><text:tab/>M</text:span><text:span text:style-name="T711">b</text:span><text:span text:style-name="T5"> = Megabits, </text:span><text:span text:style-name="T8">transferência</text:span></text:p>
      <text:p text:style-name="P262"/>
      <text:p text:style-name="P260">Os dados não trafegam na rede sempre pelo mesmo caminho pois a rota está constantemente mudando, isso significa, por exemplo, <text:span text:style-name="T1">que ao acessar uma página web e essa demorar a responder, atualize a página porque os</text:span><text:span text:style-name="T985"> dados podem vir por outra</text:span><text:span text:style-name="T645"> rota</text:span><text:span text:style-name="T1">, menos congestionada.</text:span></text:p>
      <text:p text:style-name="P260"/>
      <text:p text:style-name="P1"><text:span text:style-name="T663">O site </text:span><text:a xlink:type="simple" xlink:href="http://iplocation.net/" text:style-name="Internet_20_link" text:visited-style-name="Visited_20_Internet_20_Link"><text:span text:style-name="T663">iplocation.net</text:span></text:a><text:span text:style-name="T663"> informa o seu atual endereço de IP, bem como </text:span><text:span text:style-name="T664">o </text:span><text:span text:style-name="T663">de outros sites.</text:span></text:p>
      <text:p text:style-name="P240"/>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427"><text:span text:style-name="T51">cc</text:span><text:span text:style-name="T52">TLD (country code). Como exemplo:<text:tab/>.br<text:tab/>.pt<text:tab/>.us<text:tab/>.uk</text:span></text:p>
        </text:list-item>
        <text:list-item>
          <text:p text:style-name="P427"><text:span text:style-name="T58">g</text:span><text:span text:style-name="T52">TLD (genérico). Como exemplo: .com<text:tab/>.edu<text:tab/>.gov<text:tab/>.store</text:span></text:p>
        </text:list-item>
      </text:list>
      <text:p text:style-name="P18"/>
      <text:p text:style-name="P263"><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46">https://</text:span><text:span text:style-name="T385">store.</text:span><text:span text:style-name="T360">seusite.com</text:span><text:span text:style-name="T325">/</text:span><text:span text:style-name="T388">login/area.html</text:span><text:span text:style-name="T443"> </text:span></text:p>
      <text:p text:style-name="P264"><text:span text:style-name="T55"><text:tab/></text:span><text:span text:style-name="T347">prefixo</text:span><text:span text:style-name="T327"> da </text:span><text:span text:style-name="T347">URL</text:span><text:span text:style-name="T327"> (ou </text:span><text:span text:style-name="T347">protocolo</text:span><text:span text:style-name="T327"> usado) = <text:s/>https: //</text:span><text:span text:style-name="T55"> </text:span></text:p>
      <text:p text:style-name="P264"><text:span text:style-name="T55"><text:tab/></text:span><text:span text:style-name="T386">subdomínio</text:span><text:span text:style-name="T327"> <text:s/>= <text:s/>store.seusite.com.</text:span><text:span text:style-name="T55"> </text:span><text:span text:style-name="T56">(www também é um subdomínio)</text:span></text:p>
      <text:p text:style-name="P267"><text:span text:style-name="T55"><text:tab/></text:span><text:span text:style-name="T327">nome do </text:span><text:span text:style-name="T361">domínio</text:span><text:span text:style-name="T327"> = <text:s/>seusite.com</text:span><text:span text:style-name="T55"> </text:span></text:p>
      <text:p text:style-name="P265"><text:span text:style-name="T55"><text:tab/></text:span><text:span text:style-name="T389">Local do arquivo</text:span><text:span text:style-name="T57"> = <text:s/></text:span><text:span text:style-name="T328">login/area.htm</text:span><text:span text:style-name="T331">l</text:span></text:p>
      <text:p text:style-name="P173"/>
      <text:p text:style-name="P175"><draw:frame draw:style-name="fr8" draw:name="Figura2" text:anchor-type="as-char" svg:width="12.358cm" svg:height="4.106cm" draw:z-index="1"><draw:image xlink:href="Pictures/1000000100000266000000CC285B8DC54C12A977.png" xlink:type="simple" xlink:show="embed" xlink:actuate="onLoad" draw:mime-type="image/png"/></draw:frame></text:p>
      <text:p text:style-name="P174"/>
      <text:p text:style-name="P175"><text:span text:style-name="T1074">[</text:span><text:span text:style-name="Strong_20_Emphasis"><text:span text:style-name="T1075">esquema</text:span></text:span><text:span text:style-name="T1074">]://</text:span><text:span text:style-name="T1076">[</text:span><text:span text:style-name="Strong_20_Emphasis"><text:span text:style-name="T1077">servidor</text:span></text:span><text:span text:style-name="T1076">]</text:span><text:span text:style-name="T1078">:[</text:span><text:span text:style-name="Strong_20_Emphasis"><text:span text:style-name="T1079">porta</text:span></text:span><text:span text:style-name="T1078">]</text:span><text:span text:style-name="T1080">/[</text:span><text:span text:style-name="Strong_20_Emphasis"><text:span text:style-name="T1081">caminho</text:span></text:span><text:span text:style-name="T1080">]</text:span><text:span text:style-name="T1082">?[</text:span><text:span text:style-name="Strong_20_Emphasis"><text:span text:style-name="T1083">querystring</text:span></text:span><text:span text:style-name="T1082">]</text:span><text:span text:style-name="T1084">#[</text:span><text:span text:style-name="Strong_20_Emphasis"><text:span text:style-name="T1085">fragmento</text:span></text:span><text:span text:style-name="T1084">]</text:span></text:p>
      <text:p text:style-name="P217"/>
      <text:p text:style-name="P415"><text:span text:style-name="T637">http://</text:span><text:span text:style-name="T638">pomadasparabigode.com</text:span><text:span text:style-name="T639">:</text:span><text:span text:style-name="T640">80</text:span><text:span text:style-name="T641">/produto/pomada-especial/</text:span><text:span text:style-name="T635">busca</text:span><text:span text:style-name="T636">?nome=pomadalegal&amp;tipo=2&amp;categoria=bigodesruivos</text:span><text:span text:style-name="T642">#</text:span><text:span text:style-name="T643">id</text:span><text:span text:style-name="T642">descricao</text:span><text:span text:style-name="T634"> </text:span></text:p>
      <text:p text:style-name="P177">URL é diferente de URI</text:p>
      <text:list text:style-name="L3">
        <text:list-item>
          <text:p text:style-name="P418"><text:span text:style-name="Strong_20_Emphasis"><text:span text:style-name="T345">URI</text:span></text:span><text:span text:style-name="Strong_20_Emphasis"><text:span text:style-name="T342">: </text:span></text:span><text:span text:style-name="T342">Uniform </text:span><text:span text:style-name="T343">R</text:span><text:span text:style-name="T342">esour</text:span><text:span text:style-name="T344">c</text:span><text:span text:style-name="T342">e </text:span><text:span text:style-name="T343">I</text:span><text:span text:style-name="T342">dentifier - Identificador de recursos uniforme. É uma sequência de numéricos, letras e caracteres especiais utilizados para identificar documentos.</text:span></text:p>
        </text:list-item>
      </text:list>
      <text:list text:style-name="L4">
        <text:list-item>
          <text:p text:style-name="P428"><text:span text:style-name="T341">URL</text:span><text:span text:style-name="T339"> é o endereço de um recurso na internet e refere-se a um subconjunto de URIs. Ele realiza a identificação de um recurso, bem como o protocolo </text:span><text:span text:style-name="T340">e porta </text:span><text:span text:style-name="T339">usado para acess</text:span><text:span text:style-name="T340">á</text:span><text:span text:style-name="T339">-lo.</text:span></text:p>
        </text:list-item>
        <text:list-item>
          <text:p text:style-name="P485"><text:span text:style-name="Strong_20_Emphasis"><text:span text:style-name="T341">URN</text:span></text:span><text:span text:style-name="Strong_20_Emphasis"><text:span text:style-name="T339">: </text:span></text:span><text:span text:style-name="T339">Uniform </text:span><text:span text:style-name="T340">R</text:span><text:span text:style-name="T339">esource </text:span><text:span text:style-name="T340">N</text:span><text:span text:style-name="T33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76"><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178">Request e Response são dois tipos de mensagem diferentes quando falamos de HTTP. A especificação HTTP diz exatamente o que podemos colocar dentro de cada um destes tipos de mensagem para que todos que "falem" o idioma HTTP consigam trocar infomações corretamente.</text:p>
      <text:p text:style-name="P179">Uma requisição <text:span text:style-name="T1086">(</text:span><text:span text:style-name="T658">request</text:span><text:span text:style-name="T1086">)</text:span> <text:span text:style-name="T1086">e uma resposta (</text:span><text:span text:style-name="T658">response</text:span><text:span text:style-name="T1086">) </text:span>HTTP tem o seguinte formato:</text:p>
      <text:p text:style-name="P180"><draw:frame draw:style-name="fr7" draw:name="Figura22" text:anchor-type="as-char" svg:width="7.938cm" svg:height="2.037cm" draw:z-index="19"><draw:image xlink:href="Pictures/100000010000012C0000004D86FC263AA4C7F7C5.png" xlink:type="simple" xlink:show="embed" xlink:actuate="onLoad" draw:mime-type="image/png"/><svg:title>request</svg:title></draw:frame><text:s/><draw:frame draw:style-name="fr6"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269"><text:span text:style-name="T334">HTTPS</text:span><text:span text:style-name="T333">://</text:span><text:span text:style-name="T325"> </text:span><text:span text:style-name="T329">é o protocolo </text:span><text:span text:style-name="T331">com</text:span><text:span text:style-name="T329"> a </text:span><text:span text:style-name="T338">camada adicional de segurança</text:span><text:span text:style-name="T326"> </text:span><text:span text:style-name="T329">que utiliza o protocolo</text:span><text:span text:style-name="T326"> </text:span><text:span text:style-name="T325">SSL</text:span><text:span text:style-name="T326"> (um serviço de </text:span><text:span text:style-name="T337">criptografia</text:span><text:span text:style-name="T326"> de dados). </text:span></text:p>
      <text:p text:style-name="P172"/>
      <text:p text:style-name="P268"><text:span text:style-name="T335">H</text:span><text:span text:style-name="T336">ospedagem</text:span><text:span text:style-name="T329"> é a casa onde seu site vive, ou seja, o computador onde seus os arquivos estão guardados.</text:span></text:p>
      <text:p text:style-name="P270"><text:span text:style-name="T329">E</text:span><text:span text:style-name="T326">s</text:span><text:span text:style-name="T330">s</text:span><text:span text:style-name="T326">e serviço fornece: </text:span><text:span text:style-name="T337">disponibilidade</text:span><text:span text:style-name="T326"> para o site se manter online sempre, </text:span><text:span text:style-name="T337">performance</text:span><text:span text:style-name="T326"> para suportar até milhões de acessos simultâneos e </text:span><text:span text:style-name="T337">segurança</text:span><text:span text:style-name="T325">. </text:span><text:span text:style-name="T326">Algumas dessas empresas contratam data centers e os alugam a seus clientes. </text:span><text:span text:style-name="T332">Os pagamentos ao serviço de hosting são mensais.</text:span></text:p>
      <text:p text:style-name="P221">Aula <text:span text:style-name="T741">0</text:span>2 – <text:span text:style-name="T940">Como funciona HTML e CSS</text:span></text:p>
      <text:p text:style-name="P226"/>
      <text:p text:style-name="P226"/>
      <text:p text:style-name="P227"><text:span text:style-name="T707"><text:tab/>A </text:span><text:span text:style-name="T747">HTML</text:span> trabalha fundamentada apenas nas marcas ou etiquetas (do Inglês <text:span text:style-name="T644">tag</text:span>), <text:span text:style-name="T940">já</text:span> as <text:span text:style-name="T644">CSS</text:span> funcionam baseadas <text:span text:style-name="T940">em</text:span> <text:span text:style-name="T875">seletores</text:span><text:span text:style-name="T876">{}</text:span>, <text:span text:style-name="T993">com suas declarações de</text:span> <text:span text:style-name="T875">propriedade:valor</text:span>.</text:p>
      <text:p text:style-name="P227"><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27"/>
      <text:p text:style-name="P227"/>
      <text:p text:style-name="P227"/>
      <text:p text:style-name="P227"/>
      <text:p text:style-name="P227"/>
      <text:p text:style-name="P227"/>
      <text:p text:style-name="P227"/>
      <text:p text:style-name="P229"><text:span text:style-name="T444">Quando não solicitamos um arquivo específico ao servidor, ele vai entregar o arquivo de índice do site, que se chama</text:span><text:span text:style-name="T445"> index.html. </text:span></text:p>
      <text:p text:style-name="P245"/>
      <text:p text:style-name="P10"><text:span text:style-name="T668">Uma </text:span><text:span text:style-name="T696">tag</text:span><text:span text:style-name="T668"> é um conjunto de palavras entre sinais de colchete angular </text:span><text:span text:style-name="T879">&lt;&gt;</text:span><text:span text:style-name="T684">. </text:span><text:span text:style-name="T676">Elas</text:span><text:span text:style-name="T671"> não podem conter espaços</text:span><text:span text:style-name="T668"> </text:span><text:span text:style-name="T676">e </text:span><text:span text:style-name="T668">maioria possu</text:span><text:span text:style-name="T679">i</text:span><text:span text:style-name="T668"> abertura </text:span><text:span text:style-name="T702">&lt;tag&gt;</text:span><text:span text:style-name="T669"> </text:span><text:span text:style-name="T668">e fechamento </text:span><text:span text:style-name="T701">&lt;</text:span><text:span text:style-name="T880">/</text:span><text:span text:style-name="T702">t</text:span><text:span text:style-name="T701">a</text:span><text:span text:style-name="T702">g&gt;</text:span><text:span text:style-name="T669">. </text:span></text:p>
      <text:p text:style-name="P227"/>
      <text:p text:style-name="P227"><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69">A</text:span><text:span text:style-name="T668">lgumas tags não possuem a necessidade de </text:span><text:span text:style-name="T691">conteúdo interno</text:span><text:span text:style-name="T668"> e por isso não possuem fechamento. </text:span><text:span text:style-name="T679">São</text:span><text:span text:style-name="T668"> </text:span><text:span text:style-name="T679">exemplos </text:span><text:span text:style-name="T668">as tags </text:span><text:span text:style-name="T669">&lt;br&gt;, </text:span><text:span text:style-name="T676">&lt;meta&gt;</text:span><text:span text:style-name="T669"> e &lt;img&gt;</text:span><text:span text:style-name="T668">.</text:span></text:p>
      <text:p text:style-name="P227"/>
      <text:p text:style-name="P3"><text:span text:style-name="T671">A</text:span><text:span text:style-name="T668">s </text:span><text:span text:style-name="T696">CSS</text:span><text:span text:style-name="T676"> – </text:span><text:span text:style-name="T684">Cascading Style Sheets</text:span><text:span text:style-name="T668"> (Folhas de Estilo em Cascata) - são usadas para configurar um </text:span><text:span text:style-name="T691">resultado visual</text:span><text:span text:style-name="T668"> dos elementos HTML, </text:span><text:span text:style-name="T672">e</text:span><text:span text:style-name="T669">ssas</text:span><text:span text:style-name="T668"> configurações são realizadas através dos seletores:</text:span></text:p>
      <text:p text:style-name="P227"/>
      <text:p text:style-name="P227"><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27"/>
      <text:p text:style-name="P227"/>
      <text:p text:style-name="P227"/>
      <text:p text:style-name="P227"/>
      <text:p text:style-name="P227"/>
      <text:p text:style-name="P227"/>
      <text:p text:style-name="P227"/>
      <text:p text:style-name="P227"/>
      <text:p text:style-name="P231"><text:span text:style-name="T707">CSS tem </text:span><text:span text:style-name="T647">seletores</text:span><text:span text:style-name="T707">, e dentro de seletores têm </text:span><text:span text:style-name="T647">declarações</text:span><text:span text:style-name="T707">, e cada declaração é composta por um par de </text:span><text:span text:style-name="T647">propriedade </text:span><text:span text:style-name="T712">:</text:span><text:span text:style-name="T710"> </text:span><text:span text:style-name="T647">valor</text:span><text:span text:style-name="T707"> (</text:span>separados por <text:span text:style-name="T714">[:]</text:span><text:span text:style-name="T708">)</text:span></text:p>
      <text:p text:style-name="P228"/>
      <text:p text:style-name="P230">Agrupamos todas as declarações CSS de um mesmo elemento dentro de um <text:span text:style-name="T706">seletor. A</text:span>s chaves delimitam <text:span text:style-name="T707">as</text:span> declarações relativas ao seletor<text:span text:style-name="T1004"> {}</text:span>. </text:p>
      <text:p text:style-name="P227"/>
      <text:p text:style-name="P3"><text:span text:style-name="T671">Toda declaração CSS deve terminar com</text:span><text:span text:style-name="T668"> ponto e vírgula </text:span><text:span text:style-name="T670">(</text:span><text:span text:style-name="T715">;</text:span><text:span text:style-name="T670">)</text:span><text:span text:style-name="T668">.</text:span></text:p>
      <text:p text:style-name="P232"/>
      <text:p text:style-name="P236"><text:span text:style-name="T720"><text:tab/></text:span><text:span text:style-name="T726">&lt;head&gt;</text:span> <text:span text:style-name="T741">tag que marca</text:span> a área de configurações</text:p>
      <text:p text:style-name="P236"><text:span text:style-name="T720"><text:tab/></text:span><text:span text:style-name="T726">&lt;body&gt;</text:span> <text:span text:style-name="T741">tag que marca</text:span> a área de conteúdo</text:p>
      <text:p text:style-name="P232"/>
      <text:p text:style-name="P4"><text:span text:style-name="T674">O</text:span><text:span text:style-name="T670"> VSCode tem um </text:span><text:span text:style-name="T685">atalho</text:span><text:span text:style-name="T670"> simples para criar o código base </text:span><text:span text:style-name="T674">de um arquivo HTML:</text:span><text:span text:style-name="T670"> </text:span><text:span text:style-name="T679">digite </text:span><text:span text:style-name="T685">! + Enter </text:span><text:span text:style-name="T679">na primeira linha</text:span></text:p>
      <text:p text:style-name="P234"/>
      <text:p text:style-name="P234"><text:span text:style-name="T650"><text:tab/></text:span><text:span text:style-name="T941">E</text:span>strutura básica de um documento <text:span text:style-name="T941">HTML:</text:span></text:p>
      <text:p text:style-name="P235"><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35"><text:soft-page-break/></text:p>
      <text:p text:style-name="P223">Aula <text:span text:style-name="T741">03 – Primeiras tags</text:span></text:p>
      <text:p text:style-name="P233"/>
      <text:p text:style-name="P272"><text:span text:style-name="T673"><text:tab/>Ao </text:span><text:span text:style-name="T698">criar arquivos </text:span><text:span text:style-name="T699">HTML</text:span><text:span text:style-name="T673">, </text:span><text:span text:style-name="T682">nomei-os</text:span><text:span text:style-name="T697"> </text:span><text:span text:style-name="T690">apenas </text:span><text:span text:style-name="T694">com</text:span><text:span text:style-name="T690"> letras minúsculas, </text:span><text:span text:style-name="T693">sem</text:span><text:span text:style-name="T690"> acentos e </text:span><text:span text:style-name="T693">sem</text:span><text:span text:style-name="T690"> colocar espaços</text:span><text:span text:style-name="T697">.</text:span></text:p>
      <text:p text:style-name="P233"/>
      <text:p text:style-name="P5"><text:span text:style-name="T739">&lt;br&gt;</text:span><text:span text:style-name="T680"> break row: </text:span><text:span text:style-name="T677">tag que </text:span><text:span text:style-name="T680">quebra a linha</text:span></text:p>
      <text:p text:style-name="P5"><text:span text:style-name="T740">&lt;hr&gt;</text:span><text:span text:style-name="T722"> </text:span><text:span text:style-name="T674">horizontal row: tag </text:span><text:span text:style-name="T681">equivalente à &lt;br&gt; porém adiciona uma </text:span><text:span text:style-name="T692">linha horizontal</text:span></text:p>
      <text:p text:style-name="P5"><text:span text:style-name="T740">&lt;p&gt;</text:span><text:span text:style-name="T674"> paragraph: tag para </text:span><text:span text:style-name="T667">criar um parágrafo </text:span></text:p>
      <text:p text:style-name="P274"><text:span text:style-name="T738">&lt;h1&gt;</text:span><text:span text:style-name="T667"> head</text:span><text:span text:style-name="T675">ing</text:span><text:span text:style-name="T667">: tag </text:span><text:span text:style-name="T675">que indica um título</text:span><text:span text:style-name="T667"> </text:span></text:p>
      <text:p text:style-name="P274"><text:span text:style-name="T738">&lt;title&gt;</text:span><text:span text:style-name="T667"> fica dentro </text:span><text:span text:style-name="T677">da</text:span><text:span text:style-name="T667"> tag &lt;head&gt;: nomeia o título da aba do navegador</text:span></text:p>
      <text:p text:style-name="P238"/>
      <text:p text:style-name="P241"/>
      <text:p text:style-name="P241"/>
      <text:p text:style-name="P241"/>
      <text:p text:style-name="P241"/>
      <text:p text:style-name="P241"/>
      <text:p text:style-name="P219">Aula <text:span text:style-name="T741">04 – Instalando um editor de código</text:span></text:p>
      <text:p text:style-name="P219"/>
      <text:p text:style-name="P242"><text:tab/>Instalando o VSCode, <text:span text:style-name="T964">software open source</text:span> da Microsoft.</text:p>
      <text:p text:style-name="P39"/>
      <text:p text:style-name="P38"><text:tab/><text:span text:style-name="T653">A</text:span><text:span text:style-name="T644">talho</text:span> muito importante é o <text:span text:style-name="T644">Wrap with abbreviator</text:span> <text:span text:style-name="T875">Control</text:span> + <text:span text:style-name="T875">Shift</text:span> + <text:span text:style-name="T875">P<text:line-break/></text:span>Com ele, você <text:span text:style-name="T754">delimita</text:span><text:span text:style-name="T743"> um trecho selecionado </text:span><text:span text:style-name="T754">com uma tag escolhida</text:span><text:span text:style-name="T996">.</text:span></text:p>
      <text:p text:style-name="P41"><text:tab/><text:span text:style-name="T653">A</text:span><text:span text:style-name="T644">talho</text:span> para corrigir tabulação ou i<text:span text:style-name="T861">n</text:span>dentação: selecione o trecho e aperte <text:span text:style-name="T884">Shift</text:span> + <text:span text:style-name="T884">Tab</text:span> para <text:span text:style-name="T743">mover a seleção para a esquerda</text:span>, ou apenas <text:span text:style-name="T884">Tab</text:span> para mover a seleção para a direita.</text:p>
      <text:p text:style-name="P42"><text:tab/><text:span text:style-name="T654">A</text:span><text:span text:style-name="T649">talho</text:span><text:span text:style-name="T940"> para fazer várias edições simultâneas, crie </text:span><text:span text:style-name="T751">vários cursores</text:span><text:span text:style-name="T940"> através da tecla </text:span><text:span text:style-name="T884">ALT</text:span><text:span text:style-name="T940">.</text:span></text:p>
      <text:p text:style-name="P42"/>
      <text:p text:style-name="P42"/>
      <text:p text:style-name="P225">Aula 05 - Entities</text:p>
      <text:p text:style-name="P239"/>
      <text:p text:style-name="P237"><text:span text:style-name="T444"><text:tab/>O mecanismo que permite representar caracteres </text:span><text:span text:style-name="T451">especiais</text:span><text:span text:style-name="T444"> no HTML é chamado de HTML</text:span><text:span text:style-name="T445"> </text:span><text:span text:style-name="T446">E</text:span><text:span text:style-name="T445">ntities</text:span><text:span text:style-name="T444">. Uma entity é representada por um símbolo </text:span><text:span text:style-name="T445">&amp; </text:span><text:span text:style-name="T444">seguido de um identificador e finalizado com um ponto-e</text:span><text:span text:style-name="T452">-</text:span><text:span text:style-name="T444">vírgula. </text:span><text:span text:style-name="T452">Enquanto os angle brack</text:span><text:span text:style-name="T454">e</text:span><text:span text:style-name="T452">ts (</text:span><text:span text:style-name="T575">&lt; &gt;</text:span><text:span text:style-name="T452">) são usados para delimitar tags, o ampersands (&amp;) é usado para identificar uma entitie HTML.</text:span></text:p>
      <text:p text:style-name="P19"/>
      <text:p text:style-name="P354"><text:span text:style-name="T323">&lt;<text:tab/></text:span><text:span text:style-name="T16">less than:</text:span><text:span text:style-name="T321"> </text:span><text:span text:style-name="T16">menor que<text:tab/><text:tab/></text:span><text:span text:style-name="T323">&amp;lt; </text:span></text:p>
      <text:p text:style-name="P354"><text:span text:style-name="T323">&gt;<text:tab/></text:span><text:span text:style-name="T16">greater than:</text:span><text:span text:style-name="T321"> </text:span><text:span text:style-name="T16"><text:s/>maior que<text:tab/></text:span><text:span text:style-name="T323">&amp;gt;</text:span><text:span text:style-name="T321">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57">https://www.toptal.com/designers/htmlarrows/</text:span></text:a></text:p>
      <text:p text:style-name="P6"><text:a xlink:type="simple" xlink:href="https://www.w3schools.com/charsets/ref_utf_symbols.asp" text:style-name="Internet_20_link" text:visited-style-name="Visited_20_Internet_20_Link"><text:span text:style-name="T457">https://www.w3schools.com/charsets/ref_utf_symbols.asp</text:span></text:a></text:p>
      <text:p text:style-name="P202"/>
      <text:p text:style-name="P202"/>
      <text:p text:style-name="P9"><text:span text:style-name="T33"><text:tab/>Site para</text:span><text:span text:style-name="T22"> </text:span><text:span text:style-name="T551">emojis</text:span><text:span text:style-name="T22">: </text:span><text:a xlink:type="simple" xlink:href="http://emojipedia.org/" text:style-name="Internet_20_link" text:visited-style-name="Visited_20_Internet_20_Link"><text:span text:style-name="T456">emojipedia.org</text:span></text:a></text:p>
      <text:p text:style-name="P9"><text:span text:style-name="T33">No VSCode, digite</text:span><text:span text:style-name="T322"> </text:span><text:span text:style-name="T383">&amp;#x</text:span><text:span text:style-name="T33"> + código_do_emoji, por exemplo: </text:span><text:span text:style-name="T384">&amp;#x</text:span><text:span text:style-name="T359">1F913</text:span><text:span text:style-name="T384">;</text:span></text:p>
      <text:p text:style-name="P45"/>
      <text:p text:style-name="P25"/>
      <text:p text:style-name="P360"><text:span text:style-name="T16">Para fazer </text:span><text:span text:style-name="T549">comentários</text:span><text:span text:style-name="T16"> escreva:<text:tab/></text:span><text:span text:style-name="T380">&lt;!-- </text:span><text:span text:style-name="T550">este é um comentário</text:span><text:span text:style-name="T387"> </text:span><text:span text:style-name="T380">--&gt;</text:span></text:p>
      <text:p text:style-name="P222"><text:span text:style-name="T444">Aula </text:span><text:span text:style-name="T448">0</text:span><text:span text:style-name="T450">6 – </text:span><text:span text:style-name="T451">Imagens</text:span></text:p>
      <text:p text:style-name="P181"/>
      <text:p text:style-name="P26"><text:tab/>Não é porque o conteúdo está na internet que o seu uso é livre!</text:p>
      <text:p text:style-name="P26"><text:span text:style-name="T940">Um</text:span> conteúdo publicado na web é <text:span text:style-name="T743">diferente</text:span> de domínio público.</text:p>
      <text:p text:style-name="P27"><text:tab/>Não podemos usar nenhuma mídia sem a prévia autorização do seu criador, <text:span text:style-name="T940">então tenha cuidado </text:span>a<text:span text:style-name="T742">o</text:span> criar sites profissionalmente para empresas usando imagens e conteúdos que você não <text:span text:style-name="T758">tem autorização.</text:span></text:p>
      <text:p text:style-name="P23"><text:tab/>Dica: no buscador do Google, configure a pesquisa para <text:span text:style-name="T644">Creative Commons.</text:span></text:p>
      <text:p text:style-name="P46"/>
      <text:p text:style-name="P43">Banco de imagens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44">Pexels</text:span></text:a></text:p>
      <text:p text:style-name="P44">Site para download de ícones: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644">materials </text:span><text:span text:style-name="T659">icons</text:span></text:a> (by google), <text:a xlink:type="simple" xlink:href="https://fontawesome.com/" text:style-name="Internet_20_link" text:visited-style-name="Visited_20_Internet_20_Link"><text:span text:style-name="T1088">fontawesome</text:span></text:a><text:span text:style-name="T1087">. </text:span><text:span text:style-name="T1088">As tags </text:span><text:span text:style-name="T735">&lt;i&gt;</text:span><text:span text:style-name="T1088"> e </text:span><text:span text:style-name="T735">&lt;span&gt;</text:span><text:span text:style-name="T1088"> são amplamente usadas para adicionar ícones.</text:span></text:p>
      <text:p text:style-name="P27"><text:tab/><text:span text:style-name="T644">JPEG</text:span> <text:span text:style-name="T994">é um </text:span>algoritmo de compactação usado para gerar imagens fotográficas com um <text:span text:style-name="T883">tamanho</text:span> extremamente <text:span text:style-name="T743">reduzido</text:span>. </text:p>
      <text:p text:style-name="P26"/>
      <text:p text:style-name="P26"><text:tab/>A principal característica do <text:span text:style-name="T644">PNG</text:span><text:span text:style-name="T648"> <text:s/></text:span><text:span text:style-name="T994">(</text:span>e que o diferencia do JPEG<text:span text:style-name="T994">) </text:span>é a capacidade de configurar a <text:span text:style-name="T743">opacidade</text:span> de cada pixel, deix<text:span text:style-name="T994">ando</text:span> <text:span text:style-name="T883">transparente</text:span>. </text:p>
      <text:p text:style-name="P26"/>
      <text:p text:style-name="P26"><text:tab/>De forma resumida, na hora de escolher o formato de imagem para <text:span text:style-name="T995">um </text:span>site, opte sempre pelo formato JPEG com uma <text:span text:style-name="T743">compactação</text:span> entre 30% e 50%. O formato PNG só deverá ser usado quando precisarmos de <text:span text:style-name="T765">transparência</text:span> na foto. </text:p>
      <text:p text:style-name="P26"/>
      <text:p text:style-name="P23">Tamanho é dinheiro: quanto maior o <text:span text:style-name="T757">tráfego</text:span> de dados, maior<text:span text:style-name="T757">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61"><text:span text:style-name="T381">&lt;</text:span><text:span text:style-name="T380">img src</text:span><text:span text:style-name="T382">=</text:span><text:span text:style-name="T380">”</text:span><text:span text:style-name="T358">ipsum lorem</text:span><text:span text:style-name="T380">” alt</text:span><text:span text:style-name="T382">=</text:span><text:span text:style-name="T380">”</text:span><text:span text:style-name="T358">ipsum lorem</text:span><text:span text:style-name="T380">”&gt;</text:span><text:span text:style-name="T32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644">atalho</text:span> muito prático para inserir o arquivo: tecla <text:span text:style-name="T1004">CONTROL</text:span> + <text:span text:style-name="T1004">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oft-page-break/><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73"><text:span text:style-name="T683"><text:tab/></text:span><text:span text:style-name="T695">Favicon</text:span><text:span text:style-name="T667"> é o </text:span><text:span text:style-name="T690">logotipo</text:span><text:span text:style-name="T667"> que fica ao lado esquerdo do título de uma aba no navegador, ele é um elemento de </text:span><text:span text:style-name="T700">branding</text:span><text:span text:style-name="T667"> e design para um site.</text:span></text:p>
      <text:list text:style-name="L5">
        <text:list-item>
          <text:p text:style-name="P419"><text:span text:style-name="T678">É aconselhável que seu formato seja do tipo </text:span><text:span text:style-name="T881">ICO</text:span><text:span text:style-name="T678"> pois, embora o formato </text:span><text:span text:style-name="T881">SVG</text:span><text:span text:style-name="T678"> seja </text:span><text:span text:style-name="T667">a melhor das opções, </text:span><text:span text:style-name="T678">infelizmente nem todo navegador é compatível com esse formato e acaba causando algumas inconsistências na exibição em outras plataformas. </text:span></text:p>
        </text:list-item>
      </text:list>
      <text:list text:style-name="L6">
        <text:list-item>
          <text:p text:style-name="P420"><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420"><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97">favicon.cc</text:span></text:a></text:p>
        </text:list-item>
        <text:list-item>
          <text:p text:style-name="P420"><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44"><text:span text:style-name="T378">&lt;link rel=</text:span><text:span text:style-name="T379">"</text:span><text:span text:style-name="T576">shortcut icon</text:span><text:span text:style-name="T379">" href="</text:span><text:span text:style-name="T357">favicon.ico</text:span><text:span text:style-name="T379">" type="</text:span><text:span text:style-name="T576">image/x-icon</text:span><text:span text:style-name="T379">"&gt;</text:span><text:span text:style-name="T362"> </text:span><text:span text:style-name="T453">tag para importar um favicon. Para isso, </text:span><text:span text:style-name="T444">digit</text:span><text:span text:style-name="T453">e</text:span><text:span text:style-name="T444"> </text:span><text:span text:style-name="T445">link</text:span><text:span text:style-name="T444"> dentro da &lt;head&gt;, acima da tag &lt;title&gt; e escolha a opção “</text:span><text:span text:style-name="T447">link:favicon</text:span><text:span text:style-name="T449">”, </text:span><text:span text:style-name="T453">assim </text:span><text:span text:style-name="T449">o editor VSCode criará automaticamente a tag. No parâmetro “</text:span><text:span text:style-name="T447">href</text:span><text:span text:style-name="T449">”: digite </text:span><text:span text:style-name="T574">CONTROL</text:span><text:span text:style-name="T573"> </text:span><text:span text:style-name="T449">+</text:span><text:span text:style-name="T573"> </text:span><text:span text:style-name="T574">ESPAÇO</text:span><text:span text:style-name="T449"> e escolha o favicon (que deve estar dentro do root - pasta principal </text:span><text:span text:style-name="T455">- </text:span><text:span text:style-name="T451">do projeto</text:span><text:span text:style-name="T449">)</text:span></text:p>
      <text:p text:style-name="P29"/>
      <text:p text:style-name="P29"/>
      <text:p text:style-name="P29"/>
      <text:p text:style-name="P220"><text:span text:style-name="T449">Aula </text:span><text:span text:style-name="T448">0</text:span><text:span text:style-name="T450">7 – </text:span><text:span text:style-name="T451">Hierarquia de textos</text:span></text:p>
      <text:p text:style-name="P182"/>
      <text:p text:style-name="P30"><text:span text:style-name="T644"><text:tab/></text:span><text:span text:style-name="T943">Lorem Ipsum</text:span><text:span text:style-name="T644"> </text:span>é um texto que serve como modelo para simular conteúdo.</text:p>
      <text:p text:style-name="P30"><text:span text:style-name="T653">Atalho</text:span><text:span text:style-name="T996">: para gerar esse texto automaticamente</text:span> <text:span text:style-name="T964">no VSCode </text:span>digite, <text:span text:style-name="T760">d</text:span>entro de um parágrafo recém-criado, apenas a palavra <text:span text:style-name="T882">lorem</text:span> e pressione <text:span text:style-name="T990">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320">&lt;h1&gt;</text:span><text:span text:style-name="T14"> … </text:span><text:span text:style-name="T32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text:span><text:soft-page-break/><text:span text:style-name="T30">conteúdo, autoridade do domínio, performance da página, arquitetura do site, backlinks, etc.</text:span></text:p>
      <text:p text:style-name="P184">Aula 08 – <text:span text:style-name="T940">Tags semânticas</text:span></text:p>
      <text:p text:style-name="P183"/>
      <text:p text:style-name="P36"><text:tab/>O HTML 5 tornou-se mais <text:span text:style-name="T943">semântico</text:span>, se importando mais com o <text:span text:style-name="T743">significado das palavras</text:span> do que com a forma.</text:p>
      <text:p text:style-name="P35"/>
      <text:p text:style-name="P37"><text:tab/>As tags ficam obsoletas com o passar do tempo. No VSCode, tags <text:span text:style-name="T940">obsoletas </text:span>ficam em vermelho como forma de aviso.</text:p>
      <text:p text:style-name="P40"/>
      <text:p text:style-name="P35">Tags semânticas:</text:p>
      <text:p text:style-name="P35"/>
      <text:p text:style-name="P35"><text:span text:style-name="T726">&lt;strong&gt;</text:span> <text:span text:style-name="T660">negrito</text:span></text:p>
      <text:p text:style-name="P35"><text:span text:style-name="T726">&lt;em&gt;</text:span> emphasis: <text:span text:style-name="T762">itálico</text:span></text:p>
      <text:p text:style-name="P35"><text:span text:style-name="T726">&lt;mark&gt;</text:span> <text:span text:style-name="T766">delimita</text:span> um texto (assim como uma caneta marca-texto)</text:p>
      <text:p text:style-name="P35"><text:span text:style-name="T726">&lt;del&gt;</text:span> delete: deixa o texto <text:span text:style-name="T761">tachado</text:span></text:p>
      <text:p text:style-name="P95"><text:span text:style-name="T726">&lt;ins&gt;</text:span> insert: <text:span text:style-name="T743">sublinha</text:span> o texto; o texto inserido é o op<text:span text:style-name="T940">o</text:span>sto do texto deletado<text:span text:style-name="T1025">(tachado)</text:span></text:p>
      <text:p text:style-name="P95"><text:span text:style-name="T726">&lt;sup&gt;</text:span> sobrescrito (x<text:span text:style-name="T772">²</text:span><text:span text:style-name="T767">)</text:span></text:p>
      <text:p text:style-name="P95"><text:span text:style-name="T726">&lt;sub&gt;</text:span><text:span text:style-name="T767"> subscrito (H</text:span><text:span text:style-name="T759">2</text:span><text:span text:style-name="T767">O)</text:span></text:p>
      <text:p text:style-name="P96"><text:span text:style-name="T726">&lt;code&gt;</text:span><text:span text:style-name="T767"> ideal para inserir um código-fonte pois ativa </text:span><text:span text:style-name="T771">a fonte</text:span><text:span text:style-name="T767"> </text:span><text:span text:style-name="T991">monospace</text:span><text:span text:style-name="T768">, </text:span><text:span text:style-name="T769">tornando mais fácil a leitura do código-fonte. Essa tag não </text:span><text:span text:style-name="T770">o</text:span><text:span text:style-name="T769">rganiza o código com identação, para solucionar isso utilize a tag </text:span><text:span text:style-name="T992">&lt;pre&gt;</text:span></text:p>
      <text:p text:style-name="P119"><text:span text:style-name="T736">&lt;pre&gt;</text:span><text:span text:style-name="T773"> mantém o texto pré-formatado, então passa a obedecer quebras de linha, espaços e tabulações</text:span></text:p>
      <text:p text:style-name="P120"><text:span text:style-name="T736">&lt;q&gt;</text:span><text:span text:style-name="T773"> quote: usada para fazer </text:span><text:span text:style-name="T774">uma</text:span><text:span text:style-name="T773"> citação </text:span><text:span text:style-name="T774">simples </text:span><text:span text:style-name="T773">em meio a uma frase, colocando as aspas automaticamente, mas sem deslocamento</text:span></text:p>
      <text:p text:style-name="P120"><text:span text:style-name="T736">&lt;blockquote </text:span><text:span text:style-name="T886">cite</text:span><text:span text:style-name="T737">=”</text:span><text:span text:style-name="T795">link.com</text:span><text:span text:style-name="T737">“</text:span><text:span text:style-name="T736">&gt; </text:span><text:span text:style-name="T737">&lt;/blockquote&gt;</text:span><text:span text:style-name="T1005"> </text:span><text:span text:style-name="T773">usada para fazer citações </text:span><text:span text:style-name="T774">completas</text:span><text:span text:style-name="T773"> (em bloco), tendo um parágrafo só para si, então o texto ganha um recuo automaticamente. O parâmetro </text:span><text:span text:style-name="T878">cite</text:span><text:span text:style-name="T773"> serve para adicionar um link para o texto original.</text:span></text:p>
      <text:p text:style-name="P120"><text:span text:style-name="T726">&lt;abbr </text:span><text:span text:style-name="T727">title=”</text:span><text:span text:style-name="T797">ipsum lorem</text:span><text:span text:style-name="T727">”</text:span><text:span text:style-name="T726">&gt; </text:span><text:span text:style-name="T727">&lt;/abb</text:span><text:span text:style-name="T728">r</text:span><text:span text:style-name="T727">&gt;</text:span><text:span text:style-name="T721"> </text:span>abbreviation: usada sempre que quiser criar uma sigla, mostrar o seu significado ao usuário e <text:span text:style-name="T999">aos</text:span> mecanismos de busca o seu significado.</text:p>
      <text:p text:style-name="P121"><text:span text:style-name="T726">&lt;adress&gt;</text:span> esse elemento serve para inserir informações de contato, desde um simples e-mail até um endereço completo de um local físico</text:p>
      <text:p text:style-name="P121"/>
      <text:p text:style-name="P121">O <text:span text:style-name="T747">index.</text:span><text:span text:style-name="T749">html</text:span> é a <text:span text:style-name="T743">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99">á-lo</text:span> para o visitante.</text:p>
      <text:p text:style-name="P185">Aula 0<text:span text:style-name="T783">9 - Listas</text:span></text:p>
      <text:p text:style-name="P188"/>
      <text:p text:style-name="P122"><text:span text:style-name="T748">L</text:span><text:span text:style-name="T747">istas</text:span> são muito úteis, elas simplificam e sintetizam o conteúdo a ser passado e faz a demarcação de cada item para facilitar a visualização. </text:p>
      <text:p text:style-name="P124"/>
      <text:p text:style-name="P123"><text:span text:style-name="T726">&lt;ol </text:span><text:span text:style-name="T884">type</text:span><text:span text:style-name="T729">=”</text:span><text:span text:style-name="T796">a</text:span><text:span text:style-name="T729">” </text:span><text:span text:style-name="T884">start</text:span><text:span text:style-name="T729">=”</text:span><text:span text:style-name="T796">5</text:span><text:span text:style-name="T729">”</text:span><text:span text:style-name="T726">&gt; </text:span><text:span text:style-name="T729">&lt;/ol&gt;</text:span> ordered list: delimita uma <text:span text:style-name="T747">lista ordenada</text:span>. Possui um parâmetro <text:span text:style-name="T875">type</text:span>, onde <text:span text:style-name="T782">personalizamos</text:span> o tipo de marcador da lista atual. As opções de valores para esse parâmetro são:</text:p>
      <text:p text:style-name="P122">‣ <text:span text:style-name="T866">1</text:span> - Valor padrão. Cria listas numeradas. Ex: 1, 2, 3 … </text:p>
      <text:p text:style-name="P122">‣ <text:span text:style-name="T866">A</text:span> - Cria listas alfabéticas em maiúsculas. Ex: A, B, C… </text:p>
      <text:p text:style-name="P122">‣ <text:span text:style-name="T866">a</text:span> - Cria listas alfabéticas em minúsculas. Ex: a, b, c … </text:p>
      <text:p text:style-name="P122">‣ <text:span text:style-name="T866">I</text:span> - Cria listas com algarismos romanos em maiúsculas.</text:p>
      <text:p text:style-name="P122">‣ <text:span text:style-name="T866">i</text:span> - Cria listas com algarismos romanos em minúsculas.</text:p>
      <text:p text:style-name="P123"><text:tab/>Você também pode indicar o início da contagem usando o parâmetro <text:span text:style-name="T875">start</text:span>, <text:span text:style-name="T862">mas tenha atenção pois ele é um parâmetro numérico!</text:span></text:p>
      <text:p text:style-name="P122"/>
      <text:p text:style-name="P124"><text:span text:style-name="T726">&lt;li&gt;</text:span> list item: identifica cada <text:span text:style-name="T747">item da lista</text:span> (seu fechamento <text:span text:style-name="T940">é </text:span>opcional)</text:p>
      <text:p text:style-name="P12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5"><text:span text:style-name="T720">&lt;ul&gt;</text:span> unordered list: <text:span text:style-name="T747">listas com marcadores</text:span>, são aquelas onde a ordem dos itens não influenciará no significado da lista.</text:p>
      <text:p text:style-name="P125"><text:tab/>O marcador padrão é a bolinha preta totalmente preenchida (<text:span text:style-name="T863">disc</text:span>), mas existe a opção de configurar a propriedade <text:span text:style-name="T877">type</text:span> da tag com os <text:span text:style-name="T1066">3 </text:span>seguintes valores: </text:p>
      <text:p text:style-name="P125">‣ <text:span text:style-name="T877">disc</text:span> - padrão. Uma bola preta totalmente pintada </text:p>
      <text:p text:style-name="P125">‣ <text:span text:style-name="T877">circle</text:span> - Uma bola com uma borda preta e sem preenchimento </text:p>
      <text:p text:style-name="P125">‣ <text:span text:style-name="T877">square</text:span> - Um pequeno quadrado preto <text:span text:style-name="T940">pintado</text:span> </text:p>
      <text:p text:style-name="P250"><text:span text:style-name="T480"><text:tab/></text:span><text:span text:style-name="T481">Também é possível</text:span><text:span text:style-name="T480"> personalizar o símbolo de cada elemento </text:span><text:span text:style-name="T485">via CSS</text:span><text:span text:style-name="T480">, usando a propriedade: </text:span><text:span text:style-name="T828">list-style-type</text:span><text:span text:style-name="T917">: </text:span><text:span text:style-name="T846">'</text:span><text:span text:style-name="T930">\2714\00A0\00A0</text:span><text:span text:style-name="T846">'</text:span><text:span text:style-name="T917"> </text:span><text:span text:style-name="T902">/*O '00A0' coloca um espaçamento, código do markcheck encontrado no emotepedia*/</text:span><text:span text:style-name="T917">;</text:span></text:p>
      <text:p text:style-name="P149"/>
      <text:p text:style-name="P149">É possível <text:span text:style-name="T743">aninhar</text:span> listas ou até mesmo misturar, juntando </text:p>
      <text:p text:style-name="P148">listas &lt;ol&gt; com &lt;ul&gt;, <text:span text:style-name="T940">uma prática muito utilizada na criação de menus.</text:span></text:p>
      <text:p text:style-name="P150"/>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26"/>
      <text:p text:style-name="P355"><text:span text:style-name="T368">&lt;</text:span><text:span text:style-name="T367">dl&gt;</text:span><text:span text:style-name="T363"> </text:span><text:span text:style-name="T72">definition list: delimita a lista de definição</text:span></text:p>
      <text:p text:style-name="P355"><text:span text:style-name="T367">&lt;dt&gt;</text:span><text:span text:style-name="T363"> </text:span><text:span text:style-name="T72">definition term: termo</text:span></text:p>
      <text:p text:style-name="P355"><text:span text:style-name="T367">&lt;dd&gt;</text:span><text:span text:style-name="T294"> </text:span><text:span text:style-name="T72">definition description: definição do termo</text:span></text:p>
      <text:p text:style-name="P153"><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87"/>
      <text:p text:style-name="P186"><text:span text:style-name="T784">Aula </text:span><text:span text:style-name="T785">10 - </text:span><text:span text:style-name="T786">Links</text:span></text:p>
      <text:p text:style-name="P189"/>
      <text:p text:style-name="P8"><text:span text:style-name="T369">&lt;a href=”</text:span><text:span text:style-name="T351">https://google.com</text:span><text:span text:style-name="T369">”&gt;</text:span><text:span text:style-name="T74"> </text:span><text:span text:style-name="T75">ancor hypertext reference:</text:span><text:span text:style-name="T74"> cria link</text:span><text:span text:style-name="T80">s</text:span></text:p>
      <text:p text:style-name="P127"/>
      <text:p text:style-name="P127">O <text:span text:style-name="T793">atributo</text:span> <text:span text:style-name="T877">hreflang</text:span> indica o idioma principal do site: </text:p>
      <text:p text:style-name="P167">&lt;a href=”https://google.com” <text:span text:style-name="T867">hreflang</text:span>=”en”&gt;</text:p>
      <text:p text:style-name="P151"/>
      <text:p text:style-name="P129"><text:span text:style-name="T716">Link interno</text:span> faz <text:span text:style-name="T940">ligação</text:span> com outra página do <text:span text:style-name="T940">mesmo</text:span> site, que está dentro do mesmo servidor.</text:p>
      <text:p text:style-name="P12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28"/>
      <text:p text:style-name="P128"/>
      <text:p text:style-name="P128"/>
      <text:p text:style-name="P128">Note que não é necessário indicar a URL completa nesses casos. </text:p>
      <text:p text:style-name="P135"/>
      <text:p text:style-name="P154"><text:span text:style-name="T1068">O</text:span> <text:span text:style-name="T793">atributo</text:span> <text:span text:style-name="T877">target</text:span><text:span text:style-name="T793"> </text:span><text:span text:style-name="T1068">p</text:span><text:span text:style-name="T793">o</text:span><text:span text:style-name="T1068">ssui os</text:span><text:span text:style-name="T793"> parâmetro</text:span><text:span text:style-name="T1068">s:</text:span></text:p>
      <text:list text:style-name="L7">
        <text:list-item>
          <text:p text:style-name="P421"><text:span text:style-name="T354">_blank</text:span><text:span text:style-name="T430"> </text:span><text:span text:style-name="T122">abre o link em uma nova </text:span><text:span text:style-name="T123">aba</text:span><text:span text:style-name="T75">, assim não fecha a guia atual </text:span><text:span text:style-name="T76">(atenção para o underline)</text:span></text:p>
        </text:list-item>
        <text:list-item>
          <text:p text:style-name="P421"><text:span text:style-name="T354">_self</text:span><text:span text:style-name="T430">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421"><text:span text:style-name="T354">_</text:span><text:span text:style-name="T355">parent</text:span><text:span text:style-name="T75"> Abre a página no iframe pai </text:span><text:span text:style-name="T82">(ou n</text:span><text:span text:style-name="T75">o mesmo iframe se não houver pai. </text:span></text:p>
        </text:list-item>
        <text:list-item>
          <text:p text:style-name="P421"><text:span text:style-name="T354">_</text:span><text:span text:style-name="T355">top</text:span><text:span text:style-name="T75"> Abre a página no quadro de nível superior, que sempre é a guia/janela completa do navegador. </text:span></text:p>
        </text:list-item>
        <text:list-item>
          <text:p text:style-name="P421"><text:span text:style-name="T354">_</text:span><text:span text:style-name="T355">nomeDoIframe</text:span><text:span text:style-name="T75"> Abre a página em um iframe nomeado. </text:span></text:p>
        </text:list-item>
      </text:list>
      <text:p text:style-name="P17"/>
      <text:p text:style-name="P16"><text:span text:style-name="T76">O atributo </text:span><text:span text:style-name="T413">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422"><text:span text:style-name="T356">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422"><text:span text:style-name="T356">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422"><text:span text:style-name="T356">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422"><text:span text:style-name="T356">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422"><text:span text:style-name="T356">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34"/>
      <text:p text:style-name="P136">Note que o fechamento da tag <text:span text:style-name="T804">&lt;/</text:span><text:span text:style-name="T814">a</text:span><text:span text:style-name="T804">&gt;</text:span> vem depois do <text:span text:style-name="T1020">texto-nome</text:span> do link, exemplo:</text:p>
      <text:p text:style-name="P194">acesse o meu <text:span text:style-name="T798">&lt;</text:span><text:span text:style-name="T808">a</text:span> <text:span text:style-name="T819">href</text:span>=<text:span text:style-name="T839">"https://www.youtube.com/watch?v=naFQrPhD09I"</text:span> </text:p>
      <text:p text:style-name="P198"><text:span text:style-name="T820">target</text:span><text:span text:style-name="T858">=</text:span><text:span text:style-name="T840">"_self"</text:span><text:span text:style-name="T858"> </text:span><text:span text:style-name="T820">rel</text:span><text:span text:style-name="T858">=</text:span><text:span text:style-name="T840">"external"</text:span><text:span text:style-name="T799">&gt;</text:span><text:span text:style-name="T1019">canal no youtube</text:span><text:span text:style-name="T799">&lt;/</text:span><text:span text:style-name="T809">a</text:span><text:span text:style-name="T799">&gt;</text:span></text:p>
      <text:p text:style-name="P132"/>
      <text:p text:style-name="P133">Quando criar <text:span text:style-name="T717">L</text:span><text:span text:style-name="T716">inks externos</text:span>, ou seja, que não pertençam ao seu site, é recomend<text:span text:style-name="T1000">ável</text:span> utilizar os atributos <text:span text:style-name="T644">target=”_blank”</text:span> e <text:span text:style-name="T644">rel=”external”</text:span></text:p>
      <text:p text:style-name="P13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31">Nestes casos, devemos indicar a URL <text:span text:style-name="T743">completa</text:span>, <text:span text:style-name="T980">pois t</text:span><text:span text:style-name="T665">odo link externo precisa </text:span><text:span text:style-name="T666">começar</text:span><text:span text:style-name="T665"> com </text:span>o protocolo <text:span text:style-name="T644">http://</text:span> ou <text:span text:style-name="T644">http</text:span><text:span text:style-name="T965">s</text:span><text:span text:style-name="T644">://</text:span> <text:span text:style-name="T981">mais </text:span>o caminho que leve <text:span text:style-name="T857">a</text:span> uma página específica, se for necessário. </text:p>
      <text:p text:style-name="P137"/>
      <text:p text:style-name="P140"><text:span text:style-name="T943"><text:tab/></text:span><text:span text:style-name="T716">Link para download</text:span>: <text:span text:style-name="T940">são</text:span> necessário<text:span text:style-name="T940">s</text:span> <text:span text:style-name="T860">2 atributos: </text:span></text:p>
      <text:list text:style-name="L9">
        <text:list-item>
          <text:p text:style-name="P429">O atributo <text:span text:style-name="T884">download</text:span> indica o nome do arquivo</text:p>
        </text:list-item>
        <text:list-item>
          <text:p text:style-name="P423"><text:span text:style-name="T79">O atributo</text:span><text:span text:style-name="T78"> </text:span><text:span text:style-name="T429">type</text:span><text:span text:style-name="T78"> </text:span><text:span text:style-name="T77">indica a extensão do arquivo</text:span></text:p>
        </text:list-item>
      </text:list>
      <text:p text:style-name="P13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44">media types</text:span>.</text:p>
      <text:p text:style-name="P130"/>
      <text:p text:style-name="P138"><text:span text:style-name="T943"><text:tab/></text:span><text:span text:style-name="T747">Servidores Web</text:span><text:span text:style-name="T743"> </text:span>são computadores que armazenam páginas, arquivos HTML. Seu sistema operacional <text:span text:style-name="T1000">geralmente </text:span>é o <text:span text:style-name="T644">Linux</text:span>. Para <text:span text:style-name="T859">acessar arquivos de outra pasta,</text:span> <text:span text:style-name="T743">navega</text:span><text:span text:style-name="T751">ndo</text:span><text:span text:style-name="T743"> entre pastas</text:span> de hierarquia superior(anterior) use o <text:span text:style-name="T713">../</text:span><text:span text:style-name="T709"> </text:span>ponto-ponto-barra.</text:p>
      <text:p text:style-name="P191">Aula <text:span text:style-name="T783">11 – Inserindo mídias</text:span></text:p>
      <text:p text:style-name="P190"/>
      <text:p text:style-name="P152"><text:span text:style-name="T864"><text:tab/>Para tornar um site mais </text:span><text:span text:style-name="T752">responsivo</text:span><text:span text:style-name="T950"> </text:span><text:span text:style-name="T951">e</text:span><text:span text:style-name="T864"> que se adapta a vários tamanhos de janela é preciso disponibilizar</text:span> múltiplas imagens para tamanhos de telas diferentes. <text:span text:style-name="T864">Para isso, crie a tag </text:span><text:span text:style-name="T730">&lt;picture&gt;</text:span><text:span text:style-name="T864"> (que permite criar vários </text:span><text:span text:style-name="T730">&lt;source&gt;</text:span><text:span text:style-name="T864">) e dentro dela coloque tamanhos diferentes de imagens:</text:span></text:p>
      <text:p text:style-name="P381"><text:span text:style-name="T802">&lt;</text:span><text:span text:style-name="T812">style</text:span><text:span text:style-name="T802">&gt;<text:tab/><text:tab/><text:tab/><text:tab/><text:tab/><text:tab/><text:tab/><text:tab/><text:tab/><text:tab/><text:tab/><text:tab/><text:tab/></text:span></text:p>
      <text:p text:style-name="P282"><text:span text:style-name="T927">main</text:span> {<text:tab/><text:tab/><text:tab/><text:tab/><text:tab/><text:tab/><text:tab/><text:tab/><text:tab/><text:tab/><text:tab/><text:tab/><text:tab/></text:p>
      <text:p text:style-name="P301"><text:span text:style-name="T821"><text:tab/>background-color</text:span><text:span text:style-name="T892">: </text:span><text:span text:style-name="T841">white</text:span><text:span text:style-name="T892">;<text:tab/><text:tab/><text:tab/><text:tab/><text:tab/><text:tab/><text:tab/><text:tab/><text:tab/></text:span></text:p>
      <text:p text:style-name="P301"><text:span text:style-name="T821"><text:tab/>padding</text:span><text:span text:style-name="T892">: </text:span><text:span text:style-name="T935">20px</text:span><text:span text:style-name="T892">;<text:tab/><text:tab/><text:tab/><text:tab/><text:tab/><text:tab/><text:tab/><text:tab/><text:tab/><text:tab/><text:tab/></text:span></text:p>
      <text:p text:style-name="P301"><text:span text:style-name="T821"><text:tab/>border-radius</text:span><text:span text:style-name="T892">: </text:span><text:span text:style-name="T935">15px</text:span><text:span text:style-name="T892">;<text:tab/><text:tab/><text:tab/><text:tab/><text:tab/><text:tab/><text:tab/><text:tab/><text:tab/><text:tab/></text:span></text:p>
      <text:p text:style-name="P301"><text:span text:style-name="T821"><text:tab/>min-width</text:span><text:span text:style-name="T892">: </text:span><text:span text:style-name="T935">280px</text:span><text:span text:style-name="T892">; </text:span><text:span text:style-name="T899">/*considera a menor largura de tela de celular*/<text:tab/></text:span></text:p>
      <text:p text:style-name="P301"><text:span text:style-name="T821"><text:tab/>max-width</text:span><text:span text:style-name="T892">: </text:span><text:span text:style-name="T935">800px</text:span><text:span text:style-name="T892">; </text:span><text:span text:style-name="T899">/*não permite expandir demais o conteúdo*/<text:tab/><text:tab/></text:span></text:p>
      <text:p text:style-name="P301"><text:span text:style-name="T821"><text:tab/>margin</text:span><text:span text:style-name="T892">: </text:span><text:span text:style-name="T841">auto</text:span><text:span text:style-name="T892">; </text:span><text:span text:style-name="T899">/*melhora a responsividade, sempre centralizando o<text:tab/><text:tab/> conteúdo </text:span><text:span text:style-name="T901">horizontal</text:span><text:span text:style-name="T899">*/<text:tab/><text:tab/><text:tab/><text:tab/><text:tab/><text:tab/><text:tab/><text:tab/><text:tab/><text:tab/><text:tab/><text:tab/><text:tab/></text:span></text:p>
      <text:p text:style-name="P282">}<text:tab/><text:tab/><text:tab/><text:tab/><text:tab/><text:tab/><text:tab/><text:tab/><text:tab/><text:tab/><text:tab/><text:tab/><text:tab/><text:tab/></text:p>
      <text:p text:style-name="P282"><text:span text:style-name="T927">img</text:span> {<text:tab/><text:tab/><text:tab/><text:tab/><text:tab/><text:tab/><text:tab/><text:tab/><text:tab/><text:tab/><text:tab/><text:tab/><text:tab/><text:tab/></text:p>
      <text:p text:style-name="P301"><text:span text:style-name="T821"><text:tab/>width</text:span><text:span text:style-name="T892">: </text:span><text:span text:style-name="T935">100%</text:span><text:span text:style-name="T892">; </text:span><text:span text:style-name="T899">/*melhora a responsividade, eliminando a barra de rolagem<text:tab/> lateral*/<text:tab/><text:tab/><text:tab/><text:tab/><text:tab/><text:tab/><text:tab/><text:tab/><text:tab/><text:tab/><text:tab/><text:tab/></text:span></text:p>
      <text:p text:style-name="P282">}<text:tab/><text:tab/><text:tab/><text:tab/><text:tab/><text:tab/><text:tab/><text:tab/><text:tab/><text:tab/><text:tab/><text:tab/><text:tab/><text:tab/></text:p>
      <text:p text:style-name="P201"><text:span text:style-name="T800">&lt;/</text:span><text:span text:style-name="T810">style</text:span><text:span text:style-name="T800">&gt;<text:tab/><text:tab/><text:tab/><text:tab/><text:tab/><text:tab/><text:tab/><text:tab/><text:tab/><text:tab/><text:tab/><text:tab/><text:tab/></text:span></text:p>
      <text:p text:style-name="P203">---------------------------------------------------------------------------</text:p>
      <text:p text:style-name="P196"><text:span text:style-name="T798">&lt;</text:span><text:span text:style-name="T808">picture</text:span><text:span text:style-name="T798">&gt;<text:tab/><text:tab/><text:tab/><text:tab/><text:tab/><text:tab/><text:tab/><text:tab/><text:tab/><text:tab/><text:tab/><text:tab/><text:tab/></text:span></text:p>
      <text:p text:style-name="P292"><text:span text:style-name="T801"><text:tab/>&lt;</text:span><text:span text:style-name="T811">source</text:span><text:span text:style-name="T892"> </text:span><text:span text:style-name="T821">media</text:span><text:span text:style-name="T892">=</text:span><text:span text:style-name="T841">"(max-width: 750px)"</text:span><text:span text:style-name="T892"> </text:span><text:span text:style-name="T821">srcset</text:span><text:span text:style-name="T892">=</text:span><text:span text:style-name="T841">"imagens/foto-p.png"</text:span><text:span text:style-name="T892"> <text:tab/><text:tab/><text:line-break/><text:tab/></text:span><text:span text:style-name="T821">typ</text:span><text:span text:style-name="T826">e</text:span><text:span text:style-name="T892">=</text:span><text:span text:style-name="T841">"image/png"</text:span><text:span text:style-name="T801">&gt;<text:tab/><text:tab/><text:tab/><text:tab/><text:tab/><text:tab/><text:tab/><text:tab/><text:tab/><text:tab/></text:span></text:p>
      <text:p text:style-name="P292"><text:span text:style-name="T801"><text:tab/>&lt;</text:span><text:span text:style-name="T811">source</text:span><text:span text:style-name="T892"> </text:span><text:span text:style-name="T821">media</text:span><text:span text:style-name="T892">=</text:span><text:span text:style-name="T841">"(max-width: 1050px)"</text:span><text:span text:style-name="T892"> </text:span><text:span text:style-name="T821">srcset</text:span><text:span text:style-name="T892">=</text:span><text:span text:style-name="T841">"imagens/foto-m.png"</text:span><text:span text:style-name="T892"> <text:tab/><text:tab/><text:line-break/><text:tab/></text:span><text:span text:style-name="T821">typ</text:span><text:span text:style-name="T825">e</text:span><text:span text:style-name="T892">=</text:span><text:span text:style-name="T841">"image/png"</text:span><text:span text:style-name="T801">&gt;<text:tab/><text:tab/><text:tab/><text:tab/><text:tab/><text:tab/><text:tab/><text:tab/><text:tab/><text:tab/></text:span></text:p>
      <text:p text:style-name="P292"><text:span text:style-name="T801"><text:tab/>&lt;</text:span><text:span text:style-name="T811">img</text:span><text:span text:style-name="T892"> </text:span><text:span text:style-name="T821">src</text:span><text:span text:style-name="T892">=</text:span><text:span text:style-name="T841">"imagens/foto-g.png"</text:span><text:span text:style-name="T892"> </text:span><text:span text:style-name="T821">alt</text:span><text:span text:style-name="T892">=</text:span><text:span text:style-name="T841">"apresentando uma imagem flexível"</text:span><text:span text:style-name="T801">&gt;<text:tab/></text:span></text:p>
      <text:p text:style-name="P380"><text:span text:style-name="T802">&lt;/</text:span><text:span text:style-name="T812">picture</text:span><text:span text:style-name="T802">&gt;<text:tab/><text:tab/><text:tab/><text:tab/><text:tab/><text:tab/><text:tab/><text:tab/><text:tab/><text:tab/><text:tab/><text:tab/><text:tab/></text:span></text:p>
      <text:p text:style-name="P141"/>
      <text:p text:style-name="P142">Note que a tag possui três atributos:</text:p>
      <text:p text:style-name="P142">‣ <text:span text:style-name="T875">type</text:span> vai indicar o <text:span text:style-name="T743">media type</text:span> da imagem que usamos</text:p>
      <text:p text:style-name="P142">‣ <text:span text:style-name="T875">srcset</text:span> vai configurar o <text:span text:style-name="T753">caminho</text:span><text:span text:style-name="T743"> d</text:span><text:span text:style-name="T751">o arquivo</text:span> que será carregad<text:span text:style-name="T940">o</text:span> quando o tamanho <text:span text:style-name="T1001">máximo </text:span>indicado for atingido</text:p>
      <text:p text:style-name="P142">‣ <text:span text:style-name="T875">media</text:span> indica o <text:span text:style-name="T743">tamanho</text:span> máximo <text:span text:style-name="T940">ou mínimo </text:span>a ser considerado para carregar a imagem indicada no atributo <text:span text:style-name="T989">srcset</text:span>. </text:p>
      <text:p text:style-name="P142"/>
      <text:p text:style-name="P142"><text:tab/>ATENÇÃO! Você pode até colocar o valor exato de 1000px na propriedade <text:span text:style-name="T734">max-width</text:span>, mas vai perceber que um valor ligeiramente acima vai gerar resultados mais interessantes. <text:span text:style-name="T890">(porque uma folga de 50px faz com que não apareça a chata barra de rolagem).</text:span></text:p>
      <text:p text:style-name="P142"><text:soft-page-break/><text:tab/>É <text:span text:style-name="T744">importante</text:span> que exist<text:span text:style-name="T889">a</text:span> uma ordem entre os <text:span text:style-name="T1006">&lt;source&gt;</text:span> e <text:span text:style-name="T889">que </text:span>os itens mais acima sejam os menores tamanhos para <text:span text:style-name="T1003">max-width</text:span> e os seguintes sejam maiores, de <text:span text:style-name="T743">forma crescente</text:span>. O <text:span text:style-name="T743">último item</text:span> deve ser a <text:span text:style-name="T743">imagem padrão</text:span>.</text:p>
      <text:p text:style-name="P143"><text:tab/>Moral da história: Adapte o tamanho de suas imagens ao tamanho da tela de seus usuários! (princípio da UX)</text:p>
      <text:p text:style-name="P143"/>
      <text:p text:style-name="P146"><text:span text:style-name="T1061"><text:tab/>O</text:span><text:span text:style-name="T1060">s navegadores aceitam 3 tipos de formatos de </text:span><text:span text:style-name="T719">áudio</text:span><text:span text:style-name="T1060">: </text:span><text:span text:style-name="T661">MP3</text:span><text:span text:style-name="T1060">, </text:span><text:span text:style-name="T661">WAV</text:span><text:span text:style-name="T1060"> e </text:span><text:span text:style-name="T661">OGG</text:span><text:span text:style-name="T1060">. </text:span><text:span text:style-name="T1061">Sendo o WAV o mais pesado e o OGG o mais leve, com licença Open Source.</text:span></text:p>
      <text:p text:style-name="P145"><text:tab/>Dentro da tag <text:span text:style-name="T734">&lt;audio&gt;</text:span>, adicion<text:span text:style-name="T940">e</text:span> vários <text:span text:style-name="T734">&lt;source&gt;</text:span><text:span text:style-name="T891"> </text:span>com formatos diferentes do mesmo áudio. Coloque na parte de cima o seu formato favorito. Os demais só serão carregados caso o de cima falhe. <text:span text:style-name="T940">E se</text:span> todos falh<text:span text:style-name="T940">arem</text:span>, cri<text:span text:style-name="T940">e</text:span> um parágrafo que permit<text:span text:style-name="T940">a</text:span> o download do arquivo MP3 para ouvir no player padrão do dispositivo:</text:p>
      <text:p text:style-name="P145"/>
      <text:p text:style-name="P147"><text:span text:style-name="T804">&lt;</text:span><text:span text:style-name="T814">h3</text:span><text:span text:style-name="T804">&gt;</text:span><text:span text:style-name="T957">1ª maneira</text:span><text:span text:style-name="T917">, </text:span><text:span text:style-name="T918">mais simples</text:span><text:span text:style-name="T917">:<text:tab/><text:tab/><text:tab/><text:tab/><text:tab/><text:tab/><text:tab/><text:tab/><text:tab/></text:span></text:p>
      <text:p text:style-name="P308"><text:span text:style-name="T801">&lt;</text:span><text:span text:style-name="T811">audio</text:span><text:span text:style-name="T892"> </text:span><text:span text:style-name="T821">src</text:span><text:span text:style-name="T892">=</text:span><text:span text:style-name="T841">"midias/happy-mistake.mp3" </text:span><text:span text:style-name="T821">autoplay</text:span><text:span text:style-name="T892"> </text:span><text:span text:style-name="T821">loop</text:span><text:span text:style-name="T892"> </text:span><text:span text:style-name="T821">controls</text:span><text:span text:style-name="T801">&gt;&lt;/</text:span><text:span text:style-name="T811">audio</text:span><text:span text:style-name="T801">&gt;<text:tab/><text:tab/></text:span></text:p>
      <text:p text:style-name="P307"><text:span text:style-name="T801">&lt;</text:span><text:span text:style-name="T811">h3</text:span><text:span text:style-name="T801">&gt;</text:span><text:span text:style-name="T956">2ª maneira</text:span><text:span text:style-name="T892">, </text:span><text:span text:style-name="T893">com redundância de várias tags &lt;source&gt; caso o navegador<text:tab/> não consiga reproduzir algum formato:<text:tab/><text:tab/><text:tab/><text:tab/><text:tab/><text:tab/><text:tab/><text:tab/></text:span></text:p>
      <text:p text:style-name="P304"><text:span text:style-name="T801">&lt;</text:span><text:span text:style-name="T811">audio</text:span><text:span text:style-name="T892"> </text:span><text:span text:style-name="T821">controls</text:span><text:span text:style-name="T801">&gt;<text:tab/><text:tab/><text:tab/><text:tab/><text:tab/><text:tab/><text:tab/><text:tab/><text:tab/><text:tab/><text:tab/><text:tab/></text:span></text:p>
      <text:p text:style-name="P304"><text:span text:style-name="T801">&lt;</text:span><text:span text:style-name="T811">source</text:span><text:span text:style-name="T892"> </text:span><text:span text:style-name="T821">src</text:span><text:span text:style-name="T892">=</text:span><text:span text:style-name="T841">"midias/Trimmed &amp; Taught - Dan Lebowitz.mp3"</text:span><text:span text:style-name="T892"> </text:span><text:span text:style-name="T821">type</text:span><text:span text:style-name="T892">=</text:span><text:span text:style-name="T841">"audio/mpeg"</text:span><text:span text:style-name="T801">&gt;</text:span></text:p>
      <text:p text:style-name="P304"><text:span text:style-name="T801">&lt;</text:span><text:span text:style-name="T811">source</text:span><text:span text:style-name="T892"> </text:span><text:span text:style-name="T821">src</text:span><text:span text:style-name="T892">=</text:span><text:span text:style-name="T841">"midias/Trimmed &amp; Taught - Dan Lebowitz.wav"</text:span><text:span text:style-name="T892"> </text:span><text:span text:style-name="T821">type</text:span><text:span text:style-name="T892">=</text:span><text:span text:style-name="T841">"audio/wav"</text:span><text:span text:style-name="T801">&gt;<text:tab/></text:span></text:p>
      <text:p text:style-name="P304"><text:span text:style-name="T801">&lt;</text:span><text:span text:style-name="T811">source</text:span><text:span text:style-name="T892"> </text:span><text:span text:style-name="T821">src</text:span><text:span text:style-name="T892">=</text:span><text:span text:style-name="T841">"midias/Trimmed &amp; Taught - Dan Lebowitz.ogg"</text:span><text:span text:style-name="T892"> </text:span><text:span text:style-name="T821">type</text:span><text:span text:style-name="T892">=</text:span><text:span text:style-name="T841">"audio/ogg"</text:span><text:span text:style-name="T801">&gt;<text:tab/></text:span></text:p>
      <text:p text:style-name="P305"><text:span text:style-name="T801">&lt;</text:span><text:span text:style-name="T811">p</text:span><text:span text:style-name="T801">&gt;</text:span><text:span text:style-name="T892">Infelizmente o seu navegador não consegue reproduzir formatos de áudio.<text:tab/></text:span></text:p>
      <text:p text:style-name="P305"><text:span text:style-name="T801">&lt;</text:span><text:span text:style-name="T811">a</text:span><text:span text:style-name="T892"> </text:span><text:span text:style-name="T821">href</text:span><text:span text:style-name="T892">=</text:span><text:span text:style-name="T841">"midias/Trimmed &amp; Taught - Dan Lebowitz.mp3"</text:span><text:span text:style-name="T892"> <text:tab/><text:tab/><text:tab/><text:tab/><text:tab/></text:span></text:p>
      <text:p text:style-name="P305"><text:span text:style-name="T821">downloa</text:span><text:span text:style-name="T822">d</text:span><text:span text:style-name="T892">=</text:span><text:span text:style-name="T841">"Trimmed &amp; Taught - Dan Lebowitz.mp3"</text:span><text:span text:style-name="T892"> <text:tab/><text:tab/><text:tab/><text:tab/><text:tab/><text:tab/></text:span></text:p>
      <text:p text:style-name="P306"><text:span text:style-name="T821">target</text:span><text:span text:style-name="T892">=</text:span><text:span text:style-name="T841">"_blank"</text:span><text:span text:style-name="T892"> </text:span><text:span text:style-name="T821">type</text:span><text:span text:style-name="T892">=</text:span><text:span text:style-name="T841">"audio/mpeg"</text:span><text:span text:style-name="T801">&gt;</text:span><text:span text:style-name="T892">Clique aqui</text:span><text:span text:style-name="T801">&lt;/</text:span><text:span text:style-name="T811">a</text:span><text:span text:style-name="T801">&gt;</text:span><text:span text:style-name="T892"> para fazer o download do MP3</text:span><text:span text:style-name="T801">&lt;/</text:span><text:span text:style-name="T811">p</text:span><text:span text:style-name="T801">&gt;<text:tab/><text:tab/><text:tab/><text:tab/><text:tab/><text:tab/><text:tab/><text:tab/><text:tab/><text:tab/><text:tab/><text:tab/><text:tab/></text:span></text:p>
      <text:p text:style-name="P304"><text:span text:style-name="T801">&lt;/</text:span><text:span text:style-name="T811">audio</text:span><text:span text:style-name="T801">&gt; &lt;/</text:span><text:span text:style-name="T811">h3</text:span><text:span text:style-name="T801">&gt;<text:tab/><text:tab/><text:tab/><text:tab/><text:tab/><text:tab/><text:tab/><text:tab/><text:tab/><text:tab/><text:tab/><text:tab/></text:span></text:p>
      <text:p text:style-name="P144"><text:s/></text:p>
      <text:p text:style-name="P155"/>
      <text:p text:style-name="P156"><text:span text:style-name="T910">O</text:span>s principais <text:span text:style-name="T1032">parâmetros</text:span> da tag <text:span text:style-name="T731">&lt;audio&gt;</text:span><text:span text:style-name="T910"> são</text:span>:</text:p>
      <text:list text:style-name="L10">
        <text:list-header>
          <text:p text:style-name="P442"/>
        </text:list-header>
        <text:list-item>
          <text:p text:style-name="P443"><text:span text:style-name="T414">controls</text:span><text:span text:style-name="T84">: vai apresentar o player na tela. Caso não seja colocado na tag, o controle será transparente e o usuário não poderá interagir com ele.</text:span></text:p>
        </text:list-item>
        <text:list-item>
          <text:p text:style-name="P443"><text:span text:style-name="T415">a</text:span><text:span text:style-name="T414">utoplay</text:span><text:span text:style-name="T84">: vai iniciar a reprodução do áudio assim que a página for carregada. </text:span></text:p>
        </text:list-item>
        <text:list-item>
          <text:p text:style-name="P443"><text:span text:style-name="T415">l</text:span><text:span text:style-name="T414">oop</text:span><text:span text:style-name="T84">: vai fazer com que o áudio seja repetido assim que terminar a sua reprodução.</text:span></text:p>
        </text:list-item>
        <text:list-item>
          <text:p text:style-name="P443"><text:span text:style-name="T414">preload</text:span><text:span text:style-name="T84">: indica se o áudio será pré-carregado ou não e aceita três valores:</text:span></text:p>
        </text:list-item>
      </text:list>
      <text:list text:style-name="L11">
        <text:list-item>
          <text:list>
            <text:list-item>
              <text:p text:style-name="P444"><text:span text:style-name="T545">metadata</text:span><text:span text:style-name="T458">:</text:span><text:span text:style-name="T84"> vai carregar apenas as informações sobre o arquivo (tamanho, tempo, informações de direitos, etc)</text:span></text:p>
            </text:list-item>
            <text:list-item>
              <text:p text:style-name="P444"><text:span text:style-name="T545">none</text:span><text:span text:style-name="T458">:</text:span><text:span text:style-name="T84"> não vai carregar absolutamente nada até que o usuário clique no botão play ou um script inicie a reprodução</text:span></text:p>
            </text:list-item>
            <text:list-item>
              <text:p text:style-name="P444"><text:soft-page-break/><text:span text:style-name="T545">auto</text:span><text:span text:style-name="T458">:</text:span><text:span text:style-name="T84"> (padrão) vai carregar o arquivo de áudio inteiro assim que a página for carregada, mesmo que o usuário nunca aperte o play</text:span></text:p>
            </text:list-item>
          </text:list>
        </text:list-item>
      </text:list>
      <text:p text:style-name="P157"/>
      <text:p text:style-name="P357"><text:span text:style-name="T84">D</text:span><text:span text:style-name="T83">icas:</text:span></text:p>
      <text:p text:style-name="P321"><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98">Youtube Studio</text:span></text:a><text:span text:style-name="T85">.</text:span></text:p>
      <text:p text:style-name="P356"><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98">Pexels</text:span></text:a><text:span text:style-name="T83">.</text:span></text:p>
      <text:p text:style-name="P357"><text:span text:style-name="T83"><text:tab/>Um bom programa, Open Source, para </text:span><text:span text:style-name="T111">edição de imagens</text:span><text:span text:style-name="T83"> é o </text:span><text:span text:style-name="T107">GIMP</text:span><text:span text:style-name="T83">. </text:span></text:p>
      <text:p text:style-name="P357"><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61"/>
      <text:p text:style-name="P393"><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93"><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58"><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58"/>
      <text:p text:style-name="P359"><text:span text:style-name="T87"><text:tab/>A</text:span><text:span text:style-name="T83">ssim como na inserção de áudio, a inserção de vídeo é semelhante, através da tag </text:span><text:span text:style-name="T370">&lt;video&gt;</text:span><text:span text:style-name="T83">, contendo a tag </text:span><text:span text:style-name="T295">&lt;source&gt;</text:span></text:p>
      <text:p text:style-name="P158"/>
      <text:p text:style-name="P377"><text:span text:style-name="T465">&lt;p&gt;</text:span><text:span text:style-name="T546">Forma simples:</text:span><text:span text:style-name="T465">&lt;/p&gt;<text:tab/><text:tab/><text:tab/><text:tab/><text:tab/><text:tab/><text:tab/><text:tab/><text:tab/><text:tab/><text:tab/></text:span></text:p>
      <text:p text:style-name="P293">        <text:span text:style-name="T801">&lt;</text:span><text:span text:style-name="T811">video</text:span><text:span text:style-name="T892"> </text:span><text:span text:style-name="T821">src</text:span><text:span text:style-name="T892">=</text:span><text:span text:style-name="T841">"midias/Beach Waves And Sunset.mp4"</text:span><text:span text:style-name="T892"> </text:span><text:span text:style-name="T821">width</text:span><text:span text:style-name="T892">=</text:span><text:span text:style-name="T841">"500"</text:span><text:span text:style-name="T892"> </text:span><text:span text:style-name="T821">controls</text:span><text:span text:style-name="T892"> <text:tab/></text:span></text:p>
      <text:p text:style-name="P293"><text:span text:style-name="T821">autoplay</text:span><text:span text:style-name="T892"> </text:span><text:span text:style-name="T823">loop</text:span><text:span text:style-name="T894"> </text:span><text:span text:style-name="T821">poster</text:span><text:span text:style-name="T892">=</text:span><text:span text:style-name="T841">"imagens/tumblr por do sol.jpg"</text:span><text:span text:style-name="T801">&gt;&lt;/</text:span><text:span text:style-name="T811">video</text:span><text:span text:style-name="T801">&gt;<text:tab/><text:tab/><text:tab/></text:span></text:p>
      <text:p text:style-name="P318"><text:tab/><text:tab/><text:tab/><text:tab/><text:tab/><text:tab/><text:tab/><text:tab/><text:tab/><text:tab/><text:tab/><text:tab/><text:tab/><text:tab/></text:p>
      <text:p text:style-name="P276"><text:span text:style-name="T798">&lt;</text:span><text:span text:style-name="T808">p</text:span><text:span text:style-name="T798">&gt;</text:span><text:span text:style-name="T955">Forma com a redundância de várias tags</text:span> <text:span text:style-name="T808">&amp;lt;</text:span>source<text:span text:style-name="T808">&amp;gt;</text:span>:<text:span text:style-name="T798">&lt;/</text:span><text:span text:style-name="T808">p</text:span><text:span text:style-name="T798">&gt;<text:tab/><text:tab/><text:tab/></text:span></text:p>
      <text:p text:style-name="P292"><text:span text:style-name="T801"><text:tab/>&lt;</text:span><text:span text:style-name="T811">video</text:span><text:span text:style-name="T892"> </text:span><text:span text:style-name="T821">controls</text:span><text:span text:style-name="T892"> </text:span><text:span text:style-name="T821">width</text:span><text:span text:style-name="T892">=</text:span><text:span text:style-name="T841">"600"</text:span><text:span text:style-name="T801">&gt;<text:tab/><text:tab/><text:tab/><text:tab/><text:tab/><text:tab/><text:tab/><text:tab/></text:span></text:p>
      <text:p text:style-name="P292">            <text:span text:style-name="T899">&lt;!--ordene por tamanho do arquivo!-→<text:tab/><text:tab/><text:tab/><text:tab/><text:tab/><text:tab/><text:tab/></text:span></text:p>
      <text:p text:style-name="P292"><text:span text:style-name="T801"><text:tab/>&lt;</text:span><text:span text:style-name="T811">source</text:span><text:span text:style-name="T892"> </text:span><text:span text:style-name="T821">src</text:span><text:span text:style-name="T892">=</text:span><text:span text:style-name="T841">"midias/Beach Waves And Sunset.mp4"</text:span><text:span text:style-name="T892"> </text:span><text:span text:style-name="T821">type</text:span><text:span text:style-name="T892">=</text:span><text:span text:style-name="T841">"video/mp4"</text:span><text:span text:style-name="T801">&gt;<text:tab/></text:span></text:p>
      <text:p text:style-name="P292">            <text:span text:style-name="T801">&lt;</text:span><text:span text:style-name="T811">source</text:span><text:span text:style-name="T892"> </text:span><text:span text:style-name="T821">src</text:span><text:span text:style-name="T892">=</text:span><text:span text:style-name="T841">"midias/Beach Waves And Sunset.ogv"</text:span><text:span text:style-name="T892"> </text:span><text:span text:style-name="T821">type</text:span><text:span text:style-name="T892">=</text:span><text:span text:style-name="T841">"video/ogg"</text:span><text:span text:style-name="T801">&gt;<text:tab/></text:span></text:p>
      <text:p text:style-name="P292"><text:span text:style-name="T801"><text:tab/>&lt;</text:span><text:span text:style-name="T811">source</text:span><text:span text:style-name="T892"> </text:span><text:span text:style-name="T821">src</text:span><text:span text:style-name="T892">=</text:span><text:span text:style-name="T841">"midias/Beach Waves And Sunset.webm"</text:span><text:span text:style-name="T892"> </text:span><text:span text:style-name="T821">type</text:span><text:span text:style-name="T892">=</text:span><text:span text:style-name="T841">"video/webm"</text:span><text:span text:style-name="T801">&gt;<text:tab/></text:span></text:p>
      <text:p text:style-name="P292"><text:span text:style-name="T801"><text:tab/>&lt;</text:span><text:span text:style-name="T811">p</text:span><text:span text:style-name="T801">&gt;</text:span><text:span text:style-name="T892">Seu navegador não tem compatibilidade com reprodução de videos</text:span><text:span text:style-name="T801">&lt;/</text:span><text:span text:style-name="T811">p</text:span><text:span text:style-name="T801">&gt;</text:span><text:span text:style-name="T892"> </text:span><text:span text:style-name="T899">&lt;!--só aparece esse parágrafo se o navegador não conseguir executar nenhum dos formatos acima-→<text:tab/><text:tab/><text:tab/><text:tab/><text:tab/><text:tab/><text:tab/><text:tab/><text:tab/><text:tab/><text:tab/></text:span></text:p>
      <text:p text:style-name="P292">        <text:span text:style-name="T801">&lt;/</text:span><text:span text:style-name="T811">video</text:span><text:span text:style-name="T801">&gt;<text:tab/><text:tab/><text:tab/><text:tab/><text:tab/><text:tab/><text:tab/><text:tab/><text:tab/><text:tab/><text:tab/><text:tab/></text:span></text:p>
      <text:p text:style-name="P316"/>
      <text:p text:style-name="P159"><text:span text:style-name="T911"><text:tab/>A</text:span>lguns atributos importantes:</text:p>
      <text:list text:style-name="L12">
        <text:list-item>
          <text:p text:style-name="P445"><text:span text:style-name="T416">width</text:span><text:span text:style-name="T390">:</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45"><text:span text:style-name="T417">p</text:span><text:span text:style-name="T416">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45"><text:span text:style-name="T416">controls</text:span><text:span text:style-name="T87">: </text:span><text:span text:style-name="T101">mostra</text:span><text:span text:style-name="T88"> </text:span><text:span text:style-name="T87">os controles do vídeo</text:span></text:p>
        </text:list-item>
        <text:list-item>
          <text:p text:style-name="P445"><text:span text:style-name="T416">autoplay</text:span><text:span text:style-name="T87">: </text:span><text:span text:style-name="T88">reproduz </text:span><text:span text:style-name="T87">automaticamente, assim que a página for carregada. </text:span></text:p>
        </text:list-item>
      </text:list>
      <text:p text:style-name="P158"><text:soft-page-break/></text:p>
      <text:p text:style-name="P160"><text:tab/>É possível <text:span text:style-name="T912">inserir</text:span> vídeos de outros servidores (como Youtube, Vimeo) para dentro do seu site. <text:span text:style-name="T912">A</text:span> vantagem é que os vídeos não consumirão sua banda de internet. <text:span text:style-name="T912">Para isso, bastar escolher a opção incorporar, dentro do botão compartilhar, e copiar o código HTML personalizado para dentro de seu site.</text:span></text:p>
      <text:p text:style-name="P160"/>
      <text:p text:style-name="P170"><text:span text:style-name="T723"><text:tab/></text:span><text:span text:style-name="T724">&lt;</text:span><text:span text:style-name="T725">Iframe</text:span><text:span text:style-name="T724"> </text:span><text:span text:style-name="T872">src</text:span><text:span text:style-name="T871">="</text:span><text:span text:style-name="T794">https://www.com.br</text:span><text:span text:style-name="T871">"</text:span><text:span text:style-name="T724">&gt;</text:span><text:span text:style-name="T787"> é uma tag que permite incluir um elemento HTML </text:span><text:span text:style-name="T789">aninhado</text:span><text:span text:style-name="T787"> dentro de outro objeto HTML principal. Com esse recurso é possível carregar somente um documento específico de outro site ou até mesmo o site inteiro. </text:span><text:span text:style-name="T788">Essa tag é muito utilizada na incorporação de vídeos.</text:span></text:p>
      <text:p text:style-name="P162"/>
      <text:p text:style-name="P163"><text:span text:style-name="T733">&lt;progress&gt;</text:span><text:span text:style-name="T732"> </text:span>é usado para visualizar o progresso de uma tarefa. <text:span text:style-name="T1034">Exemplo:</text:span></text:p>
      <text:p text:style-name="P195">&lt;<text:span text:style-name="T1035">progress</text:span> <text:span text:style-name="T819">value</text:span>=<text:span text:style-name="T839">"70"</text:span> <text:span text:style-name="T819">max</text:span>=<text:span text:style-name="T839">"100"</text:span>&gt;<text:span text:style-name="T934">70</text:span> %&lt;/<text:span text:style-name="T819">progress</text:span>&gt;</text:p>
      <text:p text:style-name="P192">Aprendizado do curso antigo</text:p>
      <text:p text:style-name="P193">HTML</text:p>
      <text:p text:style-name="P193"/>
      <text:p text:style-name="P93">A linguagem HTML padrão tinha apenas duas tags de agrupamento genérico: a <text:span text:style-name="T971">&lt;div&gt; </text:span>e a <text:span text:style-name="T967">&lt;span&gt;</text:span>. A diferença básica entre elas é que a primeira é um <text:span text:style-name="T743">elemento agrupador do tipo block-level</text:span> e o segundo é <text:span text:style-name="T743">inline-level</text:span>. No mais, eles agem exatamente da mesma maneira, servindo para juntar vários outros elementos HTML. <text:span text:style-name="T781">Em resumo</text:span><text:span text:style-name="T946">:</text:span></text:p>
      <text:list text:style-name="L13">
        <text:list-item>
          <text:p text:style-name="P446"><text:span text:style-name="T554">&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411">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46"><text:span text:style-name="T562">&lt;div&gt;</text:span><text:span text:style-name="T945">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4"/>
      <text:p text:style-name="P93">Com o surgimento da HTML5, surgiram as <text:span text:style-name="T866">tags semânticas de agrupamento</text:span></text:p>
      <text:p text:style-name="P376"><text:span text:style-name="T207">q</text:span><text:span text:style-name="T206">ue otimizam o SEO e melhoram a visualização da estrutura do documento:</text:span></text:p>
      <text:p text:style-name="P326"><text:span text:style-name="T129"><text:line-break/></text:span><text:span text:style-name="T372">&lt;/header&gt;</text:span><text:span text:style-name="T364">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25"><text:span text:style-name="Strong_20_Emphasis"><text:span text:style-name="T373">&lt;/main&gt;</text:span></text:span><text:span text:style-name="Strong_20_Emphasis"><text:span text:style-name="T140"> </text:span></text:span><text:span text:style-name="T140"><text:s/>representa o conteúdo principal, relacionado diretamente com o tópico central da página</text:span></text:p>
      <text:p text:style-name="P322"><text:span text:style-name="T554">&lt;/footer&gt;</text:span><text:span text:style-name="T140"> rodapé</text:span></text:p>
      <text:p text:style-name="P322"><text:span text:style-name="T554">&lt;/section&gt;</text:span><text:span text:style-name="T140"> </text:span><text:span text:style-name="T143">identifica uma seção de conteúdo</text:span></text:p>
      <text:p text:style-name="P323"><text:span text:style-name="T554">&lt;/article&gt;</text:span><text:span text:style-name="T553"> </text:span><text:span text:style-name="T143">define um artigo, utilizada para </text:span><text:span text:style-name="T151">identificar</text:span><text:span text:style-name="T143"> o conteúdo da página </text:span><text:span text:style-name="T140"><text:line-break/></text:span><text:span text:style-name="T554">&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27"><text:span text:style-name="T554">&lt;/nav</text:span><text:span text:style-name="T433"> </text:span><text:span text:style-name="T431">id</text:span><text:span text:style-name="T433">= "</text:span><text:span text:style-name="T352">menu</text:span><text:span text:style-name="T433">"</text:span><text:span text:style-name="T554">&gt;</text:span><text:span text:style-name="T553">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18">id</text:span><text:span text:style-name="T284"> </text:span><text:span text:style-name="T141">atribui o </text:span><text:span text:style-name="T151">identificador</text:span><text:span text:style-name="T141"> </text:span><text:span text:style-name="T348">menu</text:span><text:span text:style-name="T141"> à tag </text:span><text:span text:style-name="T292">&lt;n</text:span><text:span text:style-name="T290">av</text:span><text:span text:style-name="T292">&gt;</text:span><text:span text:style-name="T141"> a fim de identificá-la nas </text:span><text:span text:style-name="T284">CSS</text:span><text:span text:style-name="T141">.</text:span></text:p>
      <text:p text:style-name="P328"><text:span text:style-name="T555">&lt;/figure&gt; </text:span><text:span text:style-name="T152">tag semântica para abrigar um conjunto de imagens, com seus títulos ou legendas</text:span><text:span text:style-name="T140"><text:line-break/></text:span><text:soft-page-break/><text:span text:style-name="T554">&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93">&lt;img&gt;</text:span><text:span text:style-name="T140"> </text:span><text:span text:style-name="T141">ou</text:span><text:span text:style-name="T140"> </text:span><text:span text:style-name="T293">&lt;figure&gt;</text:span></text:p>
      <text:p text:style-name="P50"/>
      <text:p text:style-name="P332"><text:span text:style-name="T372">&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98">&lt;hgroup&gt;&lt;h1&gt;</text:span><text:span text:style-name="T299">Game of thrones</text:span><text:span text:style-name="T298">&lt;/h1&gt;&lt;h2&gt;</text:span><text:span text:style-name="T299">Ch</text:span><text:span text:style-name="T300">r</text:span><text:span text:style-name="T299">onicles of </text:span><text:span text:style-name="T300">f</text:span><text:span text:style-name="T299">ire and bood</text:span><text:span text:style-name="T298">&lt;/h2&gt;&lt;h3&gt;autor George R. R. Martin&lt;/h3&gt;&lt;/hgroup&gt;</text:span></text:p>
      <text:p text:style-name="P333"><text:span text:style-name="T129"><text:line-break/></text:span><text:span text:style-name="T559">&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31">&amp;shy;</text:span><text:span text:style-name="T129"> soft hyphen: semelhante à tag </text:span><text:span text:style-name="T291">&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32">&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69"/>
      <text:p text:style-name="P88"/>
      <text:p text:style-name="P345"><text:span text:style-name="T215">Criando</text:span><text:span text:style-name="T464"> </text:span><text:span text:style-name="T461">tabelas</text:span><text:span text:style-name="T464">:</text:span></text:p>
      <text:p text:style-name="P87"><text:span text:style-name="T775"><text:line-break/></text:span><text:span text:style-name="T966">&lt;table&gt;</text:span><text:span text:style-name="T775"> cria tabela<text:line-break/></text:span><text:span text:style-name="T966">&lt;caption&gt;</text:span><text:span text:style-name="T775"> designa o </text:span><text:span text:style-name="T744">título da tabela</text:span><text:span text:style-name="T944"><text:line-break/></text:span><text:span text:style-name="T971">&lt;</text:span><text:span text:style-name="T974">thead</text:span><text:span text:style-name="T971">&gt;</text:span><text:span text:style-name="T944"> </text:span><text:span text:style-name="T949">agrupa os elementos do </text:span><text:span text:style-name="T746">cabeçalho</text:span><text:span text:style-name="T944"><text:line-break/></text:span><text:span text:style-name="T971">&lt;</text:span><text:span text:style-name="T974">tbody</text:span><text:span text:style-name="T971">&gt;</text:span><text:span text:style-name="T944"> </text:span><text:span text:style-name="T949">agrupa os elementos do </text:span><text:span text:style-name="T746">corpo</text:span><text:span text:style-name="T944"><text:line-break/></text:span><text:span text:style-name="T971">&lt;</text:span><text:span text:style-name="T974">tfoot</text:span><text:span text:style-name="T971">&gt;</text:span><text:span text:style-name="T944"> <text:s/></text:span><text:span text:style-name="T949">agrupa os elementos do </text:span><text:span text:style-name="T746">rodapé</text:span></text:p>
      <text:p text:style-name="P251"><text:span text:style-name="T560">&lt;tr&gt;</text:span><text:span text:style-name="T489"> table </text:span><text:span text:style-name="T492">rows</text:span><text:span text:style-name="T489">, </text:span><text:span text:style-name="T490">cria</text:span><text:span text:style-name="T489"> as </text:span><text:span text:style-name="T494">linhas</text:span><text:span text:style-name="T489"><text:line-break/></text:span><text:span text:style-name="T560">&lt;th&gt;</text:span><text:span text:style-name="T491"> table head, </text:span><text:span text:style-name="T489">designa </text:span><text:span text:style-name="T495">título da coluna</text:span><text:span text:style-name="T493">, </text:span><text:span text:style-name="T492">dentro de cada linha</text:span></text:p>
      <text:p text:style-name="P344"><text:span text:style-name="T215"><text:tab/></text:span><text:span text:style-name="T578">&lt;</text:span><text:span text:style-name="T468">th</text:span><text:span text:style-name="T531"> </text:span><text:span text:style-name="T589">scope</text:span><text:span text:style-name="T531">=</text:span><text:span text:style-name="T501">"col</text:span><text:span text:style-name="T502">group</text:span><text:span text:style-name="T501">"</text:span><text:span text:style-name="T578">&gt;&lt;/</text:span><text:span text:style-name="T468">th</text:span><text:span text:style-name="T578">&gt;</text:span><text:span text:style-name="T215"> </text:span><text:span text:style-name="T239">o atributo </text:span><text:span text:style-name="T629">scope</text:span><text:span text:style-name="T215"> </text:span><text:span text:style-name="T239">tem apenas </text:span><text:span text:style-name="T196">valor semântico</text:span><text:span text:style-name="T239"> e </text:span><text:span text:style-name="T240">define o escopo, ou seja,</text:span><text:span text:style-name="T215"> se a </text:span><text:span text:style-name="T311">&lt;t</text:span><text:span text:style-name="T312">h</text:span><text:span text:style-name="T311">&gt;</text:span><text:span text:style-name="T215"> é um cabeçalho para coluna </text:span><text:span text:style-name="T242">ou</text:span><text:span text:style-name="T215"> linha ou</text:span><text:span text:style-name="T240"> </text:span><text:span text:style-name="T215">grupo de colunas ou linhas.</text:span><text:span text:style-name="T140"><text:line-break/></text:span><text:span text:style-name="T554">&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86">&lt;</text:span><text:span text:style-name="T476">td</text:span><text:span text:style-name="T544"> </text:span><text:span text:style-name="T604">rowspan</text:span><text:span text:style-name="T544">=</text:span><text:span text:style-name="T519">"2"</text:span><text:span text:style-name="T586">&gt;&lt;/</text:span><text:span text:style-name="T476">td</text:span><text:span text:style-name="T586">&gt;</text:span><text:span text:style-name="T140"> </text:span><text:span text:style-name="T179">o atributo </text:span><text:span text:style-name="T629">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86">&lt;</text:span><text:span text:style-name="T476">td</text:span><text:span text:style-name="T544"> </text:span><text:span text:style-name="T605">cols</text:span><text:span text:style-name="T604">pan</text:span><text:span text:style-name="T544">=</text:span><text:span text:style-name="T519">"2"</text:span><text:span text:style-name="T586">&gt;&lt;/</text:span><text:span text:style-name="T476">td</text:span><text:span text:style-name="T586">&gt;</text:span><text:span text:style-name="T140"> </text:span><text:span text:style-name="T179">o atributo </text:span><text:span text:style-name="T630">col</text:span><text:span text:style-name="T629">span </text:span><text:span text:style-name="T140">faz a célula ocupar mais de uma </text:span><text:span text:style-name="T207">coluna</text:span><text:span text:style-name="T215"> </text:span><text:span text:style-name="T239">(</text:span><text:span text:style-name="T198">mesclar horizontal</text:span><text:span text:style-name="T179">)</text:span></text:p>
      <text:p text:style-name="P86"/>
      <text:p text:style-name="P342"><text:span text:style-name="T175">Em CSS, a propriedade </text:span><text:span text:style-name="T554">border-collapse </text:span><text:span text:style-name="T175">define se as bordas da tabela devem ser </text:span><text:span text:style-name="T200">unidas</text:span><text:span text:style-name="T175"> em uma única borda ou </text:span><text:span text:style-name="T195">separadas</text:span><text:span text:style-name="T237">, respectivamente. Exemplo</text:span><text:span text:style-name="T238">s</text:span><text:span text:style-name="T237">: </text:span><text:span text:style-name="T834">border-collapse</text:span><text:span text:style-name="T924">: </text:span><text:span text:style-name="T852">collapse</text:span><text:span text:style-name="T924">; </text:span><text:span text:style-name="T834">border-collapse</text:span><text:span text:style-name="T924">: </text:span><text:span text:style-name="T852">separate</text:span><text:span text:style-name="T924">;</text:span></text:p>
      <text:p text:style-name="P94"/>
      <text:p text:style-name="P343"><text:span text:style-name="T176">Para alinhar as </text:span><text:span text:style-name="T305">&lt;td&gt;</text:span><text:span text:style-name="T176"> horizontalmente, use a propriedade </text:span><text:span text:style-name="T554">text-align</text:span><text:span text:style-name="T176">.</text:span></text:p>
      <text:p text:style-name="P343"><text:span text:style-name="T176">Já para alinhar verticalmente, use a propriedade </text:span><text:span text:style-name="T554">vertical-align</text:span><text:span text:style-name="T176">.<text:line-break/>Exemplos: </text:span><text:span text:style-name="T835">text-align</text:span><text:span text:style-name="T925">: </text:span><text:span text:style-name="T853">center</text:span><text:span text:style-name="T925">; </text:span><text:span text:style-name="T835">vertical-align</text:span><text:span text:style-name="T925">: </text:span><text:span text:style-name="T1021">middle</text:span><text:span text:style-name="T925">;</text:span></text:p>
      <text:p text:style-name="P68"/>
      <text:p text:style-name="P346"><text:span text:style-name="T176">Para criar </text:span><text:span text:style-name="T627">efeito zebrado nas linhas da tabela</text:span><text:span text:style-name="T176">, utilize a seguinte configuração CSS:</text:span></text:p>
      <text:p text:style-name="P200"><text:span text:style-name="T927">tbody</text:span> &gt; <text:span text:style-name="T927">tr:</text:span><text:span text:style-name="T1018">nth-child(</text:span>even<text:span text:style-name="T1018">)</text:span> {</text:p>
      <text:p text:style-name="P200"><text:span text:style-name="T898">/* </text:span><text:span text:style-name="T909">exemplos de parâmetros: </text:span><text:span text:style-name="T898">2n / </text:span><text:span text:style-name="T909">2n-1 / </text:span><text:span text:style-name="T1022">even</text:span><text:span text:style-name="T909">(par) / </text:span><text:span text:style-name="T1022">odd</text:span><text:span text:style-name="T909">(ímpar)</text:span><text:span text:style-name="T898"> */</text:span></text:p>
      <text:p text:style-name="P311">            <text:span text:style-name="T831">background-color</text:span><text:span text:style-name="T895">: </text:span><text:span text:style-name="T850">lightgray</text:span><text:span text:style-name="T895">;</text:span></text:p>
      <text:p text:style-name="P287">}</text:p>
      <text:p text:style-name="P69"/>
      <text:p text:style-name="P382"><text:span text:style-name="T180">Para </text:span><text:span text:style-name="T627">fixar o cabeçalho no topo da tabela</text:span><text:span text:style-name="T180">, use a seguinte configuração:<text:line-break/></text:span><text:span text:style-name="T623">head</text:span><text:span text:style-name="T541"> &gt; </text:span><text:span text:style-name="T623">tr</text:span><text:span text:style-name="T541"> &gt; </text:span><text:span text:style-name="T623">th</text:span><text:span text:style-name="T541"> {</text:span></text:p>
      <text:p text:style-name="P310"><text:span text:style-name="T831"><text:tab/>position</text:span><text:span text:style-name="T895">: </text:span><text:span text:style-name="T850">sticky</text:span><text:span text:style-name="T895">; </text:span><text:span text:style-name="T905">/*é preciso que a &lt;table&gt; esteja configurada com position: absolute*/</text:span></text:p>
      <text:p text:style-name="P310"><text:span text:style-name="T831"><text:tab/>top</text:span><text:span text:style-name="T895">: </text:span><text:span text:style-name="T937">-1px</text:span><text:span text:style-name="T895">; </text:span><text:span text:style-name="T905">/*é preciso </text:span><text:span text:style-name="T907">declarar</text:span><text:span text:style-name="T905"> </text:span><text:span text:style-name="T907">o ponto de fixação</text:span><text:span text:style-name="T905">*/</text:span></text:p>
      <text:p text:style-name="P314"><text:span text:style-name="T832"><text:tab/>background-color</text:span><text:span text:style-name="T896">: </text:span><text:span text:style-name="T851">lightgray</text:span><text:span text:style-name="T896">; </text:span><text:span text:style-name="T906">/*é importante colorir a &lt;th&gt;*/</text:span></text:p>
      <text:p text:style-name="P288">}</text:p>
      <text:p text:style-name="P71"/>
      <text:p text:style-name="P383"><text:soft-page-break/><text:span text:style-name="T181">Para </text:span><text:span text:style-name="T627">aplicar estilo nas colunas d</text:span><text:span text:style-name="T628">a</text:span><text:span text:style-name="T627"> tabela</text:span><text:span text:style-name="T181"> use a tag </text:span><text:span text:style-name="T554">&lt;colgroup&gt;</text:span><text:span text:style-name="T181"> </text:span><text:span text:style-name="T182">combinada com a tag</text:span><text:span text:style-name="T181"> </text:span><text:span text:style-name="T557">&lt;col&gt;</text:span><text:span text:style-name="T182">. Usando o</text:span><text:span text:style-name="T558"> </text:span><text:span text:style-name="T182">atributo </text:span><text:span text:style-name="T407">&lt;span&gt;</text:span><text:span text:style-name="T182">, o estilo é aplicado nas colunas seguintes </text:span><text:span text:style-name="T183">também</text:span><text:span text:style-name="T182">. </text:span><text:span text:style-name="T181">Exemplo:</text:span></text:p>
      <text:p text:style-name="P315"><text:span text:style-name="T585">&lt;/</text:span><text:span text:style-name="T475">style</text:span><text:span text:style-name="T585">&gt;<text:tab/><text:tab/><text:tab/><text:tab/><text:tab/><text:tab/><text:tab/><text:tab/><text:tab/><text:tab/><text:tab/></text:span></text:p>
      <text:p text:style-name="P312"><text:span text:style-name="T931"><text:tab/>col.destaque</text:span><text:span text:style-name="T895"> {<text:tab/><text:tab/><text:tab/><text:tab/><text:tab/><text:tab/><text:tab/><text:tab/></text:span></text:p>
      <text:p text:style-name="P312"><text:span text:style-name="T831"><text:tab/><text:tab/>background-color</text:span><text:span text:style-name="T895">: </text:span><text:span text:style-name="T850">chartreuse</text:span><text:span text:style-name="T895">;<text:tab/><text:tab/><text:tab/><text:tab/></text:span></text:p>
      <text:p text:style-name="P289"><text:tab/>}<text:tab/><text:tab/><text:tab/><text:tab/><text:tab/><text:tab/><text:tab/><text:tab/><text:tab/><text:tab/><text:tab/></text:p>
      <text:p text:style-name="P312"><text:span text:style-name="T931"><text:tab/>col.c_sexo</text:span><text:span text:style-name="T895">, </text:span><text:span text:style-name="T931">col.c_idade</text:span><text:span text:style-name="T895">, </text:span><text:span text:style-name="T931">col.c_profissao</text:span><text:span text:style-name="T895"> {<text:tab/><text:tab/></text:span></text:p>
      <text:p text:style-name="P312"><text:span text:style-name="T831"><text:tab/><text:tab/>background-color</text:span><text:span text:style-name="T895">: </text:span><text:span text:style-name="T850">yellow</text:span><text:span text:style-name="T895">;<text:tab/><text:tab/><text:tab/><text:tab/><text:tab/></text:span></text:p>
      <text:p text:style-name="P289"><text:tab/>}<text:tab/><text:tab/><text:tab/><text:tab/><text:tab/><text:tab/><text:tab/><text:tab/><text:tab/><text:tab/><text:tab/></text:p>
      <text:p text:style-name="P312"><text:span text:style-name="T931"><text:tab/>col.c_grupo</text:span><text:span text:style-name="T895"> {<text:tab/><text:tab/><text:tab/><text:tab/><text:tab/><text:tab/><text:tab/><text:tab/><text:tab/></text:span></text:p>
      <text:p text:style-name="P312"><text:span text:style-name="T831"><text:tab/><text:tab/>background-color</text:span><text:span text:style-name="T895">: </text:span><text:span text:style-name="T850">lightcoral</text:span><text:span text:style-name="T895">;<text:tab/><text:tab/><text:tab/><text:tab/></text:span></text:p>
      <text:p text:style-name="P289"><text:tab/>}<text:tab/><text:tab/><text:tab/><text:tab/><text:tab/><text:tab/><text:tab/><text:tab/><text:tab/><text:tab/><text:tab/></text:p>
      <text:p text:style-name="P313"><text:span text:style-name="T806">&lt;/</text:span><text:span text:style-name="T816">style</text:span><text:span text:style-name="T806">&gt;<text:tab/><text:tab/><text:tab/><text:tab/><text:tab/><text:tab/><text:tab/><text:tab/><text:tab/><text:tab/><text:tab/></text:span></text:p>
      <text:p text:style-name="P397">&lt;table&gt;<text:tab/><text:tab/><text:tab/><text:tab/><text:tab/><text:tab/><text:tab/><text:tab/><text:tab/><text:tab/><text:tab/></text:p>
      <text:p text:style-name="P312"><text:span text:style-name="T806"><text:tab/>&lt;</text:span><text:span text:style-name="T816">colgroup</text:span><text:span text:style-name="T806">&gt;<text:tab/><text:tab/><text:tab/><text:tab/><text:tab/><text:tab/><text:tab/><text:tab/><text:tab/></text:span></text:p>
      <text:p text:style-name="P312"><text:span text:style-name="T806"><text:tab/><text:tab/>&lt;</text:span><text:span text:style-name="T816">col</text:span><text:span text:style-name="T895"> </text:span><text:span text:style-name="T831">class</text:span><text:span text:style-name="T895">=</text:span><text:span text:style-name="T850">"c_nome destaque"</text:span><text:span text:style-name="T806">&gt;<text:tab/><text:tab/><text:tab/><text:tab/></text:span></text:p>
      <text:p text:style-name="P312"><text:span text:style-name="T806"><text:tab/><text:tab/>&lt;</text:span><text:span text:style-name="T816">col</text:span><text:span text:style-name="T895"> </text:span><text:span text:style-name="T831">class</text:span><text:span text:style-name="T895">=</text:span><text:span text:style-name="T850">"c_sexo c_grupo"</text:span><text:span text:style-name="T895"> </text:span><text:span text:style-name="T831">span</text:span><text:span text:style-name="T895">=</text:span><text:span text:style-name="T850">"2"</text:span><text:span text:style-name="T806">&gt;<text:tab/><text:tab/></text:span></text:p>
      <text:p text:style-name="P312"><text:span text:style-name="T806"><text:tab/><text:tab/>&lt;</text:span><text:span text:style-name="T816">col</text:span><text:span text:style-name="T895"> </text:span><text:span text:style-name="T831">class</text:span><text:span text:style-name="T895">=</text:span><text:span text:style-name="T850">"c_idade"</text:span><text:span text:style-name="T806">&gt;<text:tab/><text:tab/><text:tab/><text:tab/><text:tab/><text:tab/></text:span></text:p>
      <text:p text:style-name="P312"><text:span text:style-name="T806"><text:tab/><text:tab/>&lt;</text:span><text:span text:style-name="T816">col</text:span><text:span text:style-name="T895"> </text:span><text:span text:style-name="T831">class</text:span><text:span text:style-name="T895">=</text:span><text:span text:style-name="T850">"c_profissao"</text:span><text:span text:style-name="T806">&gt;<text:tab/><text:tab/><text:tab/><text:tab/><text:tab/></text:span></text:p>
      <text:p text:style-name="P312"><text:span text:style-name="T806"><text:tab/>&lt;/</text:span><text:span text:style-name="T816">colgroup</text:span><text:span text:style-name="T806">&gt;<text:tab/><text:tab/><text:tab/><text:tab/><text:tab/><text:tab/><text:tab/><text:tab/><text:tab/></text:span></text:p>
      <text:p text:style-name="P312"><text:span text:style-name="T806"><text:tab/>&lt;</text:span><text:span text:style-name="T816">caption</text:span><text:span text:style-name="T806">&gt;&lt;</text:span><text:span text:style-name="T816">strong</text:span><text:span text:style-name="T806">&gt;</text:span><text:span text:style-name="T895">Cadastro</text:span><text:span text:style-name="T806">&lt;/</text:span><text:span text:style-name="T816">strong</text:span><text:span text:style-name="T806">&gt;&lt;/</text:span><text:span text:style-name="T816">caption</text:span><text:span text:style-name="T806">&gt;<text:tab/><text:tab/></text:span></text:p>
      <text:p text:style-name="P312"><text:span text:style-name="T806"><text:tab/>&lt;</text:span><text:span text:style-name="T816">tr</text:span><text:span text:style-name="T806">&gt;<text:tab/><text:tab/><text:tab/><text:tab/><text:tab/><text:tab/><text:tab/><text:tab/><text:tab/><text:tab/><text:tab/></text:span></text:p>
      <text:p text:style-name="P312"><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Nome</text:span><text:span text:style-name="T806">&lt;/</text:span><text:span text:style-name="T816">th</text:span><text:span text:style-name="T806">&gt;<text:tab/><text:tab/><text:tab/><text:tab/><text:tab/></text:span></text:p>
      <text:p text:style-name="P312"><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Sexo</text:span><text:span text:style-name="T806">&lt;/</text:span><text:span text:style-name="T816">th</text:span><text:span text:style-name="T806">&gt;<text:tab/><text:tab/><text:tab/><text:tab/><text:tab/></text:span></text:p>
      <text:p text:style-name="P312"><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Idade</text:span><text:span text:style-name="T806">&lt;/</text:span><text:span text:style-name="T816">th</text:span><text:span text:style-name="T806">&gt;<text:tab/><text:tab/><text:tab/><text:tab/><text:tab/></text:span></text:p>
      <text:p text:style-name="P312"><text:span text:style-name="T806"><text:tab/><text:tab/>&lt;</text:span><text:span text:style-name="T816">th</text:span><text:span text:style-name="T895"> </text:span><text:span text:style-name="T831">scope</text:span><text:span text:style-name="T895">=</text:span><text:span text:style-name="T850">"col"</text:span><text:span text:style-name="T806">&gt;</text:span><text:span text:style-name="T895">Profissão</text:span><text:span text:style-name="T806">&lt;/</text:span><text:span text:style-name="T816">th</text:span><text:span text:style-name="T806">&gt;<text:tab/><text:tab/><text:tab/><text:tab/></text:span></text:p>
      <text:p text:style-name="P312"><text:span text:style-name="T806"><text:tab/>&lt;/</text:span><text:span text:style-name="T816">tr</text:span><text:span text:style-name="T806">&gt;<text:tab/><text:tab/><text:tab/><text:tab/><text:tab/><text:tab/><text:tab/><text:tab/><text:tab/><text:tab/></text:span></text:p>
      <text:p text:style-name="P398"/>
      <text:p text:style-name="P72"><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99"/>
      <text:p text:style-name="P384"><text:span text:style-name="T184">Para tornar as tabelas mais </text:span><text:span text:style-name="T199">responsivas</text:span><text:span text:style-name="T184">, envelope-as dentro de uma </text:span><text:span text:style-name="T306">&lt;div&gt;</text:span><text:span text:style-name="T184"> e aplique o estilo </text:span><text:span text:style-name="T602">overflow</text:span><text:span text:style-name="T542">: </text:span><text:span text:style-name="T520">auto</text:span><text:span text:style-name="T542">;</text:span><text:span text:style-name="T184"> para habilitar a barra de rolagem horizontal </text:span><text:span text:style-name="T185">apenas na tabela</text:span><text:span text:style-name="T184">.</text:span></text:p>
      <text:p text:style-name="P347"><text:span text:style-name="T144">Criando</text:span><text:span text:style-name="T463"> </text:span><text:span text:style-name="T460">formulários</text:span><text:span text:style-name="T463"> </text:span><text:span text:style-name="T144">para </text:span><text:span text:style-name="T207">receber dados do usuário</text:span><text:span text:style-name="T241">:</text:span></text:p>
      <text:p text:style-name="P74"/>
      <text:p text:style-name="P324"><text:span text:style-name="Strong_20_Emphasis"><text:span text:style-name="T562">&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text:style-name="L14">
        <text:list-item>
          <text:p text:style-name="P450"><text:span text:style-name="T421">method</text:span><text:span text:style-name="T419"> = </text:span><text:span text:style-name="T614">"get"</text:span><text:span text:style-name="T207">: </text:span><text:span text:style-name="T244">os dados são incrementados</text:span><text:span text:style-name="T207"> na URL </text:span><text:span text:style-name="T244">ao submeter</text:span><text:span text:style-name="T207"> </text:span><text:span text:style-name="T213">o</text:span><text:span text:style-name="T207"> formulário, </text:span><text:span text:style-name="T247">com limite máximo de 3000 bytes </text:span><text:span text:style-name="T249">(2048 caracteres)</text:span><text:span text:style-name="T207">.<text:line-break/><text:tab/></text:span><text:span text:style-name="T249">Seu uso é recomendado quando existir interesse em compartilhar a URL e/ou quando a operação for </text:span><text:span text:style-name="T201">idempotente</text:span><text:span text:style-name="T249"> (quando a mesma requisição puder ser enviada mais de uma vez sem consequências negativas).</text:span></text:p>
        </text:list-item>
      </text:list>
      <text:list text:style-name="L15">
        <text:list-item>
          <text:p text:style-name="P451"><text:span text:style-name="T421">method</text:span><text:span text:style-name="T419"> = </text:span><text:span text:style-name="T614">"post"</text:span><text:span text:style-name="T207">: </text:span><text:span text:style-name="T244">os dados não se apresentam na URL mas podem ser encontrados no network→ </text:span><text:span text:style-name="T250">payload</text:span><text:span text:style-name="T244"> d</text:span><text:span text:style-name="T250">a ferramenta D</text:span><text:span text:style-name="T244">ev</text:span><text:span text:style-name="T250">T</text:span><text:span text:style-name="T244">ools</text:span><text:span text:style-name="T207">.<text:line-break/><text:tab/></text:span><text:span text:style-name="T250">Seu uso é</text:span><text:span text:style-name="T247"> recomendado quando </text:span><text:span text:style-name="T250">não queremos que os dados apareçam explicitamente na URL (ao capturar dados sensíveis, como senhas ou documentos) e também quando for preciso enviar muitos dados como, por exemplo, imagens ou outros tipos de arquivos.</text:span></text:p>
        </text:list-item>
      </text:list>
      <text:p text:style-name="P405"><text:span text:style-name="T207">O</text:span><text:span text:style-name="T206">utros parâmetros </text:span><text:span text:style-name="T250">d</text:span><text:span text:style-name="T206">essa tag:</text:span></text:p>
      <text:list text:style-name="L16">
        <text:list-item>
          <text:p text:style-name="P452"><text:span text:style-name="T421">action</text:span><text:span text:style-name="T245">: aponta para o arquivo que processará os dados</text:span></text:p>
        </text:list-item>
        <text:list-item>
          <text:p text:style-name="P452"><text:span text:style-name="T421">autocomplete</text:span><text:span text:style-name="T245">: </text:span><text:span text:style-name="T614">on</text:span><text:span text:style-name="T245">/</text:span><text:span text:style-name="T614">off</text:span></text:p>
        </text:list-item>
      </text:list>
      <text:p text:style-name="P73"><text:span text:style-name="Strong_20_Emphasis"/></text:p>
      <text:p text:style-name="P97"><text:span text:style-name="T968">&lt;/fieldset&gt;</text:span> tag semântica, indica um conjunto de campos. Exemplo: identificação, endereço, pagamento.</text:p>
      <text:p text:style-name="P97"><text:span text:style-name="T968">&lt;/legend&gt;</text:span> representa o título do <text:span text:style-name="T1069">conjunto de campos</text:span>, <text:span text:style-name="T1069">rotulando</text:span> o conteúdo<text:line-break/><text:line-break/><text:span text:style-name="T968">&lt;input&gt;</text:span> é usada para criar controles interativos (<text:span text:style-name="T644">objetos</text:span>) para formulários. Essa tag não tem fechamento. <text:span text:style-name="T1033">Alguns parâmetros são:</text:span></text:p>
      <text:list text:style-name="L17">
        <text:list-item>
          <text:p text:style-name="P470"><text:span text:style-name="T421">t</text:span><text:span text:style-name="T420">ype:</text:span><text:span text:style-name="T207"> indica o tipo do campo. </text:span><text:span text:style-name="T217">Entre os vários parâmetros, </text:span><text:span text:style-name="T245">tem</text:span><text:span text:style-name="T217">os </text:span><text:span text:style-name="T245">os</text:span><text:span text:style-name="T217"> principais </text:span><text:span text:style-name="T245">que </text:span><text:span text:style-name="T217">são</text:span><text:span text:style-name="T207"> </text:span><text:span text:style-name="T616">tex</text:span><text:span text:style-name="T615">t</text:span><text:span text:style-name="T207">, </text:span><text:span text:style-name="T620">number</text:span><text:span text:style-name="T253">,</text:span><text:span text:style-name="T207"> </text:span><text:span text:style-name="T617">mail</text:span><text:span text:style-name="T217">,</text:span><text:span text:style-name="T253"> </text:span><text:span text:style-name="T616">password</text:span><text:span text:style-name="T207">,</text:span><text:span text:style-name="T217"> </text:span><text:span text:style-name="T617">radio</text:span><text:span text:style-name="T217">, </text:span><text:span text:style-name="T617">checkbox</text:span><text:span text:style-name="T217">, </text:span><text:span text:style-name="T617">range</text:span><text:span text:style-name="T217">, </text:span><text:span text:style-name="T618">month</text:span><text:span text:style-name="T246">, </text:span><text:span text:style-name="T618">date</text:span><text:span text:style-name="T246">, </text:span><text:span text:style-name="T618">time</text:span><text:span text:style-name="T246">, </text:span><text:span text:style-name="T618">tel</text:span><text:span text:style-name="T246">, </text:span><text:span text:style-name="T619">list</text:span><text:span text:style-name="T248">, </text:span><text:span text:style-name="T617">button</text:span><text:span text:style-name="T217">, </text:span><text:span text:style-name="T617">submit</text:span><text:span text:style-name="T217">, </text:span><text:span text:style-name="T618">reset</text:span><text:span text:style-name="T246">, </text:span><text:span text:style-name="T217">etc</text:span></text:p>
        </text:list-item>
        <text:list-item>
          <text:p text:style-name="P453"><text:span text:style-name="T421">name</text:span><text:span text:style-name="T245">:</text:span><text:span text:style-name="T246"> </text:span><text:span text:style-name="T251">utilizado no </text:span><text:span text:style-name="T202">backend</text:span><text:span text:style-name="T251"> pois </text:span><text:span text:style-name="T246">referencia o elemento </text:span><text:span text:style-name="T202">para processar</text:span><text:span text:style-name="T251"> seu valor. É ele que aparece na URL (ao usar o método GET) e no corpo do HTTP request (ao usar o método POST).</text:span></text:p>
        </text:list-item>
        <text:list-item>
          <text:p text:style-name="P454"><text:span text:style-name="T421">id</text:span><text:span text:style-name="T245">: </text:span><text:span text:style-name="T251">utilizado pelo </text:span><text:span text:style-name="T202">frontend</text:span><text:span text:style-name="T251"> para identificar o elemento e então</text:span><text:span text:style-name="T245"> </text:span><text:span text:style-name="T251">receber tratamentos via Javascript e/ou CSS. Esse atributo também é necessário para fazer a ligação com a tag </text:span><text:span text:style-name="T313">&lt;label&gt;</text:span></text:p>
        </text:list-item>
        <text:list-item>
          <text:p text:style-name="P471"><text:span text:style-name="T424">required</text:span><text:span text:style-name="T396">: </text:span><text:span text:style-name="T207">com essa cláusula, </text:span><text:span text:style-name="T245">o campo torna-se obrigatório</text:span></text:p>
        </text:list-item>
        <text:list-item>
          <text:p text:style-name="P455"><text:span text:style-name="T421">placeholder</text:span><text:span text:style-name="T207">: é o texto-</text:span><text:span text:style-name="T220">dica</text:span><text:span text:style-name="T207"> mostrado antes de digitar na textbox</text:span></text:p>
        </text:list-item>
        <text:list-item>
          <text:p text:style-name="P472"><text:span text:style-name="T422">readonly:</text:span><text:span text:style-name="T207"> impede que seja inserido valor na textbox</text:span></text:p>
        </text:list-item>
        <text:list-item>
          <text:p text:style-name="P472"><text:span text:style-name="T422">checked:</text:span><text:span text:style-name="T207"> já deixa a opção como marcada em uma checkbox </text:span><text:span text:style-name="T253">ou radio</text:span></text:p>
        </text:list-item>
        <text:list-item>
          <text:p text:style-name="P453"><text:soft-page-break/><text:span text:style-name="T422">placeholder</text:span><text:span text:style-name="T245">: dica dentro do campo para descrever o valor esperado</text:span><text:span text:style-name="T253"> campo, </text:span><text:span text:style-name="T245">auxili</text:span><text:span text:style-name="T253">ando</text:span><text:span text:style-name="T245"> na validação do campo</text:span></text:p>
        </text:list-item>
        <text:list-item>
          <text:p text:style-name="P456"><text:span text:style-name="T422">min</text:span><text:span text:style-name="T207"> e </text:span><text:span text:style-name="T422">max</text:span><text:span text:style-name="T394">: </text:span><text:span text:style-name="T207">limita </text:span><text:span text:style-name="T247">o</text:span><text:span text:style-name="T207"> </text:span><text:span text:style-name="T187">valor</text:span><text:span text:style-name="T207"> </text:span><text:span text:style-name="T253">mínimo e máximo do </text:span><text:span text:style-name="T247">campo numérico, slide, etc</text:span></text:p>
        </text:list-item>
        <text:list-item>
          <text:p text:style-name="P473"><text:span text:style-name="T422">value:</text:span><text:span text:style-name="T247"> </text:span><text:span text:style-name="T246">o campo já começa um valor definido. Exemplo: data atual</text:span></text:p>
        </text:list-item>
        <text:list-item>
          <text:p text:style-name="P474"><text:span text:style-name="T422">size:</text:span><text:span text:style-name="T206"> </text:span><text:span text:style-name="T253">indica quantos caracteres serão exibidos na caixa</text:span></text:p>
        </text:list-item>
        <text:list-item>
          <text:p text:style-name="P474"><text:span text:style-name="T422">maxlength</text:span><text:span text:style-name="T245"> e </text:span><text:span text:style-name="T424">min</text:span><text:span text:style-name="T422">length:</text:span><text:span text:style-name="T207"> </text:span><text:span text:style-name="T245">limita </text:span><text:span text:style-name="T187">comprimento</text:span><text:span text:style-name="T207"> máximo </text:span><text:span text:style-name="T253">e mínimo do</text:span></text:p>
        </text:list-item>
        <text:list-item>
          <text:p text:style-name="P457"><text:span text:style-name="T422">step</text:span><text:span text:style-name="T246">: determina o passo. Exemplo, o campo do tipo number avança de 0.5 em 0.5 ponto</text:span></text:p>
        </text:list-item>
        <text:list-item>
          <text:p text:style-name="P457"><text:span text:style-name="T422">pattern</text:span><text:span text:style-name="T246">: armazena uma expressão regular (RegEx), validando o campo</text:span></text:p>
        </text:list-item>
        <text:list-item>
          <text:p text:style-name="P453"><text:span text:style-name="T422">autocomplete</text:span><text:span text:style-name="T245">: existem várias opções de preenchimento automático</text:span></text:p>
        </text:list-item>
        <text:list-item>
          <text:p text:style-name="P458"><text:span text:style-name="T421">list</text:span><text:span text:style-name="T207">: se liga a tag </text:span><text:span text:style-name="T308">&lt;datalist&gt;</text:span></text:p>
        </text:list-item>
        <text:list-item>
          <text:p text:style-name="P454"><text:span text:style-name="T422">accept</text:span><text:span text:style-name="T252">: limita as estensões aceitas para realizar o upload do arquivo.<text:line-break/></text:span><text:span text:style-name="T251">No exemplo a seguir, o input aceita apenas imagens</text:span><text:span text:style-name="T252">:</text:span></text:p>
        </text:list-item>
      </text:list>
      <text:p text:style-name="P404"><text:span text:style-name="T581">&lt;</text:span><text:span text:style-name="T471">input</text:span><text:span text:style-name="T632"> </text:span><text:span text:style-name="T594">type</text:span><text:span text:style-name="T632">=</text:span><text:span text:style-name="T508">"file"</text:span><text:span text:style-name="T632"> </text:span><text:span text:style-name="T594">name</text:span><text:span text:style-name="T632">=</text:span><text:span text:style-name="T508">""</text:span><text:span text:style-name="T632"> </text:span><text:span text:style-name="T594">id</text:span><text:span text:style-name="T632">=</text:span><text:span text:style-name="T508">""</text:span><text:span text:style-name="T632"> </text:span><text:span text:style-name="T594">accept</text:span><text:span text:style-name="T632">=</text:span><text:span text:style-name="T508">"image/*"</text:span><text:span text:style-name="T581">&gt;</text:span></text:p>
      <text:p text:style-name="P107"/>
      <text:p text:style-name="P350"><text:span text:style-name="T562">&lt;label&gt;</text:span><text:span text:style-name="T207"> </text:span><text:span text:style-name="T211">além de </text:span><text:span text:style-name="T214">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26">id</text:span><text:span text:style-name="T207"> </text:span><text:span text:style-name="T243">(</text:span><text:span text:style-name="T207">da tag </text:span><text:span text:style-name="T308">&lt;input&gt;</text:span><text:span text:style-name="T243">)</text:span><text:span text:style-name="T207">, </text:span><text:span text:style-name="T214">assim</text:span><text:span text:style-name="T207"> toda a palavra ou frase se torna</text:span><text:span text:style-name="T253">rá</text:span><text:span text:style-name="T207"> uma área de interação </text:span><text:span text:style-name="T285">clicável</text:span><text:span text:style-name="T207">. Além de seu valor prático, </text:span><text:span text:style-name="T220">possui</text:span><text:span text:style-name="T207"> também um valor semântico, melhorando o SEO. </text:span><text:span text:style-name="T253">Por e</text:span><text:span text:style-name="T243">xemplo: <text:line-break/></text:span><text:span text:style-name="T582">&lt;</text:span><text:span text:style-name="T472">label</text:span><text:span text:style-name="T538"> </text:span><text:span text:style-name="T599">for</text:span><text:span text:style-name="T538">=</text:span><text:span text:style-name="T518">"idnome"</text:span><text:span text:style-name="T582">&gt;</text:span><text:span text:style-name="T538">Nome:</text:span><text:span text:style-name="T582">&lt;/</text:span><text:span text:style-name="T472">label</text:span><text:span text:style-name="T582">&gt;</text:span><text:span text:style-name="T538"><text:tab/></text:span><text:span text:style-name="T803">&lt;</text:span><text:span text:style-name="T813">input</text:span><text:span text:style-name="T916"> </text:span><text:span text:style-name="T827">type</text:span><text:span text:style-name="T916">=</text:span><text:span text:style-name="T844">"text"</text:span><text:span text:style-name="T916"> </text:span><text:span text:style-name="T827">name</text:span><text:span text:style-name="T916">=</text:span><text:span text:style-name="T844">"nome"</text:span><text:span text:style-name="T916"> </text:span><text:span text:style-name="T827">id</text:span><text:span text:style-name="T916">=</text:span><text:span text:style-name="T844">"i</text:span><text:span text:style-name="T845">d</text:span><text:span text:style-name="T844">nome"</text:span><text:span text:style-name="T803">&gt;</text:span></text:p>
      <text:p text:style-name="P349"><text:span text:style-name="T207"><text:line-break/></text:span><text:span text:style-name="T562">&lt;select&gt;</text:span><text:span text:style-name="T207"> combina</text:span><text:span text:style-name="T209">da</text:span><text:span text:style-name="T207"> com a tag </text:span><text:span text:style-name="T308">&lt;option&gt;, </text:span><text:span text:style-name="T207">cria caixas combinadas (</text:span><text:span text:style-name="T209">lista</text:span><text:span text:style-name="T207"> de escolha)<text:line-break/></text:span><text:span text:style-name="T562">&lt;option</text:span><text:span text:style-name="T308"> </text:span><text:span text:style-name="T434">value="</text:span><text:span text:style-name="T353">RJ</text:span><text:span text:style-name="T434">" selected</text:span><text:span text:style-name="T562">&gt;</text:span><text:span text:style-name="T207"> mostra as </text:span><text:span text:style-name="T218">opções</text:span><text:span text:style-name="T207"> da tag &lt;select&gt;.<text:line-break/></text:span><text:span text:style-name="T209">Os parâmetros:</text:span></text:p>
      <text:list text:style-name="L18">
        <text:list-item>
          <text:p text:style-name="P459"><text:span text:style-name="T421">selected</text:span><text:span text:style-name="T207">: já deixa a opção como </text:span><text:span text:style-name="T211">marcada/</text:span><text:span text:style-name="T207">selecionada</text:span></text:p>
        </text:list-item>
      </text:list>
      <text:list text:style-name="L19">
        <text:list-item>
          <text:p text:style-name="P460"><text:span text:style-name="T421">value</text:span><text:span text:style-name="T207">: envia somente o valor “RJ” ao banco de dados.</text:span></text:p>
        </text:list-item>
      </text:list>
      <text:p text:style-name="P329"><text:span text:style-name="T562">&lt;optgroup </text:span><text:span text:style-name="T434">label=</text:span><text:span text:style-name="T353">"Região Sul"</text:span><text:span text:style-name="T562">&gt;</text:span><text:span text:style-name="T207"> separa em áreas </text:span><text:span text:style-name="T214">um </text:span><text:span text:style-name="T207">grupo de tags </text:span><text:span text:style-name="T319">&lt;option&gt;</text:span></text:p>
      <text:p text:style-name="P168"/>
      <text:p text:style-name="P351"><text:span text:style-name="T562">&lt;datalist&gt;</text:span><text:span text:style-name="T207"> cria uma lista </text:span><text:span text:style-name="T248">que oferece opções </text:span><text:span text:style-name="T207">de preenchimento automático </text:span><text:span text:style-name="T248">para</text:span><text:span text:style-name="T207"> um </text:span><text:span text:style-name="T248">elemento</text:span><text:span text:style-name="T207"> </text:span><text:span text:style-name="T308">&lt;input&gt;</text:span><text:span text:style-name="T207"> </text:span><text:span text:style-name="T248">do tipo caixa de texto, mas também permite a inserção de dados não contemplados pela mesma (diferente do elemento </text:span><text:span text:style-name="T308">&lt;select&gt; </text:span><text:span text:style-name="T248">que só permite a seleção do</text:span><text:span text:style-name="T253">s</text:span><text:span text:style-name="T248"> dados já configurados nas opções).<text:line-break/>O atributo </text:span><text:span text:style-name="T397">id</text:span><text:span text:style-name="T248"> desse elemento se liga ao atributo </text:span><text:span text:style-name="T397">list</text:span><text:span text:style-name="T248"> do elemento </text:span><text:span text:style-name="T314">&lt;input&gt;</text:span></text:p>
      <text:p text:style-name="P351"><text:span text:style-name="T207"><text:line-break/></text:span><text:span text:style-name="T562">&lt;textarea&gt;</text:span><text:span text:style-name="T207"> </text:span><text:span text:style-name="T248">são caixa de texto</text:span><text:span text:style-name="T211"> </text:span><text:span text:style-name="T207">maiores, usad</text:span><text:span text:style-name="T248">a</text:span><text:span text:style-name="T207">s para </text:span><text:span text:style-name="T248">inserir grandes mensagens ou</text:span><text:span text:style-name="T210"> </text:span><text:span text:style-name="T189">textos</text:span><text:span text:style-name="T210">. </text:span><text:span text:style-name="T219">Exemplo:<text:line-break/></text:span><text:span text:style-name="T577">&lt;</text:span><text:span text:style-name="T466">textarea</text:span><text:span text:style-name="T527"> </text:span><text:span text:style-name="T587">name</text:span><text:span text:style-name="T527">=</text:span><text:span text:style-name="T498">"tMsg"</text:span><text:span text:style-name="T527"> </text:span><text:span text:style-name="T587">id</text:span><text:span text:style-name="T527">=</text:span><text:span text:style-name="T498">"cMsg"</text:span><text:span text:style-name="T527"> </text:span><text:span text:style-name="T587">cols</text:span><text:span text:style-name="T527">=</text:span><text:span text:style-name="T498">"45"</text:span><text:span text:style-name="T527"> </text:span><text:span text:style-name="T587">rows</text:span><text:span text:style-name="T527">=</text:span><text:span text:style-name="T498">"5"</text:span><text:span text:style-name="T527"> </text:span><text:span text:style-name="T587">placeholder</text:span><text:span text:style-name="T527">=</text:span><text:span text:style-name="T498">"Deixe aqui sua mensagem"</text:span><text:span text:style-name="T527"> </text:span><text:span text:style-name="T577">&gt;&lt;/</text:span><text:span text:style-name="T466">textarea</text:span><text:span text:style-name="T577">&gt;</text:span></text:p>
      <text:p text:style-name="P98"><text:soft-page-break/></text:p>
      <text:p text:style-name="P98"><text:span text:style-name="T968">&lt;output&gt;</text:span> <text:span text:style-name="T1070">usada para representar, </text:span><text:span text:style-name="T1072">de forma simples,</text:span><text:span text:style-name="T1070"> o resultado de um cálculo processado via Javascript. Seu valor é referenciado através do atributo </text:span><text:span text:style-name="T885">oninput</text:span><text:span text:style-name="T1070"> presente em </text:span><text:span text:style-name="T1071">um</text:span><text:span text:style-name="T1070"> elemento </text:span><text:span text:style-name="T1017">&lt;input&gt;</text:span><text:span text:style-name="T1070">. É importante lembrar que o valor contido nessa tag não é enviado ao submeter o formulário. Exemplo:</text:span></text:p>
      <text:p text:style-name="P295"><text:span text:style-name="T801">&lt;</text:span><text:span text:style-name="T811">label</text:span><text:span text:style-name="T892"> </text:span><text:span text:style-name="T821">for</text:span><text:span text:style-name="T892">=</text:span><text:span text:style-name="T841">"iano"</text:span><text:span text:style-name="T801">&gt;</text:span><text:span text:style-name="T892">Em que ano você nasceu? </text:span><text:span text:style-name="T801">&lt;/</text:span><text:span text:style-name="T811">label</text:span><text:span text:style-name="T801">&gt;<text:tab/><text:tab/><text:tab/><text:tab/></text:span></text:p>
      <text:p text:style-name="P295"><text:span text:style-name="T801">&lt;</text:span><text:span text:style-name="T811">input</text:span><text:span text:style-name="T892"> </text:span><text:span text:style-name="T821">type</text:span><text:span text:style-name="T892">=</text:span><text:span text:style-name="T841">"number"</text:span><text:span text:style-name="T892"> </text:span><text:span text:style-name="T821">name</text:span><text:span text:style-name="T892">=</text:span><text:span text:style-name="T841">"ano"</text:span><text:span text:style-name="T892"> </text:span><text:span text:style-name="T821">id</text:span><text:span text:style-name="T892">=</text:span><text:span text:style-name="T841">"iano"</text:span><text:span text:style-name="T892"> </text:span><text:span text:style-name="T821">oninput</text:span><text:span text:style-name="T892">=</text:span><text:span text:style-name="T841">"</text:span><text:span text:style-name="T1062">calcIdade</text:span><text:span text:style-name="T841">()"</text:span><text:span text:style-name="T801">&gt;<text:tab/><text:tab/></text:span></text:p>
      <text:p text:style-name="P295"><text:span text:style-name="T801">&lt;</text:span><text:span text:style-name="T811">label</text:span><text:span text:style-name="T892"> </text:span><text:span text:style-name="T821">for</text:span><text:span text:style-name="T892">=</text:span><text:span text:style-name="T841">"iidade"</text:span><text:span text:style-name="T801">&gt;</text:span><text:span text:style-name="T892">Sua idade é: </text:span><text:span text:style-name="T801">&lt;/</text:span><text:span text:style-name="T811">label</text:span><text:span text:style-name="T801">&gt;<text:tab/><text:tab/><text:tab/><text:tab/><text:tab/><text:tab/></text:span></text:p>
      <text:p text:style-name="P295"><text:span text:style-name="T801">&lt;</text:span><text:span text:style-name="T811">output</text:span><text:span text:style-name="T892"> </text:span><text:span text:style-name="T821">id</text:span><text:span text:style-name="T892">=</text:span><text:span text:style-name="T841">"iidade"</text:span><text:span text:style-name="T801">&gt;</text:span><text:span text:style-name="T892">0</text:span><text:span text:style-name="T801">&lt;/</text:span><text:span text:style-name="T811">output</text:span><text:span text:style-name="T801">&gt;<text:tab/><text:tab/><text:tab/><text:tab/><text:tab/><text:tab/><text:tab/><text:tab/></text:span></text:p>
      <text:p text:style-name="P299"><text:span text:style-name="T801">&lt;</text:span><text:span text:style-name="T811">script</text:span><text:span text:style-name="T801">&gt;<text:tab/><text:tab/><text:tab/><text:tab/><text:tab/><text:tab/><text:tab/><text:tab/><text:tab/><text:tab/><text:tab/><text:tab/></text:span></text:p>
      <text:p text:style-name="P299"><text:span text:style-name="T801"><text:tab/></text:span><text:span text:style-name="T811">function</text:span><text:span text:style-name="T892"> </text:span><text:span text:style-name="T1062">calcIdade</text:span><text:span text:style-name="T892">() {<text:tab/><text:tab/><text:tab/><text:tab/><text:tab/><text:tab/><text:tab/><text:tab/></text:span></text:p>
      <text:p text:style-name="P300"><text:span text:style-name="T811"><text:tab/><text:tab/>let</text:span><text:span text:style-name="T892"> </text:span><text:span text:style-name="T821">atual</text:span><text:span text:style-name="T892"> = </text:span><text:span text:style-name="T811">new</text:span><text:span text:style-name="T892"> </text:span><text:span text:style-name="T1036">Date</text:span><text:span text:style-name="T892">().</text:span><text:span text:style-name="T1062">getFullYear</text:span><text:span text:style-name="T892">();<text:tab/><text:tab/><text:tab/><text:tab/><text:tab/></text:span></text:p>
      <text:p text:style-name="P300"><text:span text:style-name="T821"><text:tab/><text:tab/>iidade</text:span><text:span text:style-name="T892">.</text:span><text:span text:style-name="T821">innerHTML</text:span><text:span text:style-name="T892"> = </text:span><text:span text:style-name="T1036">Number</text:span><text:span text:style-name="T892">(</text:span><text:span text:style-name="T821">atual</text:span><text:span text:style-name="T892">) – </text:span><text:span text:style-name="T1036">Number</text:span><text:span text:style-name="T892">(</text:span><text:span text:style-name="T821">iano</text:span><text:span text:style-name="T892">.</text:span><text:span text:style-name="T821">value</text:span><text:span text:style-name="T892">);<text:tab/></text:span></text:p>
      <text:p text:style-name="P281"><text:tab/>}<text:tab/><text:tab/><text:tab/><text:tab/><text:tab/><text:tab/><text:tab/><text:tab/><text:tab/><text:tab/><text:tab/><text:tab/></text:p>
      <text:p text:style-name="P299"><text:span text:style-name="T801">&lt;/</text:span><text:span text:style-name="T811">script</text:span><text:span text:style-name="T801">&gt;<text:tab/><text:tab/><text:tab/><text:tab/><text:tab/><text:tab/><text:tab/><text:tab/><text:tab/><text:tab/><text:tab/><text:tab/></text:span></text:p>
      <text:p text:style-name="P320"><text:span text:style-name="T462">Criando</text:span><text:span text:style-name="T147"> </text:span><text:span text:style-name="T459">mapas de imagens</text:span><text:span text:style-name="T462">:</text:span></text:p>
      <text:p text:style-name="P49"><text:span text:style-name="T968">&lt;map&gt;</text:span> é usada com a tag <text:span text:style-name="T968">&lt;area&gt;</text:span> para definir um mapa de imagem (a área clicável do link). Existem 3 tipos de área: retângulo (<text:span text:style-name="T875">rect</text:span>), círculo(<text:span text:style-name="T875">circle</text:span>) e polígono(<text:span text:style-name="T875">poly</text:span>).<text:line-break/>Dentro de um mapa, existem áreas. Dentro de cada área é preciso informar os <text:span text:style-name="T1002">4</text:span> seguintes atributos:</text:p>
      <text:list text:style-name="L20">
        <text:list-item>
          <text:p text:style-name="P430"><text:span text:style-name="T1028">o </text:span><text:span text:style-name="T644">shape</text:span> <text:span text:style-name="T1028">(rect, circle ou poly</text:span>)</text:p>
        </text:list-item>
        <text:list-item>
          <text:p text:style-name="P431">as <text:span text:style-name="T644">coords</text:span> desse shape <text:span text:style-name="T1031">em x,y</text:span> <text:span text:style-name="T1028">(</text:span>a ordem respectiva das coordenadas <text:span text:style-name="T1031">caso o shape seja um </text:span><text:span text:style-name="T755">retângulo</text:span><text:span text:style-name="T1031"> são</text:span>: <text:span text:style-name="T1026">canto superior esquerdo → canto inferior direito; caso o shape seja um </text:span><text:span text:style-name="T756">círculo</text:span><text:span text:style-name="T1026"> são: o centro da circunferência e o tamanho do raio (em pixels). Essas coordenadas podem ser encontradas através de um editor de imagens, como o Paint)</text:span></text:p>
        </text:list-item>
        <text:list-item>
          <text:p text:style-name="P431">o <text:span text:style-name="T656">href</text:span> <text:span text:style-name="T1027">é o endereço do arquivo que será aberto (se precisar abrir em uma posição específica desse arquivo, separe-o em </text:span><text:span text:style-name="T1009">articles</text:span><text:span text:style-name="T1027"> identificados por #</text:span><text:span text:style-name="T764">id</text:span><text:span text:style-name="T1027"> e depois use uma</text:span> <text:span text:style-name="T644">#</text:span> <text:span text:style-name="T1028">após o endereço do </text:span><text:span text:style-name="T1010">href</text:span><text:span text:style-name="T1028"> </text:span>para abri-<text:span text:style-name="T1029">lo</text:span> diretamente posicionado no artigo<text:span text:style-name="T1026"> escolhido, identificado</text:span> através do <text:span text:style-name="T1004">id</text:span><text:span text:style-name="T1027">)</text:span></text:p>
        </text:list-item>
        <text:list-item>
          <text:p text:style-name="P432">o <text:span text:style-name="T644">target </text:span><text:span text:style-name="T1030">(i</text:span>ndica onde <text:span text:style-name="T1030">exibir o arquivo</text:span>, geralmente em um <text:span text:style-name="T1008">iframe</text:span><text:span text:style-name="T1027">)</text:span>.</text:p>
        </text:list-item>
      </text:list>
      <text:p text:style-name="P48"/>
      <text:p text:style-name="P319"><text:span text:style-name="T146">P</text:span><text:span text:style-name="T147">a</text:span><text:span text:style-name="T146">sso a passo para criar um mapa</text:span><text:span text:style-name="T147"> de imagens:</text:span></text:p>
      <text:list text:style-name="L21">
        <text:list-item>
          <text:p text:style-name="P447"><text:span text:style-name="T146">L</text:span><text:span text:style-name="T147">ink a imagem ao mapa através do parâmetro </text:span><text:span text:style-name="T423">usemap</text:span><text:span text:style-name="T147">. Exemplo:<text:line-break/></text:span><text:span text:style-name="T568">&lt;img src="imagens/glass.jpg" </text:span><text:span text:style-name="T570">usemap</text:span><text:span text:style-name="T568">="#meumapa"/&gt;</text:span></text:p>
        </text:list-item>
        <text:list-item>
          <text:p text:style-name="P447"><text:span text:style-name="T146">U</text:span><text:span text:style-name="T147">se a tag &lt;map&gt;. Exemplo:<text:line-break/></text:span><text:span text:style-name="T570">&lt;map</text:span><text:span text:style-name="T568"> name="meumapa"</text:span><text:span text:style-name="T570">&gt;</text:span></text:p>
        </text:list-item>
        <text:list-item>
          <text:p text:style-name="P475"><text:span text:style-name="T146">U</text:span><text:span text:style-name="T147">se a tag &lt;area&gt; </text:span><text:span text:style-name="T150">com os parâmetros:</text:span><text:span text:style-name="T147"> </text:span><text:span text:style-name="T428">shape</text:span><text:span text:style-name="T147">, </text:span><text:span text:style-name="T427">coords</text:span><text:span text:style-name="T150">,</text:span><text:span text:style-name="T147"> </text:span><text:span text:style-name="T428">href</text:span><text:span text:style-name="T147"> e também o </text:span><text:span text:style-name="T427">target</text:span><text:span text:style-name="T147"><text:line-break/>Exemplo:</text:span><text:span text:style-name="T568">&lt;area </text:span><text:span text:style-name="T570">shape</text:span><text:span text:style-name="T568">="rect" </text:span><text:span text:style-name="T570">coords</text:span><text:span text:style-name="T568">="179,202,170,160" </text:span><text:span text:style-name="T570">href</text:span><text:span text:style-name="T568">="glass.html#tela" </text:span><text:span text:style-name="T570">target</text:span><text:span text:style-name="T568">="janela"/&gt;</text:span></text:p>
        </text:list-item>
        <text:list-item>
          <text:p text:style-name="P448"><text:span text:style-name="T148">F</text:span><text:span text:style-name="T147">eche a tag </text:span><text:span text:style-name="T303">&lt;/map&gt;</text:span></text:p>
        </text:list-item>
        <text:list-item>
          <text:p text:style-name="P449"><text:span text:style-name="T148">I</text:span><text:span text:style-name="T147">ndique o iframe. Exemplo:</text:span><text:span text:style-name="T288"><text:line-break/></text:span><text:span text:style-name="T571">&lt;iframe</text:span><text:span text:style-name="T569"> src="glass.html" name="janela" id="specs"</text:span><text:span text:style-name="T571">&gt; &lt;/iframe&gt;</text:span></text:p>
        </text:list-item>
      </text:list>
      <text:p text:style-name="P89"><text:span text:style-name="T978">CSS</text:span><text:line-break/></text:p>
      <text:p text:style-name="P212"><text:span text:style-name="T750">3 formas de representar cores</text:span><text:span text:style-name="T744">:</text:span></text:p>
      <text:p text:style-name="P211"/>
      <text:list text:style-name="L22">
        <text:list-item>
          <text:p text:style-name="P435"><text:span text:style-name="T868">HSB</text:span><text:span text:style-name="T775"> (matiz, saturação e luminosidade). Podendo apresentar ou não o parâmetro de </text:span><text:span text:style-name="T744">opacidade/transparência</text:span><text:span text:style-name="T775">, sendo 1 = 100% e 0.5 = 50%. Por exemplo: </text:span><text:span text:style-name="T972">color: hsla(</text:span><text:span text:style-name="T873">202º, 82%, 76%, 0.6</text:span><text:span text:style-name="T972">)</text:span><text:span text:style-name="T873">;</text:span></text:p>
        </text:list-item>
        <text:list-item>
          <text:p text:style-name="P435"><text:span text:style-name="T856">R</text:span><text:span text:style-name="T1024">G</text:span><text:span text:style-name="T1023">B</text:span><text:span text:style-name="T775"> (red, green, blue) Podendo apresentar ou não o parâmetro de </text:span><text:span text:style-name="T744">opacidade</text:span><text:span text:style-name="T775">, por exemplo: </text:span><text:span text:style-name="T972">color: rgb</text:span><text:span text:style-name="T969">a</text:span><text:span text:style-name="T972">(</text:span><text:span text:style-name="T873">35, 137, 195, 0.3</text:span><text:span text:style-name="T972">)</text:span><text:span text:style-name="T873">;</text:span></text:p>
        </text:list-item>
        <text:list-item>
          <text:p text:style-name="P436"><text:span text:style-name="T868">Hexadecimal</text:span><text:span text:style-name="T775">. Por exemplo: </text:span><text:span text:style-name="T874">#002233. </text:span><text:span text:style-name="T775">Podendo apresentar ou não o parâmetro de </text:span><text:span text:style-name="T744">opacidade</text:span><text:span text:style-name="T775">, por exemplo: </text:span><text:span text:style-name="T972">#</text:span><text:span text:style-name="T874">1b4e21</text:span><text:span text:style-name="T869">60</text:span><text:span text:style-name="T873">;</text:span></text:p>
        </text:list-item>
      </text:list>
      <text:p text:style-name="P214"/>
      <text:p text:style-name="P58">3 sites/ferramentas para trabalhar com <text:span text:style-name="T1037">web design de </text:span>cores e ajudar na escolha da paleta de cores <text:span text:style-name="T1038">que harmonize com o conteúdo de</text:span> um site:</text:p>
      <text:list text:style-name="L23">
        <text:list-item>
          <text:p text:style-name="P476"><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8"/>
      <text:p text:style-name="P374"><text:span text:style-name="T155">U</text:span><text:span text:style-name="T154">m </text:span><text:span text:style-name="T400">gradiente</text:span><text:span text:style-name="T154"> é considerado pelo navegador como se fosse uma imagem, por isso usamos a propriedade </text:span><text:span text:style-name="T562">background-image</text:span><text:span text:style-name="T154"> na declaração CSS. A função </text:span><text:span text:style-name="T562">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62">radial-gradient</text:span><text:span text:style-name="T221">. </text:span><text:span text:style-name="T222">Exemplos:</text:span></text:p>
      <text:p text:style-name="P374"><text:span text:style-name="T222"><text:tab/></text:span><text:span text:style-name="T588">background-image</text:span><text:span text:style-name="T528">: </text:span><text:span text:style-name="T606">linear-gradient</text:span><text:span text:style-name="T528">(</text:span><text:span text:style-name="T609">-</text:span><text:span text:style-name="T610">45</text:span><text:span text:style-name="T609">deg</text:span><text:span text:style-name="T528">, </text:span><text:span text:style-name="T499">red </text:span><text:span text:style-name="T500">20%</text:span><text:span text:style-name="T528">, </text:span><text:span text:style-name="T499">blue </text:span><text:span text:style-name="T500">40%, purple</text:span><text:span text:style-name="T528">);<text:tab/></text:span></text:p>
      <text:p text:style-name="P374"><text:span text:style-name="T530"><text:tab/></text:span><text:span text:style-name="T588">background-image</text:span><text:span text:style-name="T528">: </text:span><text:span text:style-name="T606">linear-gradient</text:span><text:span text:style-name="T528">(</text:span><text:span text:style-name="T610">to right</text:span><text:span text:style-name="T528">, </text:span><text:span text:style-name="T499">green</text:span><text:span text:style-name="T528">, </text:span><text:span text:style-name="T499">yellow</text:span><text:span text:style-name="T528">);<text:tab/><text:tab/><text:tab/></text:span></text:p>
      <text:p text:style-name="P374"><text:span text:style-name="T222"><text:tab/></text:span><text:span text:style-name="T588">background-image</text:span><text:span text:style-name="T528">: </text:span><text:span text:style-name="T606">radial-gradient</text:span><text:span text:style-name="T528">(</text:span><text:span text:style-name="T610">circle</text:span><text:span text:style-name="T528">, </text:span><text:span text:style-name="T499">green</text:span><text:span text:style-name="T528">, </text:span><text:span text:style-name="T499">yellow</text:span><text:span text:style-name="T528">);<text:tab/><text:tab/><text:tab/><text:tab/></text:span></text:p>
      <text:p text:style-name="P47"/>
      <text:p text:style-name="P210"><text:span text:style-name="T657">Sequência de fontes seguras e dicas para utilizá-las</text:span><text:span text:style-name="T644">:</text:span><text:line-break/></text:p>
      <text:list text:style-name="L24">
        <text:list-item>
          <text:p text:style-name="P486"><text:span text:style-name="T1039">Arial (sans-serif):</text:span> <text:span text:style-name="T704">mais utilizada no mundo</text:span></text:p>
        </text:list-item>
        <text:list-item>
          <text:p text:style-name="P487"><text:span text:style-name="T1040">Verdana (sans-serif):</text:span> <text:span text:style-name="T704">fácil leitura para fontes pequenas</text:span></text:p>
        </text:list-item>
        <text:list-item>
          <text:p text:style-name="P488"><text:span text:style-name="T1041">Tahoma (sans-serif):</text:span> <text:span text:style-name="T704">economia, menor espaçamento entre os caracteres</text:span></text:p>
        </text:list-item>
        <text:list-item>
          <text:p text:style-name="P487"><text:span text:style-name="T1042">Trebuchet MS (sans-serif):</text:span><text:span text:style-name="T703"> legado, desenhada pela Microsoft em 1996</text:span></text:p>
        </text:list-item>
        <text:list-item>
          <text:p text:style-name="P487"><text:span text:style-name="T1043">Times New Roman (serif):</text:span> <text:span text:style-name="T703">mais profissional, muito utilizada em jornais, </text:span><text:span text:style-name="T705">títulos.</text:span></text:p>
        </text:list-item>
        <text:list-item>
          <text:p text:style-name="P492"><text:span text:style-name="T438">Georgia (serif):</text:span><text:span text:style-name="T412"> </text:span><text:span text:style-name="T289">elegante, good candidate for mobile-responsive design.</text:span> </text:p>
        </text:list-item>
        <text:list-item>
          <text:p text:style-name="P487"><text:span text:style-name="T1044">Garamond (serif):</text:span> <text:span text:style-name="T703">clássica, muito utilizada em livros impressos</text:span></text:p>
        </text:list-item>
        <text:list-item>
          <text:p text:style-name="P487"><text:span text:style-name="T1045">Courier New (monospace):</text:span> <text:span text:style-name="T703">mais popular em código-fonte e legendas</text:span></text:p>
        </text:list-item>
        <text:list-item>
          <text:p text:style-name="P489"><text:span text:style-name="T1046">Brush Script MT (cursive):</text:span> <text:span text:style-name="T703">sofisticada, imita a caligrafia humana</text:span></text:p>
        </text:list-item>
      </text:list>
      <text:p text:style-name="P208"><text:span text:style-name="T1050">Categoria</text:span> d<text:span text:style-name="T1050">as</text:span> fontes:</text:p>
      <text:p text:style-name="P369"><text:span text:style-name="T224">As fontes </text:span><text:span text:style-name="T221">são baseadas principalmente na presença </text:span><text:span text:style-name="T224">(serif)</text:span><text:span text:style-name="T221"> ou ausência da serifa </text:span><text:span text:style-name="T224">(em francês, Sans-Serif) </text:span><text:span text:style-name="T229">e se dividem em 4</text:span><text:span text:style-name="T221"> categorias:</text:span></text:p>
      <text:list text:style-name="L25">
        <text:list-item>
          <text:p text:style-name="P493"><text:span text:style-name="T439">Serif</text:span><text:span text:style-name="T224">: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4">Existem também sub-categorias para cada fonte serifada, como as old style, transitional, didone, slab, clarendon e glyphic.</text:span></text:p>
        </text:list-item>
        <text:list-item>
          <text:p text:style-name="P495"><text:span text:style-name="T440">Sans-Serif</text:span><text:span text:style-name="T272">: uma </text:span><text:span text:style-name="T271">fonte não serifada muito popular <text:s/></text:span><text:span text:style-name="T272">é a</text:span><text:span text:style-name="T271"> </text:span><text:span text:style-name="T272">Verdana.</text:span></text:p>
        </text:list-item>
        <text:list-item>
          <text:p text:style-name="P495"><text:span text:style-name="T425">Monospace</text:span><text:span text:style-name="T272">: </text:span><text:span text:style-name="T271">possuem a mesma largura para todas as letras.</text:span></text:p>
        </text:list-item>
        <text:list-item>
          <text:p text:style-name="P493"><text:span text:style-name="T441">Script</text:span><text:span text:style-name="T224">: </text:span><text:span text:style-name="T206">Também chamadas de fontes handwriting, </text:span><text:span text:style-name="T224">oferecem </text:span><text:span text:style-name="T193">delicadeza</text:span><text:span text:style-name="T224">, </text:span><text:span text:style-name="T206">são aquelas que tentam imitar a escrita humana </text:span><text:span text:style-name="T224">de forma cursiva</text:span><text:span text:style-name="T206">.Seu uso deve ser bem controlado e jamais será aplicado a textos muito longos, pois causam cansaço visual e tornam-se difíceis de ler.</text:span></text:p>
        </text:list-item>
        <text:list-item>
          <text:p text:style-name="P493"><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4">servem para </text:span><text:span text:style-name="T193">decorar</text:span><text:span text:style-name="T224">,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69"><text:span text:style-name="T206">Para configurar a família tipográfica que será aplicada a um determinado texto, usamos a propriedade </text:span><text:span text:style-name="T562">font-family</text:span><text:span text:style-name="T206"> das CSS. </text:span></text:p>
      <text:p text:style-name="P100"/>
      <text:p text:style-name="P207">Tamanho de fontes:</text:p>
      <text:p text:style-name="P57"><text:span text:style-name="T942">Existem várias medidas, </text:span><text:span text:style-name="T952">que podem ser divididas em:</text:span></text:p>
      <text:list text:style-name="L26">
        <text:list-item>
          <text:p text:style-name="P494"><text:span text:style-name="T400">Absolutas</text:span><text:span text:style-name="T226">: </text:span><text:span text:style-name="T562">px</text:span><text:span text:style-name="T221"> (pixels), </text:span><text:span text:style-name="T562">pt</text:span><text:span text:style-name="T221"> (pontos – </text:span><text:span text:style-name="T228">comum em editores de texto como o Word</text:span><text:span text:style-name="T221">), </text:span><text:span text:style-name="T562">m</text:span><text:span text:style-name="T563">m</text:span><text:span text:style-name="T221"> (</text:span><text:span text:style-name="T226">mil</text:span><text:span text:style-name="T221">ímetros),</text:span><text:span text:style-name="T225"> </text:span><text:span text:style-name="T562">cm</text:span><text:span text:style-name="T221"> (centímetros),</text:span><text:span text:style-name="T225"> </text:span><text:span text:style-name="T562">in</text:span><text:span text:style-name="T221"> (polegadas), </text:span><text:span text:style-name="T562">pc</text:span><text:span text:style-name="T221"> (paicas).</text:span></text:p>
        </text:list-item>
        <text:list-item>
          <text:p text:style-name="P496"><text:span text:style-name="T400">Relativas</text:span><text:span text:style-name="T395">: </text:span></text:p>
          <text:list>
            <text:list-item>
              <text:p text:style-name="P496"><text:span text:style-name="T562">em</text:span><text:span text:style-name="T206"> </text:span><text:span text:style-name="T221">(</text:span><text:span text:style-name="T206">relativa à altura do </text:span><text:span text:style-name="T399">M</text:span><text:span text:style-name="T206"> maiúsculo da fonte atual</text:span><text:span text:style-name="T221">)</text:span><text:span text:style-name="T223">, </text:span></text:p>
            </text:list-item>
            <text:list-item>
              <text:p text:style-name="P496"><text:span text:style-name="T562">e</text:span><text:span text:style-name="T561">x</text:span><text:span text:style-name="T206"> </text:span><text:span text:style-name="T221">(</text:span><text:span text:style-name="T206">relativa à </text:span><text:span text:style-name="T186">altura do </text:span><text:span text:style-name="T410">x</text:span><text:span text:style-name="T206"> minúsculo da fonte atual</text:span><text:span text:style-name="T221">)</text:span><text:span text:style-name="T223">, </text:span></text:p>
            </text:list-item>
            <text:list-item>
              <text:p text:style-name="P496"><text:span text:style-name="T562">rem</text:span><text:span text:style-name="T206"> </text:span><text:span text:style-name="T221">(</text:span><text:span text:style-name="T206">relativo ao root, ou seja, a fonte </text:span><text:span text:style-name="T229">declarada</text:span><text:span text:style-name="T206"> no </text:span><text:span text:style-name="T307">&lt;body&gt;</text:span><text:span text:style-name="T221">)</text:span><text:span text:style-name="T223">, </text:span></text:p>
            </text:list-item>
            <text:list-item>
              <text:p text:style-name="P496"><text:span text:style-name="T562">vw</text:span><text:span text:style-name="T206"> </text:span><text:span text:style-name="T221">(</text:span><text:span text:style-name="T206">porcentagem do </text:span><text:span text:style-name="T223">view width – </text:span><text:span text:style-name="T206">largura da tela</text:span><text:span text:style-name="T221">)</text:span><text:span text:style-name="T223">, </text:span></text:p>
            </text:list-item>
            <text:list-item>
              <text:p text:style-name="P496"><text:span text:style-name="T562">vh</text:span><text:span text:style-name="T206"> </text:span><text:span text:style-name="T221">(</text:span><text:span text:style-name="T206">porcentagem do </text:span><text:span text:style-name="T223">view hight – </text:span><text:span text:style-name="T206">altura da tela</text:span><text:span text:style-name="T221">)</text:span><text:span text:style-name="T223">.</text:span></text:p>
            </text:list-item>
          </text:list>
        </text:list-item>
      </text:list>
      <text:p text:style-name="P370"><text:span text:style-name="T221">Para tamanhos de fonte a serem </text:span><text:span text:style-name="T192">exibidos na tela</text:span><text:span text:style-name="T221">, o W3C recomenda o uso do </text:span><text:span text:style-name="T309">px</text:span><text:span text:style-name="T221"> ou </text:span><text:span text:style-name="T309">em</text:span><text:span text:style-name="T221"> </text:span><text:span text:style-name="T223">por existirem dispositivos de exibição com diferentes tamanhos e resoluções</text:span><text:span text:style-name="T221">, </text:span><text:span text:style-name="T228">todavia o </text:span><text:span text:style-name="T310">em</text:span><text:span text:style-name="T223"> é a unidade mais recomendável devido à sua alta portabilidade, </text:span><text:span text:style-name="T228">já que é uma medida relacional</text:span><text:span text:style-name="T223">. </text:span><text:span text:style-name="T227">Já as</text:span><text:span text:style-name="T154"> medida</text:span><text:span text:style-name="T159">s</text:span><text:span text:style-name="T154"> </text:span><text:span text:style-name="Source_20_Text"><text:span text:style-name="T309">pt</text:span></text:span><text:span text:style-name="T404">, </text:span><text:span text:style-name="Source_20_Text"><text:span text:style-name="T309">cm</text:span></text:span><text:span text:style-name="T405"> </text:span><text:span text:style-name="T158">ou</text:span><text:span text:style-name="T405"> </text:span><text:span text:style-name="Source_20_Text"><text:span text:style-name="T309">in</text:span></text:span><text:span text:style-name="T405">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4">O <text:span text:style-name="Source_20_Text"><text:span text:style-name="T887">tamanho padrão</text:span></text:span> de fonte <text:span text:style-name="T1051">dos navegadores</text:span> <text:span text:style-name="T1051">são </text:span><text:span text:style-name="Source_20_Text"><text:span text:style-name="T1013">16px</text:span></text:span>, isso equivale, <text:span text:style-name="T1052">geralmente,</text:span> a 1em. A partir daí, podemos configurar o tamanho de um título <text:span text:style-name="T1003">&lt;</text:span><text:span text:style-name="T1011">h1&gt;</text:span>, por exemplo, como sendo 2 vezes maior que a fonte padrão usando o valor <text:span text:style-name="T1003">2em</text:span> para a propriedade, <text:span text:style-name="T1047">e o subtítulo </text:span><text:span text:style-name="T1011">&lt;h2&gt;</text:span><text:span text:style-name="T1047"> com valor </text:span><text:span text:style-name="T1011">1.5em</text:span>. Diferentemente do <text:span text:style-name="Source_20_Text"><text:span text:style-name="T1012">em</text:span></text:span>, que pode ser diferente para cada elemento, o <text:span text:style-name="Source_20_Text"><text:span text:style-name="T1013">rem</text:span></text:span><text:span text:style-name="Source_20_Text"><text:span text:style-name="T662"> </text:span></text:span>é constante em todo o documento.</text:p>
      <text:p text:style-name="P54"/>
      <text:p text:style-name="P362"><text:span text:style-name="T154">Outras permitem especificar tamanhos relativos à janela do leitor: </text:span><text:span text:style-name="T158">a</text:span><text:span text:style-name="T154"> </text:span><text:span text:style-name="Source_20_Text"><text:span text:style-name="T309">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309">vh</text:span></text:span><text:span text:style-name="Source_20_Text"><text:span text:style-name="T154"> </text:span></text:span><text:span text:style-name="T154">é 1/100 da </text:span><text:span text:style-name="T221">altura</text:span><text:span text:style-name="T154"> da janela.</text:span></text:p>
      <text:p text:style-name="P363"><text:span text:style-name="T154">I</text:span><text:span text:style-name="T139">mportante lembrar que não pode haver espaço entre o a medida e seu valor!<text:line-break/>Exemplo: </text:span><text:span text:style-name="T324">1 em</text:span><text:span text:style-name="T302"> → 1em</text:span></text:p>
      <text:p text:style-name="P247"><text:span text:style-name="T483">Para configurar </text:span><text:span text:style-name="T484">o tamanho da fonte</text:span><text:span text:style-name="T483"> que será aplicad</text:span><text:span text:style-name="T484">o</text:span><text:span text:style-name="T483"> a um determinado texto, usamos a propriedade </text:span><text:span text:style-name="T565">font-</text:span><text:span text:style-name="T566">size</text:span><text:span text:style-name="T483"> das CSS.</text:span></text:p>
      <text:p text:style-name="P371"><text:span text:style-name="T234">Para </text:span><text:span text:style-name="T235">adaptar o tamanho da fonte ao tamanho da tela </text:span><text:span text:style-name="T234">aplique </text:span><text:span text:style-name="T612">vh(view-width)</text:span><text:span text:style-name="T234"> na unidade de medida</text:span><text:span text:style-name="T235">. </text:span><text:span text:style-name="T236">Exemplo: </text:span><text:span text:style-name="T833">font-size</text:span><text:span text:style-name="T923">: </text:span><text:span text:style-name="T938">10vw</text:span><text:span text:style-name="T923">; </text:span><text:span text:style-name="T903">/*ajusta o tamanho da fonte </text:span><text:span text:style-name="T904">dinamicamente </text:span><text:span text:style-name="T903">em 10% em relação à largura da viewport*/</text:span></text:p>
      <text:p text:style-name="P70"/>
      <text:p text:style-name="P206"/>
      <text:p text:style-name="P81"><text:span text:style-name="T970">@font-face {}:</text:span> use esse comando no topo do documento CSS para <text:span text:style-name="T980">importar</text:span> uma fonte que está dentro do projeto.<text:line-break/><text:line-break/>O <text:a xlink:type="simple" xlink:href="https://fonts.google.com/" text:style-name="Internet_20_link" text:visited-style-name="Visited_20_Internet_20_Link">Google <text:span text:style-name="T980">F</text:span>onts</text:a> é um <text:span text:style-name="T980">ótimo </text:span>repositório de fontes.<text:line-break/><text:line-break/>Caso o navegador do usuário esteja desatualizado e não reconheça a fonte importada, ele <text:span text:style-name="T980">então </text:span>apresentará a sua fonte padrão.</text:p>
      <text:p text:style-name="P99"/>
      <text:p text:style-name="P209">Outras formatações:</text:p>
      <text:p text:style-name="P56"><text:span text:style-name="T1049">M</text:span>uito usadas em CSS são as propriedades:</text:p>
      <text:list text:style-name="L27">
        <text:list-item>
          <text:p text:style-name="P477"><text:span text:style-name="T562">font-weight:</text:span><text:span text:style-name="T154"> para aplicar o negrito.</text:span></text:p>
        </text:list-item>
      </text:list>
      <text:list text:style-name="L28">
        <text:list-item>
          <text:p text:style-name="P478"><text:span text:style-name="T562">font-style:</text:span><text:span text:style-name="T154"> para aplicar o itálico.</text:span></text:p>
        </text:list-item>
        <text:list-item>
          <text:p text:style-name="P478"><text:soft-page-break/><text:span text:style-name="T564">text</text:span><text:span text:style-name="T562">-</text:span><text:span text:style-name="T564">decoration</text:span><text:span text:style-name="T562">:</text:span><text:span text:style-name="T154"> para aplicar o </text:span><text:span text:style-name="T160">sublinhado</text:span><text:span text:style-name="T154">.</text:span></text:p>
        </text:list-item>
      </text:list>
      <text:p text:style-name="P55"><text:s/></text:p>
      <text:p text:style-name="P54">Existe uma <text:span text:style-name="T762">shorthand</text:span><text:span text:style-name="T1053">(mãozinha)</text:span> para fontes que é a propriedade <text:span text:style-name="T976">font</text:span>: <text:span text:style-name="T1048">em vez</text:span> de fazer várias configurações em múltiplas linhas, podemos simplificar tudo de maneira muito simples. <text:span text:style-name="T1048">Exemplo:</text:span></text:p>
      <text:p text:style-name="P246"><text:span text:style-name="T828">font</text:span><text:span text:style-name="T917">: </text:span><text:span text:style-name="T846">italic</text:span><text:span text:style-name="T917"> </text:span><text:span text:style-name="T846">bold</text:span><text:span text:style-name="T917"> </text:span><text:span text:style-name="T936">1em</text:span><text:span text:style-name="T917"> </text:span><text:span text:style-name="T846">georgia</text:span><text:span text:style-name="T917">, </text:span><text:span text:style-name="T846">helvetica</text:span><text:span text:style-name="T917">, </text:span><text:span text:style-name="T846">sans-serif</text:span><text:span text:style-name="T917">;</text:span></text:p>
      <text:p text:style-name="P61">A ordem dos atributos de uma <text:span text:style-name="T762">shorthand</text:span> em CSS é importante!<text:line-break/>(<text:span text:style-name="T1014">style</text:span><text:span text:style-name="T1053">→ </text:span><text:span text:style-name="T1014">weight</text:span><text:span text:style-name="T1053"> → </text:span><text:span text:style-name="T1014">size</text:span><text:span text:style-name="T1053"> → </text:span><text:span text:style-name="T1014">family</text:span>)</text:p>
      <text:p text:style-name="P59"/>
      <text:p text:style-name="P59"><text:span text:style-name="T961">Existem 4 tipos de alinhamento de textos</text:span> <text:span text:style-name="T1049">(auto-explicativos)</text:span>: </text:p>
      <text:p text:style-name="P59"/>
      <text:list text:style-name="L29">
        <text:list-item>
          <text:p text:style-name="P441">text-align: left;</text:p>
        </text:list-item>
        <text:list-item>
          <text:p text:style-name="P441">text-align: <text:span text:style-name="T1049">right</text:span>; </text:p>
        </text:list-item>
        <text:list-item>
          <text:p text:style-name="P441">text-align: <text:span text:style-name="T1049">center</text:span>; </text:p>
        </text:list-item>
        <text:list-item>
          <text:p text:style-name="P441">text-align: <text:span text:style-name="T1049">justify</text:span>;</text:p>
        </text:list-item>
      </text:list>
      <text:p text:style-name="P205"/>
      <text:p text:style-name="P60"><text:span text:style-name="T1054">Também existe a propriedade </text:span><text:span text:style-name="T976">text-</text:span><text:span text:style-name="T977">indent</text:span><text:span text:style-name="T1054"> para recuar o parágrafo.</text:span></text:p>
      <text:p text:style-name="P60"/>
      <text:p text:style-name="P165"><text:span text:style-name="T963">Existem 3 formas de aplicar CSS</text:span> nas <text:span text:style-name="T913">HTMLs</text:span>: Inline, Local ou Externo:</text:p>
      <text:p text:style-name="P164"/>
      <text:list xml:id="list794290339" text:style-name="L30">
        <text:list-item>
          <text:p text:style-name="P461"><text:span text:style-name="T104">O atributo</text:span><text:span text:style-name="T90"> </text:span><text:span text:style-name="T392">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66">style</text:span><text:span text:style-name="T105"> </text:span><text:span text:style-name="T106">e digite as declarações como no exemplo a seguir: </text:span><text:span text:style-name="T802">&lt;</text:span><text:span text:style-name="T812">h1</text:span><text:span text:style-name="T915"> </text:span><text:span text:style-name="T824">style</text:span><text:span text:style-name="T915">=</text:span><text:span text:style-name="T842">"color:mediumblue; font-size: </text:span><text:span text:style-name="T843">2</text:span><text:span text:style-name="T842">em</text:span><text:span text:style-name="T802">&gt; </text:span><text:span text:style-name="T915">Capítulo 1</text:span><text:span text:style-name="T802">&lt;/</text:span><text:span text:style-name="T812">h1</text:span><text:span text:style-name="T802">&gt;</text:span></text:p>
        </text:list-item>
      </text:list>
      <text:p text:style-name="P317"/>
      <text:list xml:id="list20729030903944" text:continue-numbering="true" text:style-name="L30">
        <text:list-item>
          <text:p text:style-name="P462"><text:span text:style-name="T94">P</text:span><text:span text:style-name="T93">ara as configurações </text:span><text:span text:style-name="T393">L</text:span><text:span text:style-name="T391">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65">&lt;style&gt;</text:span><text:span text:style-name="T93">,</text:span><text:span text:style-name="T102"> dentro da área </text:span><text:span text:style-name="T301">&lt;head&gt;</text:span><text:span text:style-name="T102">, e então estilizar cada conjunto de tags, como no exemplo </text:span><text:span text:style-name="T103">a seguir</text:span><text:span text:style-name="T102">:</text:span></text:p>
        </text:list-item>
      </text:list>
      <text:p text:style-name="P353"><text:span text:style-name="T584">&lt;</text:span><text:span text:style-name="T474">style</text:span><text:span text:style-name="T584">&gt;<text:tab/><text:tab/><text:tab/><text:tab/><text:tab/><text:tab/><text:tab/><text:tab/><text:tab/></text:span></text:p>
      <text:p text:style-name="P294"><text:span text:style-name="T928"><text:tab/>body</text:span><text:span text:style-name="T892"> {<text:tab/><text:tab/><text:tab/><text:tab/><text:tab/><text:tab/><text:tab/><text:tab/></text:span></text:p>
      <text:p text:style-name="P294"><text:span text:style-name="T821"><text:tab/>background-color</text:span><text:span text:style-name="T892">: </text:span><text:span text:style-name="T841">lightsteelblue</text:span><text:span text:style-name="T892">;<text:tab/><text:tab/><text:tab/></text:span></text:p>
      <text:p text:style-name="P294"><text:span text:style-name="T821"><text:tab/>font-family</text:span><text:span text:style-name="T892">: </text:span><text:span text:style-name="T841">Arial</text:span><text:span text:style-name="T892">, </text:span><text:span text:style-name="T841">Helvetica</text:span><text:span text:style-name="T892">, </text:span><text:span text:style-name="T841">sans-serif</text:span><text:span text:style-name="T892">;<text:tab/><text:tab/></text:span></text:p>
      <text:p text:style-name="P294"><text:span text:style-name="T821"><text:tab/>font-size</text:span><text:span text:style-name="T892">: </text:span><text:span text:style-name="T935">20px</text:span><text:span text:style-name="T892">;<text:tab/><text:tab/><text:tab/><text:tab/><text:tab/><text:tab/><text:tab/></text:span></text:p>
      <text:p text:style-name="P277"><text:tab/>}<text:tab/><text:tab/><text:tab/><text:tab/><text:tab/><text:tab/><text:tab/><text:tab/><text:tab/></text:p>
      <text:p text:style-name="P294"><text:span text:style-name="T928"><text:tab/>h1</text:span><text:span text:style-name="T892"> {<text:tab/><text:tab/><text:tab/><text:tab/><text:tab/><text:tab/><text:tab/><text:tab/><text:tab/></text:span></text:p>
      <text:p text:style-name="P294"><text:span text:style-name="T821"><text:tab/>color</text:span><text:span text:style-name="T892">: </text:span><text:span text:style-name="T841">darkblue</text:span><text:span text:style-name="T892">;<text:tab/><text:tab/><text:tab/><text:tab/><text:tab/><text:tab/><text:tab/></text:span></text:p>
      <text:p text:style-name="P294"><text:span text:style-name="T821"><text:tab/>background-color</text:span><text:span text:style-name="T892">: </text:span><text:span text:style-name="T841">lightblue</text:span><text:span text:style-name="T892">;<text:tab/><text:tab/><text:tab/><text:tab/></text:span></text:p>
      <text:p text:style-name="P277"><text:tab/>}<text:tab/><text:tab/><text:tab/><text:tab/><text:tab/><text:tab/><text:tab/><text:tab/><text:tab/></text:p>
      <text:p text:style-name="P294"><text:span text:style-name="T928"><text:tab/>h2</text:span><text:span text:style-name="T892"> {<text:tab/><text:tab/><text:tab/><text:tab/><text:tab/><text:tab/><text:tab/><text:tab/><text:tab/></text:span></text:p>
      <text:p text:style-name="P294"><text:span text:style-name="T821"><text:tab/>color</text:span><text:span text:style-name="T892">: </text:span><text:span text:style-name="T841">darkred</text:span><text:span text:style-name="T892">;<text:tab/><text:tab/><text:tab/><text:tab/><text:tab/><text:tab/><text:tab/></text:span></text:p>
      <text:p text:style-name="P277"><text:soft-page-break/><text:tab/>}<text:tab/><text:tab/><text:tab/><text:tab/><text:tab/><text:tab/><text:tab/><text:tab/><text:tab/></text:p>
      <text:p text:style-name="P294"><text:span text:style-name="T928"><text:tab/>p</text:span><text:span text:style-name="T892"> {<text:tab/><text:tab/><text:tab/><text:tab/><text:tab/><text:tab/><text:tab/><text:tab/><text:tab/></text:span></text:p>
      <text:p text:style-name="P294"><text:span text:style-name="T821"><text:tab/>text-align</text:span><text:span text:style-name="T892">: </text:span><text:span text:style-name="T841">justify</text:span><text:span text:style-name="T892">;<text:tab/><text:tab/><text:tab/><text:tab/><text:tab/><text:tab/></text:span></text:p>
      <text:p text:style-name="P277"><text:tab/>}<text:tab/><text:tab/><text:tab/><text:tab/><text:tab/><text:tab/><text:tab/><text:tab/><text:tab/></text:p>
      <text:p text:style-name="P294"><text:span text:style-name="T801">&lt;/</text:span><text:span text:style-name="T811">style</text:span><text:span text:style-name="T801">&gt;<text:tab/><text:tab/><text:tab/><text:tab/><text:tab/><text:tab/><text:tab/><text:tab/><text:tab/></text:span></text:p>
      <text:list text:style-name="L31">
        <text:list-item>
          <text:p text:style-name="P463"><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71">&lt;link </text:span><text:span text:style-name="T611">rel=”” href=””</text:span><text:span text:style-name="T371">&gt;</text:span><text:span text:style-name="T92"> </text:span><text:span text:style-name="T93">especialmente configurada para trabalhar com arquivos </text:span><text:span text:style-name="T391">externos</text:span><text:span text:style-name="T93"> de estilo. Essa tag deve ser colocada dentro da área </text:span><text:span text:style-name="T296">&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97">&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97">.css</text:span><text:span text:style-name="T98"> que </text:span><text:span text:style-name="T99">configura o estilo dos </text:span><text:span text:style-name="T112">seletores</text:span><text:span text:style-name="T98">.</text:span></text:p>
        </text:list-item>
      </text:list>
      <text:p text:style-name="P166"/>
      <text:p text:style-name="P372"><text:span text:style-name="T98">Nota:</text:span><text:span text:style-name="T477"> </text:span><text:span text:style-name="T548">/* </text:span><text:span text:style-name="T547">Assim são feitos os comentários em CSS </text:span><text:span text:style-name="T548">*/</text:span></text:p>
      <text:p text:style-name="P373"><text:span text:style-name="T524">@charset </text:span><text:span text:style-name="T497">"UTF8"</text:span><text:span text:style-name="T526">;</text:span><text:span text:style-name="T539">/*evita incompatibilidade com acentos nas palavras*/<text:tab/></text:span></text:p>
      <text:p text:style-name="P275"><text:span text:style-name="T927">body</text:span> {<text:tab/><text:tab/><text:tab/><text:tab/><text:tab/><text:tab/><text:tab/><text:tab/><text:tab/><text:tab/><text:tab/><text:tab/></text:p>
      <text:p text:style-name="P291"><text:span text:style-name="T821"><text:tab/>background-color</text:span><text:span text:style-name="T892">: </text:span><text:span text:style-name="T841">lightgoldenrodyellow</text:span><text:span text:style-name="T892">;<text:tab/><text:tab/><text:tab/><text:tab/><text:tab/></text:span></text:p>
      <text:p text:style-name="P291"><text:span text:style-name="T821"><text:tab/>font-family</text:span><text:span text:style-name="T892">: </text:span><text:span text:style-name="T841">Arial</text:span><text:span text:style-name="T892">, </text:span><text:span text:style-name="T841">Helvetica</text:span><text:span text:style-name="T892">, </text:span><text:span text:style-name="T841">sans-serif</text:span><text:span text:style-name="T892">;<text:tab/><text:tab/><text:tab/><text:tab/><text:tab/></text:span></text:p>
      <text:p text:style-name="P291"><text:span text:style-name="T821"><text:tab/>font-size</text:span><text:span text:style-name="T892">: </text:span><text:span text:style-name="T935">20px</text:span><text:span text:style-name="T892">;<text:tab/><text:tab/><text:tab/><text:tab/><text:tab/><text:tab/><text:tab/><text:tab/><text:tab/><text:tab/></text:span></text:p>
      <text:p text:style-name="P275">}<text:tab/><text:tab/><text:tab/><text:tab/><text:tab/><text:tab/><text:tab/><text:tab/><text:tab/><text:tab/><text:tab/><text:tab/><text:tab/></text:p>
      <text:p text:style-name="P275"><text:span text:style-name="T927">h1</text:span> {<text:tab/><text:tab/><text:tab/><text:tab/><text:tab/><text:tab/><text:tab/><text:tab/><text:tab/><text:tab/><text:tab/><text:tab/><text:tab/></text:p>
      <text:p text:style-name="P291"><text:span text:style-name="T821"><text:tab/>color</text:span><text:span text:style-name="T892">: </text:span><text:span text:style-name="T841">maroon</text:span><text:span text:style-name="T892">;<text:tab/><text:tab/><text:tab/><text:tab/><text:tab/><text:tab/><text:tab/><text:tab/><text:tab/><text:tab/></text:span></text:p>
      <text:p text:style-name="P291"><text:span text:style-name="T821"><text:tab/>background-color</text:span><text:span text:style-name="T892">: </text:span><text:span text:style-name="T841">goldenrod</text:span><text:span text:style-name="T892">;<text:tab/><text:tab/><text:tab/><text:tab/><text:tab/><text:tab/><text:tab/></text:span></text:p>
      <text:p text:style-name="P275">}<text:tab/><text:tab/><text:tab/><text:tab/><text:tab/><text:tab/><text:tab/><text:tab/><text:tab/><text:tab/><text:tab/><text:tab/><text:tab/></text:p>
      <text:p text:style-name="P275"><text:span text:style-name="T927">h2</text:span> {<text:tab/><text:tab/><text:tab/><text:tab/><text:tab/><text:tab/><text:tab/><text:tab/><text:tab/><text:tab/><text:tab/><text:tab/><text:tab/></text:p>
      <text:p text:style-name="P291"><text:span text:style-name="T821"><text:tab/>color</text:span><text:span text:style-name="T892">: </text:span><text:span text:style-name="T841">darkred</text:span><text:span text:style-name="T892">;<text:tab/><text:tab/><text:tab/><text:tab/><text:tab/><text:tab/><text:tab/><text:tab/><text:tab/><text:tab/></text:span></text:p>
      <text:p text:style-name="P275">}<text:tab/><text:tab/><text:tab/><text:tab/><text:tab/><text:tab/><text:tab/><text:tab/><text:tab/><text:tab/><text:tab/><text:tab/><text:tab/></text:p>
      <text:p text:style-name="P275"><text:span text:style-name="T927">p</text:span> {<text:tab/><text:tab/><text:tab/><text:tab/><text:tab/><text:tab/><text:tab/><text:tab/><text:tab/><text:tab/><text:tab/><text:tab/><text:tab/></text:p>
      <text:p text:style-name="P291"><text:span text:style-name="T821"><text:tab/>text-align</text:span><text:span text:style-name="T892">: </text:span><text:span text:style-name="T841">justify</text:span><text:span text:style-name="T892">;<text:tab/><text:tab/><text:tab/><text:tab/><text:tab/><text:tab/><text:tab/><text:tab/><text:tab/></text:span></text:p>
      <text:p text:style-name="P275">}<text:tab/><text:tab/><text:tab/><text:tab/><text:tab/><text:tab/><text:tab/><text:tab/><text:tab/><text:tab/><text:tab/><text:tab/><text:tab/></text:p>
      <text:p text:style-name="P213"/>
      <text:p text:style-name="P171"><text:span text:style-name="T790"><text:tab/>Após criar o documento CSS, conecte-o </text:span><text:span text:style-name="T791">à</text:span><text:span text:style-name="T790"> </text:span><text:span text:style-name="T792">&lt;head&gt;</text:span><text:span text:style-name="T790"> da página HTML através da tag </text:span><text:span text:style-name="T979">&lt;link&gt;</text:span><text:span text:style-name="T790">:<text:tab/></text:span><text:span text:style-name="T807">&lt;</text:span><text:span text:style-name="T818">link</text:span><text:span text:style-name="T926"> </text:span><text:span text:style-name="T837">rel</text:span><text:span text:style-name="T926">=</text:span><text:span text:style-name="T855">"stylesheet"</text:span><text:span text:style-name="T926"> </text:span><text:span text:style-name="T837">href</text:span><text:span text:style-name="T926">=</text:span><text:span text:style-name="T855">"style.css"</text:span><text:span text:style-name="T807">&gt;</text:span></text:p>
      <text:p text:style-name="P77"><text:span text:style-name="T987">C</text:span>uidado ao escrever os parâmetros porque <text:span text:style-name="T718">ESPAÇO</text:span> <text:span text:style-name="T743">indica mudança de parâmetro</text:span></text:p>
      <text:p text:style-name="P75"/>
      <text:p text:style-name="P90"><text:span text:style-name="T655">A</text:span><text:span text:style-name="T651">talho:</text:span><text:span text:style-name="T958"> para criar uma pasta dedicada aos estilos CSS, </text:span><text:span text:style-name="T1056">implemente </text:span><text:span text:style-name="T958">na </text:span><text:span text:style-name="T1007">&lt;head&gt;</text:span><text:span text:style-name="T958"> um</text:span><text:span text:style-name="T763"> link css</text:span><text:span text:style-name="T958">, como exemplo: </text:span><text:span text:style-name="T805">&lt;</text:span><text:span text:style-name="T815">link</text:span><text:span text:style-name="T921"> </text:span><text:span text:style-name="T830">rel</text:span><text:span text:style-name="T921">=</text:span><text:span text:style-name="T849">"stylesheet"</text:span><text:span text:style-name="T921"> </text:span><text:span text:style-name="T830">href</text:span><text:span text:style-name="T921">=</text:span><text:span text:style-name="T849">"</text:span><text:span text:style-name="T959">estilo/</text:span><text:span text:style-name="T849">style.css"</text:span><text:span text:style-name="T805">&gt;</text:span></text:p>
      <text:p text:style-name="P75"><text:span text:style-name="T1056">C</text:span><text:span text:style-name="T960">om o cursor em cima desse link, </text:span><text:span text:style-name="T1055">aperte </text:span><text:span text:style-name="T1016">CONTROL</text:span><text:span text:style-name="T1055"> + </text:span><text:span text:style-name="T1015">ESPAÇO</text:span><text:span text:style-name="T1055"> e o VSCode vai acusar que não conseguiu encontrar a pasta, perguntando se deseja criá-la.</text:span></text:p>
      <text:p text:style-name="P80"/>
      <text:h text:style-name="P416" text:outline-level="1">Ordem da cascata</text:h>
      <text:p text:style-name="P91">A <text:span text:style-name="T644">ordem de leitura</text:span> dos estilos, quando em simultâneo num HTML, é a seguinte:</text:p>
      <text:list text:style-name="L32">
        <text:list-item>
          <text:p text:style-name="P490">CSS existente no browser (default)</text:p>
        </text:list-item>
        <text:list-item>
          <text:p text:style-name="P490">CSS externa</text:p>
        </text:list-item>
        <text:list-item>
          <text:p text:style-name="P490">CSS local</text:p>
        </text:list-item>
        <text:list-item>
          <text:p text:style-name="P490">CSS inline</text:p>
        </text:list-item>
      </text:list>
      <text:p text:style-name="P91"><text:span text:style-name="T1057">E</text:span>m caso de regras iguais com valores diferentes <text:span text:style-name="T1057">aplicados a um seletor</text:span>, <text:span text:style-name="T1057">os estilos</text:span> funcionam em <text:span text:style-name="T743">cascata</text:span> <text:span text:style-name="T1057">e a</text:span> <text:span text:style-name="T644">ordem de prioridade</text:span> é a seguinte:</text:p>
      <text:list text:style-name="L33">
        <text:list-item>
          <text:p text:style-name="P491">CSS Inline</text:p>
        </text:list-item>
        <text:list-item>
          <text:p text:style-name="P491">CSS local</text:p>
        </text:list-item>
        <text:list-item>
          <text:p text:style-name="P491">CSS externa</text:p>
        </text:list-item>
        <text:list-item>
          <text:p text:style-name="P491">CSS existente no browser (default)</text:p>
        </text:list-item>
      </text:list>
      <text:p text:style-name="P92"/>
      <text:p text:style-name="P76"><text:span text:style-name="T962">Diferença entre id e class:</text:span><text:line-break/><text:span text:style-name="T982">T</text:span><text:span text:style-name="T775">anto para HTML quanto para CSS, um </text:span><text:span text:style-name="T971">id</text:span><text:span text:style-name="T775"> só </text:span><text:span text:style-name="T778">deve</text:span><text:span text:style-name="T775"> ser aplicado para um </text:span><text:span text:style-name="T776">único </text:span><text:span text:style-name="T775">objeto e não para vários. Para </text:span><text:span text:style-name="T779">formatar</text:span><text:span text:style-name="T775"> vários objetos </text:span><text:span text:style-name="T779">utilize as</text:span><text:span text:style-name="T775"> </text:span><text:span text:style-name="T971">class</text:span></text:p>
      <text:p text:style-name="P330"><text:span text:style-name="T140">No CSS, </text:span><text:span text:style-name="T215">uma hash(</text:span><text:span text:style-name="T562">#</text:span><text:span text:style-name="T215">) identifica a "</text:span><text:span text:style-name="T562">id</text:span><text:span text:style-name="T215">", já o ponto(.) identifica uma classe.</text:span></text:p>
      <text:p text:style-name="P51"/>
      <text:p text:style-name="P368"><text:span text:style-name="T140">Uma</text:span><text:span text:style-name="T406"> </text:span><text:span text:style-name="T562">pseudo-classe</text:span><text:span text:style-name="T140"> CSS é uma palavra-chave adicionada às declarações de um seletor após um sinal de </text:span><text:span text:style-name="T190">dois pontos</text:span><text:span text:style-name="T140"> </text:span><text:span text:style-name="T161">(</text:span><text:span text:style-name="T562">:</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4">
        <text:list-item>
          <text:p text:style-name="P425"><text:span text:style-name="T376">:</text:span><text:span text:style-name="T377">root</text:span><text:span text:style-name="T281">, </text:span><text:span text:style-name="T377">:</text:span><text:span text:style-name="T376">hover</text:span><text:span text:style-name="T281">, </text:span><text:span text:style-name="T376">:visited</text:span><text:span text:style-name="T281">, </text:span><text:span text:style-name="T376">:active</text:span><text:span text:style-name="T281">, </text:span><text:span text:style-name="T376">:checked</text:span><text:span text:style-name="T281">, </text:span><text:span text:style-name="T376">:empty</text:span><text:span text:style-name="T281">, </text:span><text:span text:style-name="T376">:focus</text:span><text:span text:style-name="T281">. </text:span></text:p>
        </text:list-item>
      </text:list>
      <text:p text:style-name="P197"><text:span text:style-name="T927">a:visited</text:span> {<text:tab/><text:tab/><text:tab/><text:tab/></text:p>
      <text:p text:style-name="P302"><text:span text:style-name="T821"><text:tab/>color</text:span><text:span text:style-name="T892">: </text:span><text:span text:style-name="T841">violet</text:span><text:span text:style-name="T892">;<text:tab/><text:tab/><text:tab/></text:span></text:p>
      <text:p text:style-name="P283">}<text:tab/><text:tab/><text:tab/><text:tab/><text:tab/><text:tab/></text:p>
      <text:p text:style-name="P283"><text:span text:style-name="T927">a:hover</text:span> {<text:tab/><text:tab/><text:tab/><text:tab/><text:tab/></text:p>
      <text:p text:style-name="P302"><text:span text:style-name="T821"><text:tab/>text-decoration</text:span><text:span text:style-name="T892">: </text:span><text:span text:style-name="T841">underline</text:span><text:span text:style-name="T892">;</text:span></text:p>
      <text:p text:style-name="P283">}<text:tab/><text:tab/><text:tab/><text:tab/><text:tab/><text:tab/></text:p>
      <text:p text:style-name="P53"><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1"/>
      <text:p text:style-name="P52"><text:span text:style-name="T942">Já um </text:span><text:span text:style-name="T975">pseudo-elemento</text:span><text:span text:style-name="T942"> CSS é uma palavra-chave adicionada às declarações de um seletor após </text:span><text:span text:style-name="T743">dois sinais de dois pontos</text:span><text:span text:style-name="T942"> </text:span><text:span text:style-name="T953">(</text:span><text:span text:style-name="T975">::</text:span><text:span text:style-name="T953">)</text:span><text:span text:style-name="T942"> e permitem que você formate um pedaço específico do elemento referenciado. Os principais pseudo-elementos usados nas CSS são:</text:span></text:p>
      <text:list text:style-name="L35">
        <text:list-item>
          <text:p text:style-name="P426"><text:span text:style-name="T375">::before, ::after, ::first-letter, ::first-line</text:span><text:span text:style-name="T274">. </text:span></text:p>
        </text:list-item>
      </text:list>
      <text:p text:style-name="P278"><text:span text:style-name="T927">.exemplo::before</text:span> {<text:tab/><text:tab/><text:tab/></text:p>
      <text:p text:style-name="P295"><text:span text:style-name="T821"><text:tab/>content</text:span><text:span text:style-name="T892">: </text:span><text:span text:style-name="T841">'&gt;&gt;'</text:span><text:span text:style-name="T892">;<text:tab/><text:tab/><text:tab/></text:span></text:p>
      <text:p text:style-name="P296"><text:span text:style-name="T821"><text:tab/>font-weight</text:span><text:span text:style-name="T892">: </text:span><text:span text:style-name="T841">lighter</text:span><text:span text:style-name="T892">;<text:tab/><text:tab/></text:span></text:p>
      <text:p text:style-name="P285">}<text:tab/><text:tab/><text:tab/><text:tab/><text:tab/><text:tab/></text:p>
      <text:p text:style-name="P278"><text:span text:style-name="T927">.exemplo::after</text:span> {<text:tab/><text:tab/><text:tab/></text:p>
      <text:p text:style-name="P295"><text:span text:style-name="T821"><text:tab/>content</text:span><text:span text:style-name="T892">: </text:span><text:span text:style-name="T841">'&lt;&lt;'</text:span><text:span text:style-name="T892">;<text:tab/><text:tab/><text:tab/></text:span></text:p>
      <text:p text:style-name="P295"><text:span text:style-name="T821"><text:tab/>font-weight</text:span><text:span text:style-name="T892">: </text:span><text:span text:style-name="T841">lighter</text:span><text:span text:style-name="T892">;<text:tab/><text:tab/></text:span></text:p>
      <text:p text:style-name="P278">}<text:tab/><text:tab/><text:tab/><text:tab/><text:tab/><text:tab/></text:p>
      <text:p text:style-name="P102"/>
      <text:p text:style-name="P366"><text:span text:style-name="T273">Os </text:span><text:span text:style-name="T401">filhos imediatos de um seletor</text:span><text:span text:style-name="T276">(direct children)</text:span><text:span text:style-name="T273"> podem ser modificados pelo</text:span><text:span text:style-name="T274"> símbolo </text:span><text:span text:style-name="T275">(</text:span><text:span text:style-name="T374">&gt;</text:span><text:span text:style-name="T274">). Exemplo:<text:tab/></text:span></text:p>
      <text:p text:style-name="P367"><text:span text:style-name="T930">div</text:span><text:span text:style-name="T917"> &gt; </text:span><text:span text:style-name="T930">p</text:span><text:span text:style-name="T917"> {<text:tab/><text:tab/><text:tab/><text:tab/><text:tab/></text:span></text:p>
      <text:p text:style-name="P302"><text:span text:style-name="T821"><text:tab/>display</text:span><text:span text:style-name="T892">: </text:span><text:span text:style-name="T841">none</text:span><text:span text:style-name="T892">;<text:tab/><text:tab/><text:tab/></text:span></text:p>
      <text:p text:style-name="P283">}<text:tab/><text:tab/><text:tab/><text:tab/><text:tab/><text:tab/></text:p>
      <text:p text:style-name="P284"><text:span text:style-name="T927">div:hover</text:span> &gt; <text:span text:style-name="T927">p</text:span> {<text:tab/><text:tab/><text:tab/><text:tab/></text:p>
      <text:p text:style-name="P303"><text:span text:style-name="T821"><text:tab/>display</text:span><text:span text:style-name="T892">: </text:span><text:span text:style-name="T841">block</text:span><text:span text:style-name="T892">;<text:tab/><text:tab/><text:tab/></text:span></text:p>
      <text:p text:style-name="P303"><text:span text:style-name="T821"><text:tab/>background-color</text:span><text:span text:style-name="T892">: </text:span><text:span text:style-name="T841">aqua</text:span><text:span text:style-name="T892">;<text:tab/></text:span></text:p>
      <text:p text:style-name="P283">}<text:tab/><text:tab/><text:tab/><text:tab/><text:tab/><text:tab/></text:p>
      <text:p text:style-name="P365"/>
      <text:p text:style-name="P364"/>
      <text:p text:style-name="P108"><text:span text:style-name="T775">A maioria dos elementos html são como </text:span><text:span text:style-name="T967">conteiners</text:span><text:span text:style-name="T775">, </text:span><text:span text:style-name="T780">caixas </text:span><text:span text:style-name="T775">que armazenam conteúdo, baseando-se no conceito </text:span><text:span text:style-name="T870">box-model</text:span></text:p>
      <text:p text:style-name="P103">Por padrão, toda caixa é composta apenas pelo <text:span text:style-name="T968">content</text:span><text:span text:style-name="T1058"> (</text:span>conteúdo<text:span text:style-name="T1058">)</text:span> e não possui <text:span text:style-name="T968">padding</text:span>, nem <text:span text:style-name="T968">border</text:span>, nem <text:span text:style-name="T968">outline</text:span> e nem <text:span text:style-name="T968">margin</text:span>. </text:p>
      <text:p text:style-name="P103">Todo conteúdo possui uma <text:span text:style-name="T968">width</text:span> (largura) e uma <text:span text:style-name="T968">height</text:span> (altura) e a esse conjunto de propriedades, damos o nome de <text:span text:style-name="T968">box-sizing</text:span></text:p>
      <text:p text:style-name="P103"/>
      <text:p text:style-name="P331"><text:span text:style-name="T562">padding</text:span><text:span text:style-name="T230">(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62">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62">outline</text:span><text:span text:style-name="T129"> (contorn</text:span><text:span text:style-name="T133">o</text:span><text:span text:style-name="T129">) <text:line-break/></text:span></text:p>
      <text:p text:style-name="P248"><text:span text:style-name="T478">A shorthand </text:span><text:span text:style-name="T565">border</text:span><text:span text:style-name="T478"> simplifica a declaração de </text:span><text:span text:style-name="T565">border-width</text:span><text:span text:style-name="T478">, </text:span><text:span text:style-name="T565">border-style</text:span><text:span text:style-name="T478"> e </text:span><text:span text:style-name="T565">border-color</text:span><text:span text:style-name="T567"> </text:span><text:span text:style-name="T479">(consecutivamente). </text:span><text:span text:style-name="T478">Exemplo:<text:tab/></text:span><text:span text:style-name="T828">border</text:span><text:span text:style-name="T917">: </text:span><text:span text:style-name="T936">10px</text:span><text:span text:style-name="T917"> </text:span><text:span text:style-name="T846">solid</text:span><text:span text:style-name="T917"> </text:span><text:span text:style-name="T846">red</text:span><text:span text:style-name="T917">;</text:span></text:p>
      <text:p text:style-name="P62"/>
      <text:p text:style-name="P63">Todo elemento de caixa possui quatro valores para <text:span text:style-name="T865">padding</text:span> e <text:span text:style-name="T865">margin</text:span>, sempre nessa mesma ordem: <text:span text:style-name="T976">top</text:span>, <text:s/><text:span text:style-name="T976">right</text:span>, <text:span text:style-name="T976">bottom</text:span>, <text:s/><text:span text:style-name="T976">left</text:span><text:line-break/></text:p>
      <text:p text:style-name="P63"><text:span text:style-name="T976">margin:auto;</text:span><text:span text:style-name="T1059"> permite que o </text:span>navegador calcule automaticamente as margens da esquerda e da direita para que o bloco seja colocado no <text:span text:style-name="T1059">centro </text:span><text:span text:style-name="T1067">(somente horizontal)</text:span>, independente do tamanho da janela. </text:p>
      <text:p text:style-name="P75"/>
      <text:p text:style-name="P82"><text:span text:style-name="T1059">P</text:span>odemos classificar um elemento em <text:span text:style-name="T1059">2</text:span> <text:span text:style-name="T1059">comportamentos</text:span>:</text:p>
      <text:list text:style-name="L36">
        <text:list-item>
          <text:p text:style-name="P464"><text:span text:style-name="T129">Caixa do tipo </text:span><text:span text:style-name="T409">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15">&lt;address&gt; &lt;article&gt; &lt;aside&gt; &lt;blockquote&gt; &lt;canvas&gt; &lt;dd&gt; &lt;div&gt; &lt;dl&gt; &lt;dt&gt;</text:p>
      <text:p text:style-name="P375">&lt;fieldset&gt; &lt;figcaption&gt; &lt;figure&gt; &lt;footer&gt; &lt;form&gt; &lt;h1-<text:span text:style-name="T1059">6</text:span>&gt; &lt;header&gt; </text:p>
      <text:p text:style-name="P375">&lt;hr&gt; &lt;li&gt; &lt;main&gt; &lt;nav&gt; &lt;ol&gt; &lt;p&gt; &lt;pre&gt; &lt;section&gt; &lt;table&gt; &lt;tfoot&gt; &lt;ul&gt; </text:p>
      <text:p text:style-name="P83"/>
      <text:list text:style-name="L37">
        <text:list-item>
          <text:p text:style-name="P437">Caixa do tipo <text:span text:style-name="T866">inline-level:</text:span> <text:span text:style-name="T1059">O</text:span> elemento não vai começar em uma nova linha, e sim no ponto exato onde foram definidos. <text:span text:style-name="T1059">Já</text:span> a largura dele <text:span text:style-name="T1059">ocupará</text:span> apenas o tamanho relativo ao seu conteúdo. <text:span text:style-name="T1059">Exemplos:</text:span></text:p>
        </text:list-item>
      </text:list>
      <text:p text:style-name="P375">&lt;a&gt; &lt;abbr&gt; &lt;br&gt; &lt;button&gt; &lt;cite&gt; &lt;code&gt; &lt;dfn&gt; &lt;em&gt; &lt;img&gt; &lt;input&gt; &lt;kbd&gt; &lt;label&gt; &lt;map&gt; &lt;object&gt; &lt;output&gt; &lt;q&gt; &lt;samp&gt; &lt;script&gt; &lt;select&gt; &lt;small&gt; &lt;span&gt; &lt;strong&gt; &lt;sub&gt; &lt;textarea&gt; &lt;var&gt;</text:p>
      <text:p text:style-name="P83"/>
      <text:p text:style-name="P75"/>
      <text:p text:style-name="P84"><text:span text:style-name="T947">A</text:span><text:span text:style-name="T948">s</text:span><text:span text:style-name="T944"> propriedade</text:span><text:span text:style-name="T948">s</text:span><text:span text:style-name="T944"> </text:span><text:span text:style-name="T971">box-shadow</text:span><text:span text:style-name="T944"> </text:span><text:span text:style-name="T948">e </text:span><text:span text:style-name="T973">text</text:span><text:span text:style-name="T971">-shadow</text:span><text:span text:style-name="T948"> </text:span><text:span text:style-name="T947">tem 4</text:span><text:span text:style-name="T944"> </text:span><text:span text:style-name="T947">parâmetros, respectivamente na ordem</text:span><text:span text:style-name="T944">:</text:span></text:p>
      <text:list text:style-name="L38">
        <text:list-item>
          <text:p text:style-name="P439">Deslocamento horizontal (offset-x): é o quanto a sombra vai deslocar para o lado direito (valores negativos causam deslocamento para à esquerda)</text:p>
        </text:list-item>
        <text:list-item>
          <text:p text:style-name="P439">Deslocamento vertical (offset-y): é o quanto a sombra vai andar para baixo (valores negativos causam deslocamento para cima)</text:p>
        </text:list-item>
        <text:list-item>
          <text:p text:style-name="P465"><text:span text:style-name="Source_20_Text"><text:span text:style-name="T216">Embaçamento </text:span></text:span><text:span text:style-name="Source_20_Text"><text:span text:style-name="T232">radial (</text:span></text:span><text:span text:style-name="Source_20_Text"><text:span text:style-name="T216">blur-radius</text:span></text:span><text:span text:style-name="Source_20_Text"><text:span text:style-name="T232">): </text:span></text:span></text:p>
        </text:list-item>
        <text:list-item>
          <text:p text:style-name="P465"><text:span text:style-name="T215">Embaçamento (</text:span><text:span text:style-name="T231">spread-radius</text:span><text:span text:style-name="T215">): é o espalhamento da sombra pelo fundo</text:span></text:p>
        </text:list-item>
        <text:list-item>
          <text:p text:style-name="P465"><text:span text:style-name="T215">Cor (color): cor da sombra. É possível usar transparência. <text:line-break/></text:span><text:span text:style-name="T231">Exemplo: </text:span><text:span text:style-name="T467">box-shadow</text:span><text:span text:style-name="T529">: 2px 2px 2px 1px rgba(0, 0, 0, 0</text:span><text:span text:style-name="T622">.2</text:span><text:span text:style-name="T529">);</text:span></text:p>
        </text:list-item>
      </text:list>
      <text:p text:style-name="P104"/>
      <text:p text:style-name="P334"><text:span text:style-name="T231">A propriedade </text:span><text:span text:style-name="T562">border-radius</text:span><text:span text:style-name="T231"> arredonda os vértices de um elemento. As figuras a seguir ilustram a ordem dos valores que alteram o </text:span><text:span text:style-name="T194">tamanho</text:span><text:span text:style-name="T231">:</text:span></text:p>
      <text:p text:style-name="P104"/>
      <text:p text:style-name="P105"><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5"/>
      <text:p text:style-name="P105"><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5"/>
      <text:p text:style-name="P249"><text:span text:style-name="T482">Também é possível criar </text:span><text:span text:style-name="T442">bolas</text:span><text:span text:style-name="T482">, para isso, crie uma </text:span><text:span text:style-name="T487">&lt;div&gt;</text:span><text:span text:style-name="T482"> quadrada e adicione a propriedade </text:span><text:span text:style-name="T828">border-radius</text:span><text:span text:style-name="T917">: </text:span><text:span text:style-name="T936">50%</text:span><text:span text:style-name="T917">;</text:span></text:p>
      <text:p text:style-name="P106"/>
      <text:p text:style-name="P378"><text:span text:style-name="T233">Para </text:span><text:span text:style-name="T624">criar variáveis CSS</text:span><text:span text:style-name="T231"> </text:span><text:span text:style-name="T233">utilize duplo traços. Exemplo:</text:span></text:p>
      <text:p text:style-name="P278"><text:span text:style-name="T927">:root</text:span> { <text:span text:style-name="T898">/*essa pseudo-classe aplica CSS a todo o documento<text:tab/><text:tab/><text:line-break/></text:span><text:span text:style-name="T908">e armazena as variáveis CSS</text:span><text:span text:style-name="T898">*/<text:tab/><text:tab/><text:tab/><text:tab/><text:tab/><text:tab/></text:span>    <text:tab/></text:p>
      <text:p text:style-name="P295"><text:span text:style-name="T821"><text:tab/>--cor1</text:span><text:span text:style-name="T892">: </text:span><text:span text:style-name="T841">#85D085</text:span><text:span text:style-name="T892">;                                        <text:tab/></text:span></text:p>
      <text:p text:style-name="P295"><text:span text:style-name="T821"><text:tab/>--cor2</text:span><text:span text:style-name="T892">: </text:span><text:span text:style-name="T841">#5EA35E</text:span><text:span text:style-name="T892">;                                        <text:tab/></text:span></text:p>
      <text:p text:style-name="P295"><text:span text:style-name="T821"><text:tab/>--cor3</text:span><text:span text:style-name="T892">: </text:span><text:span text:style-name="T841">#2F882F</text:span><text:span text:style-name="T892">;                                        <text:tab/></text:span></text:p>
      <text:p text:style-name="P295"><text:span text:style-name="T821"><text:tab/>--cor4</text:span><text:span text:style-name="T892">: </text:span><text:span text:style-name="T841">#0B6D0B</text:span><text:span text:style-name="T892">;                                        <text:tab/></text:span></text:p>
      <text:p text:style-name="P297"><text:span text:style-name="T821"><text:tab/>--cor5</text:span><text:span text:style-name="T892">: </text:span><text:span text:style-name="T841">#005300</text:span><text:span text:style-name="T892">;                                        <text:tab/></text:span></text:p>
      <text:p text:style-name="P279">}                                                           <text:tab/></text:p>
      <text:p text:style-name="P379"><text:span text:style-name="T929">body</text:span><text:span text:style-name="T915"> {<text:tab/><text:tab/><text:tab/><text:tab/><text:tab/><text:tab/><text:tab/><text:tab/><text:tab/><text:tab/><text:tab/></text:span></text:p>
      <text:p text:style-name="P298"><text:span text:style-name="T821"><text:tab/>background-color</text:span><text:span text:style-name="T892">: </text:span><text:span text:style-name="T1062">var</text:span><text:span text:style-name="T892">(</text:span><text:span text:style-name="T821">--cor1</text:span><text:span text:style-name="T892">);</text:span><text:span text:style-name="T900"> /**para referenciar a <text:tab/><text:tab/><text:line-break/>variável é necessário usar a função var()*/<text:tab/><text:tab/><text:tab/><text:tab/></text:span></text:p>
      <text:p text:style-name="P278">}<text:tab/><text:tab/><text:tab/><text:tab/><text:tab/><text:tab/><text:tab/><text:tab/><text:tab/><text:tab/><text:tab/><text:tab/></text:p>
      <text:p text:style-name="P280"/>
      <text:p text:style-name="P67"><text:span text:style-name="T954">O seletor </text:span><text:span text:style-name="T888">asterisco (*)</text:span><text:span text:style-name="T954"> aplica as propriedades CSS para todos os elementos HTML</text:span></text:p>
      <text:p text:style-name="P67"/>
      <text:p text:style-name="P335"><text:span text:style-name="T165">Existem 3 maneiras de </text:span><text:span text:style-name="T624">adicionar uma imagem de fundo</text:span><text:span text:style-name="T165">:</text:span></text:p>
      <text:list text:style-name="L39">
        <text:list-item>
          <text:p text:style-name="P433">Cor sólida: <text:s/><text:span text:style-name="T829">background-color</text:span><text:span text:style-name="T919">: </text:span><text:span text:style-name="T847">skyblue</text:span><text:span text:style-name="T919">;</text:span></text:p>
        </text:list-item>
        <text:list-item>
          <text:p text:style-name="P434">Degradê: <text:span text:style-name="T829">background-image</text:span><text:span text:style-name="T919">: </text:span><text:span text:style-name="T1063">linear-gradient</text:span><text:span text:style-name="T919">(to </text:span><text:span text:style-name="T847">bottom</text:span><text:span text:style-name="T919">, </text:span><text:span text:style-name="T847">yellow</text:span><text:span text:style-name="T919">, </text:span><text:span text:style-name="T847">red</text:span><text:span text:style-name="T919">);</text:span></text:p>
        </text:list-item>
        <text:list-item>
          <text:p text:style-name="P479"><text:span text:style-name="T486">URL: </text:span><text:span text:style-name="T601">background-image</text:span><text:span text:style-name="T540">: </text:span><text:span text:style-name="T608">url</text:span><text:span text:style-name="T540">(</text:span><text:span text:style-name="T601">imagens/pattern003.png</text:span><text:span text:style-name="T540">);<text:line-break/></text:span><text:span text:style-name="T829">background-repeat</text:span><text:span text:style-name="T919">: </text:span><text:span text:style-name="T847">repeat</text:span><text:span text:style-name="T919"> </text:span><text:span text:style-name="T920">ou</text:span><text:span text:style-name="T919"> </text:span><text:span text:style-name="T848">no-r</text:span><text:span text:style-name="T847">epeat </text:span><text:span text:style-name="T920">ou </text:span><text:span text:style-name="T847">repeat-x </text:span><text:span text:style-name="T920">ou </text:span><text:span text:style-name="T847">repeat-</text:span><text:span text:style-name="T848">y</text:span></text:p>
        </text:list-item>
      </text:list>
      <text:p text:style-name="P199"/>
      <text:p text:style-name="P335"><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56">background-repeat</text:span><text:span text:style-name="T166">, que aceita os seguintes valores:</text:span></text:p>
      <text:list text:style-name="L40">
        <text:list-item>
          <text:p text:style-name="P480"><text:span text:style-name="T595">background-repeat</text:span><text:span text:style-name="T488">: </text:span><text:span text:style-name="T509">repeat</text:span><text:span text:style-name="T488">;</text:span></text:p>
        </text:list-item>
        <text:list-item>
          <text:p text:style-name="P480"><text:span text:style-name="T595">background-repeat</text:span><text:span text:style-name="T488">: </text:span><text:span text:style-name="T509">repeat-x</text:span><text:span text:style-name="T488">;</text:span></text:p>
        </text:list-item>
        <text:list-item>
          <text:p text:style-name="P480"><text:span text:style-name="T595">background-repeat</text:span><text:span text:style-name="T488">: </text:span><text:span text:style-name="T509">repeat-y</text:span><text:span text:style-name="T488">;</text:span></text:p>
        </text:list-item>
        <text:list-item>
          <text:p text:style-name="P480"><text:span text:style-name="T595">background-repeat</text:span><text:span text:style-name="T488">: </text:span><text:span text:style-name="T509">no-repeat</text:span><text:span text:style-name="T488">;</text:span></text:p>
        </text:list-item>
      </text:list>
      <text:p text:style-name="P335"/>
      <text:p text:style-name="P335"/>
      <text:p text:style-name="P336"><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56">background-position</text:span><text:span text:style-name="T166">, </text:span><text:span text:style-name="T169">aplicando </text:span><text:span text:style-name="T168">os parâmetros </text:span><text:span text:style-name="T169">abaixo</text:span><text:span text:style-name="T168">:</text:span></text:p>
      <text:p text:style-name="P65"><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37"><text:span text:style-name="T168">Exemplo: </text:span><text:span text:style-name="T596">background-position</text:span><text:span text:style-name="T535">: </text:span><text:span text:style-name="T511">right</text:span><text:span text:style-name="T535"> </text:span><text:span text:style-name="T511">bottom</text:span><text:span text:style-name="T535">;</text:span></text:p>
      <text:p text:style-name="P394"/>
      <text:p text:style-name="P394"/>
      <text:p text:style-name="P338"><text:span text:style-name="T168">A </text:span><text:span text:style-name="T169">propriedade </text:span><text:span text:style-name="T556">background-size</text:span><text:span text:style-name="T169"> redimensiona imagens e possui 4 diferentes parâmetros:</text:span></text:p>
      <text:list text:style-name="L41">
        <text:list-item>
          <text:p text:style-name="P466"><text:span text:style-name="T596">background-size</text:span><text:span text:style-name="T535">: </text:span><text:span text:style-name="T513">auto</text:span><text:span text:style-name="T535">;</text:span><text:span text:style-name="T169"> (padrão) a imagem de fundo será aplicada em seu tamanho original. </text:span></text:p>
        </text:list-item>
        <text:list-item>
          <text:p text:style-name="P466"><text:span text:style-name="T596">Background-size</text:span><text:span text:style-name="T535">: </text:span><text:span text:style-name="T512">100% 100%</text:span><text:span text:style-name="T535">;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66"><text:span text:style-name="T596">background-size</text:span><text:span text:style-name="T535">: </text:span><text:span text:style-name="T512">contain</text:span><text:span text:style-name="T535">;</text:span><text:span text:style-name="T169"> </text:span><text:span text:style-name="T170">exibe 100% da imagem na tela mesmo que, para isso, apresente barras verticais ou horizontais ao lado da imagem.</text:span></text:p>
        </text:list-item>
        <text:list-item>
          <text:p text:style-name="P467"><text:span text:style-name="T596">background-size</text:span><text:span text:style-name="T535">: </text:span><text:span text:style-name="T511">cover</text:span><text:span text:style-name="T535">;</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5"/>
      <text:p text:style-name="P85"/>
      <text:p text:style-name="P338"><text:span text:style-name="T129">A propriedade </text:span><text:span text:style-name="T556">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2">
        <text:list-item>
          <text:p text:style-name="P468"><text:span text:style-name="T597">background-attachment</text:span><text:span text:style-name="T536">: </text:span><text:span text:style-name="T514">scroll</text:span><text:span text:style-name="T136"> (padrão) a imagem de fundo vai rolar junto com o conteúdo.</text:span></text:p>
        </text:list-item>
        <text:list-item>
          <text:p text:style-name="P468"><text:span text:style-name="T597">background-attachment</text:span><text:span text:style-name="T536">: </text:span><text:span text:style-name="T515">fixed</text:span><text:span text:style-name="T510"> </text:span><text:span text:style-name="T136">A imagem de fundo vai ficar </text:span><text:span text:style-name="T204">fixada</text:span><text:span text:style-name="T136"> enquanto o conteúdo vai sendo rolado. </text:span></text:p>
        </text:list-item>
      </text:list>
      <text:p text:style-name="P85"/>
      <text:p text:style-name="P340"><text:span text:style-name="T129">A propriedade abreviada</text:span><text:span text:style-name="T135">(</text:span><text:span text:style-name="T283">shortcut</text:span><text:span text:style-name="T135">)</text:span><text:span text:style-name="T129"> </text:span><text:span text:style-name="T556">background</text:span><text:span text:style-name="T129"> pode ser declarada agrupando </text:span><text:span text:style-name="T137">os parâmetros na seguinte ordem</text:span><text:span text:style-name="T129">:</text:span></text:p>
      <text:list text:style-name="L43">
        <text:list-item>
          <text:p text:style-name="P438">background-color</text:p>
        </text:list-item>
        <text:list-item>
          <text:p text:style-name="P438">background-image</text:p>
        </text:list-item>
        <text:list-item>
          <text:p text:style-name="P438">background-position</text:p>
        </text:list-item>
        <text:list-item>
          <text:p text:style-name="P438">background-repeat</text:p>
        </text:list-item>
        <text:list-item>
          <text:p text:style-name="P438">background-attachment</text:p>
        </text:list-item>
      </text:list>
      <text:p text:style-name="P339"><text:span text:style-name="T129">E</text:span><text:span text:style-name="T135">xemplo: </text:span><text:span text:style-name="T598">background</text:span><text:span text:style-name="T537">: </text:span><text:span text:style-name="T516">black</text:span><text:span text:style-name="T537"> </text:span><text:span text:style-name="T607">url</text:span><text:span text:style-name="T537">(</text:span><text:span text:style-name="T516">'imagens/wallpaper003.jpg'</text:span><text:span text:style-name="T537">) </text:span><text:span text:style-name="T517">center</text:span><text:span text:style-name="T537"> </text:span><text:span text:style-name="T517">top</text:span><text:span text:style-name="T537"> </text:span><text:span text:style-name="T516">no-repeat</text:span><text:span text:style-name="T537"> </text:span><text:span text:style-name="T516">fixed</text:span><text:span text:style-name="T537">;</text:span></text:p>
      <text:p text:style-name="P395"/>
      <text:p text:style-name="P395"><text:span text:style-name="T128"><text:line-break/></text:span><text:span text:style-name="T138">Sobre</text:span><text:span text:style-name="T128"> posicionamento, </text:span><text:span text:style-name="T138">a propriedade </text:span><text:span text:style-name="T556">position</text:span><text:span text:style-name="T282"> </text:span><text:span text:style-name="T138">possui os valores:</text:span></text:p>
      <text:list text:style-name="L44">
        <text:list-item>
          <text:p text:style-name="P481"><text:span text:style-name="T409">s</text:span><text:span text:style-name="T408">tatic</text:span><text:span text:style-name="T128">: (default), </text:span><text:span text:style-name="T164">mantém a hierarquia conforme estabelecido no documento HTML</text:span></text:p>
        </text:list-item>
        <text:list-item>
          <text:p text:style-name="P469"><text:span text:style-name="T406">relativ</text:span><text:span text:style-name="T403">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69"><text:span text:style-name="T406">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56">top</text:span><text:span text:style-name="T172"> e </text:span><text:span text:style-name="T556">left</text:span><text:span text:style-name="T172">.</text:span></text:p>
        </text:list-item>
      </text:list>
      <text:p text:style-name="P66"/>
      <text:p text:style-name="P341"><text:span text:style-name="T172">Uma das soluções para </text:span><text:span text:style-name="T624">centralizar </text:span><text:span text:style-name="T626">totalmente</text:span><text:span text:style-name="T625"> um elemento</text:span><text:span text:style-name="T172"> </text:span><text:span text:style-name="T174">(tanto vertical quanto horizontal )</text:span><text:span text:style-name="T172">é configurando a posição do container como </text:span><text:span text:style-name="T304">relative</text:span><text:span text:style-name="T172"> e a posição do bloco interno(o conteúdo) como </text:span><text:span text:style-name="T304">absolut</text:span><text:span text:style-name="T172">, assim permitindo alterar as propriedades </text:span><text:span text:style-name="T304">left</text:span><text:span text:style-name="T172"> e </text:span><text:span text:style-name="T304">top</text:span><text:span text:style-name="T172"> para os valores </text:span><text:span text:style-name="T304">50%</text:span><text:span text:style-name="T172"> da view port e, em seguida, utilizar a propriedade </text:span><text:span text:style-name="T556">transform: translate(-50%,-50%)</text:span><text:span text:style-name="T172"> para deslocar o bloco interno, centralizando-o (já que seu ponto de referência fica no canto superior esquerdo e não no centro).<text:line-break/>Exemplo:</text:span></text:p>
      <text:p text:style-name="P396"><text:span text:style-name="T922"><text:tab/></text:span><text:span text:style-name="T932">.container</text:span><text:span text:style-name="T922"> {<text:tab/><text:tab/><text:tab/><text:tab/><text:tab/><text:tab/></text:span></text:p>
      <text:p text:style-name="P309"><text:span text:style-name="T831"><text:tab/><text:tab/>position</text:span><text:span text:style-name="T895">: </text:span><text:span text:style-name="T850">relative</text:span><text:span text:style-name="T895">;<text:tab/><text:tab/><text:tab/><text:tab/></text:span></text:p>
      <text:p text:style-name="P286"><text:tab/>}<text:tab/><text:tab/><text:tab/><text:tab/><text:tab/><text:tab/><text:tab/><text:tab/></text:p>
      <text:p text:style-name="P309"><text:span text:style-name="T931"><text:tab/>.content</text:span><text:span text:style-name="T895"> {<text:tab/><text:tab/><text:tab/><text:tab/><text:tab/><text:tab/><text:tab/></text:span></text:p>
      <text:p text:style-name="P309"><text:span text:style-name="T831"><text:tab/><text:tab/>position</text:span><text:span text:style-name="T895">: </text:span><text:span text:style-name="T850">absolute</text:span><text:span text:style-name="T895">;<text:tab/><text:tab/><text:tab/><text:tab/></text:span></text:p>
      <text:p text:style-name="P309"><text:span text:style-name="T831"><text:tab/><text:tab/>top</text:span><text:span text:style-name="T895">: </text:span><text:span text:style-name="T937">50%</text:span><text:span text:style-name="T895">;<text:tab/><text:tab/><text:tab/><text:tab/><text:tab/><text:tab/></text:span></text:p>
      <text:p text:style-name="P309"><text:span text:style-name="T831"><text:tab/><text:tab/>left</text:span><text:span text:style-name="T895">: </text:span><text:span text:style-name="T937">50%</text:span><text:span text:style-name="T895">;<text:tab/><text:tab/><text:tab/><text:tab/><text:tab/><text:tab/></text:span></text:p>
      <text:p text:style-name="P309"><text:span text:style-name="T831"><text:tab/><text:tab/>transform</text:span><text:span text:style-name="T895">: </text:span><text:span text:style-name="T1064">translate</text:span><text:span text:style-name="T895">(</text:span><text:span text:style-name="T937">-50%</text:span><text:span text:style-name="T895">, </text:span><text:span text:style-name="T937">-50%</text:span><text:span text:style-name="T895">);<text:tab/></text:span></text:p>
      <text:p text:style-name="P286"><text:tab/>}<text:tab/><text:tab/><text:tab/><text:tab/><text:tab/><text:tab/><text:tab/><text:tab/></text:p>
      <text:p text:style-name="P341"/>
      <text:p text:style-name="P78"><text:span text:style-name="T966">Webkit </text:span><text:span text:style-name="T777">é um </text:span><text:span text:style-name="T745">motor de renderização</text:span><text:span text:style-name="T77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18"/>
      <text:p text:style-name="P79"><text:span text:style-name="T980">O</text:span> site <text:a xlink:type="simple" xlink:href="https://expressprefixr.herokuapp.com/" text:style-name="Internet_20_link" text:visited-style-name="Visited_20_Internet_20_Link">prefixr</text:a> reduz consideravelmente o código CSS e ajuda <text:span text:style-name="T980">também</text:span> na <text:span text:style-name="T644">retrocompatibilidade</text:span> de navegadores.</text:p>
      <text:p text:style-name="P109"/>
      <text:p text:style-name="P109"/>
      <text:p text:style-name="P348"><text:span text:style-name="T255"><text:tab/>Um </text:span><text:span text:style-name="T554">&lt;iframe&gt;</text:span><text:span text:style-name="T256"> (inline frame) é um </text:span><text:span text:style-name="T255">quadro embutido </text:span><text:span text:style-name="T261">que incorpora</text:span><text:span text:style-name="T255"> </text:span><text:span text:style-name="T256">um</text:span><text:span text:style-name="T255"> documento </text:span><text:span text:style-name="T256">HTML no </text:span><text:span text:style-name="T255">documento HTML atual. </text:span><text:span text:style-name="T261">Podemos também incorporar vídeos do youtube / vimeo, google maps, waze maps, apresentação google docs, etc...</text:span></text:p>
      <text:p text:style-name="P352"><text:span text:style-name="T255"><text:tab/>O atributo </text:span><text:span text:style-name="T436">src</text:span><text:span text:style-name="T255"> define a URL da página a ser incorporada. </text:span><text:span text:style-name="T262">Já </text:span><text:span text:style-name="T257">o parâmetro </text:span><text:span text:style-name="T436">srcdoc</text:span><text:span text:style-name="T257"> </text:span><text:span text:style-name="T262">permite</text:span><text:span text:style-name="T257"> </text:span><text:span text:style-name="T262">implementar</text:span><text:span text:style-name="T257"> um conteúdo </text:span><text:span text:style-name="T262">HTML </text:span><text:span text:style-name="T257">simples dentro do iframe.</text:span><text:span text:style-name="T255"><text:line-break/><text:tab/></text:span><text:span text:style-name="T257">O atributo </text:span><text:span text:style-name="T436">frameborder</text:span><text:span text:style-name="T257"> considera apenas 2 valores: zero para nenhuma borda e um(ou qualquer número acima de zero) para uma borda simples.<text:line-break/>(lembre-se de trocar por aspas simples se for preciso usá-las dentro desse atributo)</text:span></text:p>
      <text:p text:style-name="P348"><text:span text:style-name="T255"><text:tab/>Quando o atributo </text:span><text:span text:style-name="T436">target</text:span><text:span text:style-name="T255"> de um </text:span><text:span text:style-name="T315">&lt;link&gt;</text:span><text:span text:style-name="T255"> corresponder ao </text:span><text:span text:style-name="T436">name</text:span><text:span text:style-name="T255"> de um </text:span><text:span text:style-name="T435">&lt;iframe&gt;</text:span><text:span text:style-name="T255">, o link será aberto no iframe. </text:span><text:span text:style-name="T257">Exemplo:</text:span></text:p>
      <text:p text:style-name="P401"><text:span text:style-name="T579">&lt;</text:span><text:span text:style-name="T469">iframe</text:span><text:span text:style-name="T533"> </text:span><text:span text:style-name="T591">src</text:span><text:span text:style-name="T592">doc</text:span><text:span text:style-name="T533">=</text:span><text:span text:style-name="T505">"&lt;</text:span><text:span text:style-name="T506">h1&gt;Demonstração&lt;/h1&gt;&lt;p&gt;lorem ipsum&lt;/p&gt;</text:span><text:span text:style-name="T505">"</text:span><text:span text:style-name="T533"> </text:span><text:span text:style-name="T591">name</text:span><text:span text:style-name="T533">=</text:span><text:span text:style-name="T505">"iframe_a"</text:span><text:span text:style-name="T533"> </text:span><text:span text:style-name="T591">height</text:span><text:span text:style-name="T533">=</text:span><text:span text:style-name="T505">"300px"</text:span><text:span text:style-name="T533"> </text:span><text:span text:style-name="T591">width</text:span><text:span text:style-name="T533">=</text:span><text:span text:style-name="T505">"100%"</text:span><text:span text:style-name="T533"> <text:s/></text:span><text:span text:style-name="T532"> </text:span><text:span text:style-name="T603">scrolling</text:span><text:span text:style-name="T543">=</text:span><text:span text:style-name="T521">"no"</text:span><text:span text:style-name="T532"> </text:span><text:span text:style-name="T590">frameborder</text:span><text:span text:style-name="T532">=</text:span><text:span text:style-name="T503">"1"</text:span><text:span text:style-name="T532"> </text:span><text:span text:style-name="T591">title</text:span><text:span text:style-name="T533">=</text:span><text:span text:style-name="T505">"Iframe Example"</text:span><text:span text:style-name="T579">&gt;&lt;/</text:span><text:span text:style-name="T469">iframe</text:span><text:span text:style-name="T579">&gt;<text:tab/><text:tab/><text:tab/></text:span></text:p>
      <text:p text:style-name="P290"><text:span text:style-name="T798">&lt;</text:span><text:span text:style-name="T808">p</text:span><text:span text:style-name="T798">&gt;&lt;</text:span><text:span text:style-name="T808">a</text:span> <text:span text:style-name="T819">href</text:span>=<text:span text:style-name="T839">"https://www.w3schools.com"</text:span> <text:tab/><text:tab/><text:tab/><text:tab/><text:tab/><text:tab/><text:tab/><text:span text:style-name="T819">target</text:span>=<text:span text:style-name="T839">"iframe_a"</text:span><text:span text:style-name="T798">&gt;</text:span>W3Schools.com<text:span text:style-name="T798">&lt;/</text:span><text:span text:style-name="T808">a</text:span><text:span text:style-name="T798">&gt;&lt;/</text:span><text:span text:style-name="T808">p</text:span><text:span text:style-name="T798">&gt;<text:tab/><text:tab/><text:tab/><text:tab/><text:tab/></text:span></text:p>
      <text:p text:style-name="P400"/>
      <text:p text:style-name="P385"><text:span text:style-name="T257"><text:tab/>Cuidado </text:span><text:span text:style-name="T258">ao escolher trabalhar com iframes porque essa ação pode comprometer a segurança de seu site, expondo-o a vulnerabilidades como ataque</text:span><text:span text:style-name="T263">s</text:span><text:span text:style-name="T258"> de cross-site scripting (XSS). É por isso que alguns </text:span><text:span text:style-name="T257">sites bloqueiam sua atualização via iframe</text:span><text:span text:style-name="T258">s</text:span><text:span text:style-name="T257">.<text:line-break/><text:tab/></text:span><text:span text:style-name="T259">Uma configuração que pode aumentar a segurança do iframe é o parâmetro </text:span><text:span text:style-name="T436">sandbox="sanbox”</text:span><text:span text:style-name="T259">, </text:span><text:span text:style-name="T263">e</text:span><text:span text:style-name="T259">l</text:span><text:span text:style-name="T263">e</text:span><text:span text:style-name="T259"> pode impedir a captura de qualquer tipo de informação como, por exemplo, inputs de um formulário </text:span><text:span text:style-name="T260">ou execução de scripts</text:span><text:span text:style-name="T259">. <text:line-break/>E</text:span><text:span text:style-name="T260">xistem vários parâmetros, por e</text:span><text:span text:style-name="T259">xemplo:</text:span></text:p>
      <text:p text:style-name="P402"><text:span text:style-name="T580">&lt;</text:span><text:span text:style-name="T470">iframe</text:span><text:span text:style-name="T534"> </text:span><text:span text:style-name="T593">srcdoc</text:span><text:span text:style-name="T534">=</text:span><text:span text:style-name="T507">"</text:span><text:span text:style-name="T631">&lt;</text:span><text:span text:style-name="T507">h1&gt;Página exemplo</text:span><text:span text:style-name="T631">&lt;</text:span><text:span text:style-name="T507">/h1&gt;"</text:span><text:span text:style-name="T534"> </text:span><text:span text:style-name="T593">frameborder</text:span><text:span text:style-name="T534">=</text:span><text:span text:style-name="T507">"1"</text:span><text:span text:style-name="T534"> </text:span><text:span text:style-name="T593">sandbox</text:span><text:span text:style-name="T534">=</text:span><text:span text:style-name="T507">"</text:span><text:span text:style-name="T572">sanbox</text:span><text:span text:style-name="T504"> </text:span><text:span text:style-name="T522">allow-script</text:span><text:span text:style-name="T507">"</text:span><text:span text:style-name="T534"> </text:span><text:span text:style-name="T593">referrerpolicy</text:span><text:span text:style-name="T534">=</text:span><text:span text:style-name="T507">"</text:span><text:span text:style-name="T572">no-referrer</text:span><text:span text:style-name="T507">-when-downgrade"</text:span><text:span text:style-name="T580">&gt;&lt;/</text:span><text:span text:style-name="T470">iframe</text:span><text:span text:style-name="T580">&gt;</text:span></text:p>
      <text:p text:style-name="P110"><text:tab/>Quando habilitamos a sandbox em nosso iframe, automaticamente o site que está dentro do quadro perde algumas funcionalidades, dentre elas: </text:p>
      <text:list text:style-name="L45">
        <text:list-item>
          <text:p text:style-name="P440">Não pode mais enviar dados de formulários</text:p>
        </text:list-item>
        <text:list-item>
          <text:p text:style-name="P440">Não pode mais executar scripts</text:p>
        </text:list-item>
        <text:list-item>
          <text:p text:style-name="P440"><text:soft-page-break/>Desabilita todo tipo de API, janelas modais e popups</text:p>
        </text:list-item>
        <text:list-item>
          <text:p text:style-name="P482"><text:span text:style-name="T259">Desabilita todo tipo de plugin com </text:span><text:span text:style-name="T316">&lt;</text:span><text:span text:style-name="T317">embed&gt;</text:span><text:span text:style-name="T263">, </text:span><text:span text:style-name="T317">&lt;object&gt;</text:span><text:span text:style-name="T263">, </text:span><text:span text:style-name="T317">&lt;applet&gt;</text:span></text:p>
        </text:list-item>
        <text:list-item>
          <text:p text:style-name="P440">Evita que o site dentro do iframe assuma a navegação top level do navegador</text:p>
        </text:list-item>
        <text:list-item>
          <text:p text:style-name="P440">Bloqueia recursos como autoplay e foco automático em elementos de formulário </text:p>
        </text:list-item>
      </text:list>
      <text:p text:style-name="P386"/>
      <text:p text:style-name="P386"><text:span text:style-name="T259">Outra maneira de limitar a ação de sites que carregarmos em nossos iframes é configurando a política de referência </text:span><text:span text:style-name="T263">através do</text:span><text:span text:style-name="T259"> </text:span><text:span text:style-name="T263">atributo</text:span><text:span text:style-name="T259"> </text:span><text:span text:style-name="T436">referrerpolicy</text:span><text:span text:style-name="T259">, </text:span><text:span text:style-name="T263">ele</text:span><text:span text:style-name="T259"> pode aumentar a segurança pois altera as políticas de coleta de dados do usuário. </text:span><text:span text:style-name="T263">Dentre os</text:span><text:span text:style-name="T260"> vários parâmetros </text:span><text:span text:style-name="T263">desse atributo, alguns são</text:span><text:span text:style-name="T259">:<text:line-break/></text:span><text:span text:style-name="T613">no-referrer, no-referrer-when-downgrade, same-origin, unsafe-url</text:span><text:span text:style-name="T259">, etc…</text:span></text:p>
      <text:p text:style-name="P111"/>
      <text:p text:style-name="P112"/>
      <text:p text:style-name="P391"><text:span text:style-name="T265">Os </text:span><text:span text:style-name="T437">media types</text:span><text:span text:style-name="T265">(ou content-Type) definem em qual tipo de mídia o documento será apresentado. Quando um servidor responde uma requisição HTTP, ele devolve o recurso e o seu tipo, chamado de </text:span><text:span text:style-name="Strong_20_Emphasis"><text:span text:style-name="T266">Content-Type.</text:span></text:span></text:p>
      <text:p text:style-name="P392"><text:span text:style-name="Strong_20_Emphasis"><text:span text:style-name="T266">O </text:span></text:span><text:span text:style-name="Strong_20_Emphasis"><text:span text:style-name="Source_20_Text"><text:span text:style-name="T266">content-type tem</text:span></text:span></text:span><text:span text:style-name="Strong_20_Emphasis"><text:span text:style-name="T266"> duas partes: tipo e subtipo. Por exemplo: um servidor pode devolver uma imagem no formato png. O content-type da resposta viria como </text:span></text:span><text:span text:style-name="Strong_20_Emphasis"><text:span text:style-name="Source_20_Text"><text:span text:style-name="T266">image/png</text:span></text:span></text:span><text:span text:style-name="Strong_20_Emphasis"><text:span text:style-name="T266">. Se fosse um jpg, o content-type seria </text:span></text:span><text:span text:style-name="Strong_20_Emphasis"><text:span text:style-name="Source_20_Text"><text:span text:style-name="T266">image/jpg</text:span></text:span></text:span><text:span text:style-name="Strong_20_Emphasis"><text:span text:style-name="T266">. E se fosse um arquivo html? </text:span></text:span><text:span text:style-name="Strong_20_Emphasis"><text:span text:style-name="Source_20_Text"><text:span text:style-name="T266">text/html</text:span></text:span></text:span><text:span text:style-name="Strong_20_Emphasis"><text:span text:style-name="T266">. E um json? </text:span></text:span><text:span text:style-name="Strong_20_Emphasis"><text:span text:style-name="Source_20_Text"><text:span text:style-name="T266">text/json</text:span></text:span></text:span><text:span text:style-name="Strong_20_Emphasis"><text:span text:style-name="T266">. O navegador olha o Media Type pa</text:span></text:span><text:span text:style-name="Strong_20_Emphasis"><text:span text:style-name="T270">ra saber como renderizar o arquivo.</text:span></text:span></text:p>
      <text:p text:style-name="P392"><text:span text:style-name="Strong_20_Emphasis"><text:span text:style-name="T270">Como o servidor vai saber em que formato deverá enviar o recurso? É aí que entra o mecanismo de Content Negotiation especificado pelo protocolo HTTP:</text:span></text:span></text:p>
      <text:list text:style-name="L46">
        <text:list-item>
          <text:p text:style-name="P497"><text:span text:style-name="Strong_20_Emphasis"><text:span text:style-name="T621">Screen</text:span></text:span><text:span text:style-name="T265">: Para monitores ou outros dispositivos com telas coloridas e com resolução adequada.</text:span></text:p>
        </text:list-item>
        <text:list-item>
          <text:p text:style-name="P497"><text:span text:style-name="Strong_20_Emphasis"><text:span text:style-name="T621">Print</text:span></text:span><text:span text:style-name="T265">: Para impressão em papel.</text:span></text:p>
        </text:list-item>
        <text:list-item>
          <text:p text:style-name="P497"><text:span text:style-name="Strong_20_Emphasis"><text:span text:style-name="T621">TV</text:span></text:span><text:span text:style-name="T265">: Para dispositivos como televisores, ou seja, com baixa resolução, quantidade de cores e scroll limitado.</text:span></text:p>
        </text:list-item>
        <text:list-item>
          <text:p text:style-name="P497"><text:span text:style-name="Strong_20_Emphasis"><text:span text:style-name="T621">All</text:span></text:span><text:span text:style-name="T265">: Para todos os dispositivos.</text:span></text:p>
        </text:list-item>
      </text:list>
      <text:p text:style-name="P113"><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11"/>
      <text:p text:style-name="P387"><text:span text:style-name="T265"><text:tab/>Como existem uma diversidade enorme de dispositivos com tamanhos de tela(screem) diferentes, surgiram as</text:span><text:span text:style-name="T264"> </text:span><text:span text:style-name="T552">Media Queries</text:span><text:span text:style-name="T264"> </text:span><text:span text:style-name="T265">para trazer melhor </text:span><text:span text:style-name="T205">responsividade</text:span><text:span text:style-name="T264">, permitindo configurar a página para se ajustar a diferentes tamanhos de tela.</text:span></text:p>
      <text:p text:style-name="P387"><text:span text:style-name="T264"><text:tab/>Para declará-las, em primeiro lugar indicamos o </text:span><text:span text:style-name="T402">media type</text:span><text:span text:style-name="T264"> e depois as </text:span><text:span text:style-name="T402">media features </text:span><text:span text:style-name="T264">delimitadas por parênteses. Isso é obrigatório. Usamos também os operadores </text:span><text:span text:style-name="T318">and</text:span><text:span text:style-name="T264">, </text:span><text:span text:style-name="T318">or</text:span><text:span text:style-name="T264">, </text:span><text:span text:style-name="T318">not</text:span><text:span text:style-name="T264"> ou </text:span><text:span text:style-name="T318">only</text:span><text:span text:style-name="T264"> para manter o relacionamento entre as especificações.</text:span></text:p>
      <text:p text:style-name="P114"/>
      <text:p text:style-name="P117"/>
      <text:p text:style-name="P406"><text:span text:style-name="T278">D</text:span><text:span text:style-name="T277">esign responsivo x Mobile First</text:span></text:p>
      <text:p text:style-name="P389"><text:soft-page-break/><text:span text:style-name="T268">O </text:span><text:span text:style-name="T287">Design responsivo</text:span><text:span text:style-name="T268"> é um conceito mais tradicional, no qual o projeto é implementado primeiro em um desktop e depois adaptado para telas menores. Já a abordagem do </text:span><text:span text:style-name="T287">Mobile First</text:span><text:span text:style-name="T268"> é diferente pois trilha o caminho contrário: pensa inicialmente </text:span><text:span text:style-name="T264">no layout e funcionalidades da versão móvel e depois adapta tudo a telas maiores, </text:span><text:span text:style-name="T268">em razão de que a grande maioria dos acessos são via smartphones.</text:span></text:p>
      <text:p text:style-name="P115"><text:tab/>Existem 2 maneiras de declarar media queries:</text:p>
      <text:list xml:id="list1261988559" text:style-name="L47">
        <text:list-item>
          <text:p text:style-name="P483"><text:span text:style-name="T264">Através do atributo </text:span><text:span text:style-name="T431">media</text:span><text:span text:style-name="T264"> em </text:span><text:span text:style-name="T269">vários </text:span><text:span text:style-name="T264">arquivos </text:span><text:span text:style-name="T349">HTML</text:span><text:span text:style-name="T350"> </text:span><text:span text:style-name="T269">diferentes</text:span></text:p>
        </text:list-item>
      </text:list>
      <text:p text:style-name="P407"><text:span text:style-name="T583">&lt;!</text:span><text:span text:style-name="T473">DOCTYPE</text:span><text:span text:style-name="T496"> </text:span><text:span text:style-name="T600">html</text:span><text:span text:style-name="T583">&gt;<text:tab/><text:tab/><text:tab/><text:tab/><text:tab/><text:tab/><text:tab/><text:tab/><text:tab/><text:tab/><text:tab/><text:tab/><text:tab/><text:tab/></text:span></text:p>
      <text:p text:style-name="P408"><text:span text:style-name="T798">&lt;</text:span><text:span text:style-name="T808">html</text:span> <text:span text:style-name="T819">lang</text:span>=<text:span text:style-name="T839">"pt-br"</text:span><text:span text:style-name="T798">&gt;<text:tab/><text:tab/><text:tab/><text:tab/><text:tab/><text:tab/><text:tab/><text:tab/><text:tab/><text:tab/><text:tab/><text:tab/><text:tab/></text:span></text:p>
      <text:p text:style-name="P408"><text:span text:style-name="T798">&lt;</text:span><text:span text:style-name="T808">head</text:span><text:span text:style-name="T798">&gt;<text:tab/><text:tab/><text:tab/><text:tab/><text:tab/><text:tab/><text:tab/><text:tab/><text:tab/><text:tab/><text:tab/><text:tab/><text:tab/><text:tab/><text:tab/></text:span></text:p>
      <text:p text:style-name="P408"><text:span text:style-name="T798"><text:s text:c="4"/>&lt;</text:span><text:span text:style-name="T808">meta</text:span> <text:span text:style-name="T819">charset</text:span>=<text:span text:style-name="T839">"UTF-8"</text:span><text:span text:style-name="T798">&gt;<text:tab/><text:tab/><text:tab/><text:tab/><text:tab/><text:tab/><text:tab/><text:tab/><text:tab/><text:tab/><text:tab/><text:tab/></text:span></text:p>
      <text:p text:style-name="P408"><text:span text:style-name="T798"><text:s text:c="4"/>&lt;</text:span><text:span text:style-name="T808">meta</text:span> <text:span text:style-name="T819">name</text:span>=<text:span text:style-name="T839">"viewport"</text:span> <text:span text:style-name="T819">content</text:span>=<text:span text:style-name="T839">"width=device-width, initial-scale=1.0"</text:span><text:span text:style-name="T798">&gt;<text:tab/><text:tab/><text:tab/><text:tab/><text:tab/><text:tab/></text:span></text:p>
      <text:p text:style-name="P408"><text:span text:style-name="T798"><text:s text:c="4"/>&lt;</text:span><text:span text:style-name="T808">title</text:span><text:span text:style-name="T798">&gt;</text:span>Media Query<text:span text:style-name="T798">&lt;/</text:span><text:span text:style-name="T808">title</text:span><text:span text:style-name="T798">&gt;<text:tab/><text:tab/><text:tab/><text:tab/><text:tab/><text:tab/><text:tab/><text:tab/><text:tab/><text:tab/><text:tab/><text:tab/></text:span></text:p>
      <text:p text:style-name="P408"><text:span text:style-name="T798"><text:s text:c="4"/>&lt;</text:span><text:span text:style-name="T808">link</text:span> <text:span text:style-name="T819">rel</text:span>=<text:span text:style-name="T839">"stylesheet"</text:span> <text:span text:style-name="T819">href</text:span>=<text:span text:style-name="T839">"estilos/geral.css"</text:span> <text:span text:style-name="T838">media</text:span>=<text:span text:style-name="T839">"all"</text:span><text:span text:style-name="T798">&gt;<text:tab/><text:tab/><text:tab/><text:tab/><text:tab/><text:tab/><text:tab/><text:tab/></text:span></text:p>
      <text:p text:style-name="P413"><text:s text:c="4"/>&lt;!-- Extra small devices (phones, 600px and down) --&gt;<text:tab/><text:tab/><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small-screen.css"</text:span> <text:span text:style-name="T838">media</text:span>=<text:span text:style-name="T839">"screen and (max-width: 600px)"</text:span><text:span text:style-name="T798">&gt;<text:tab/><text:tab/><text:tab/></text:span></text:p>
      <text:p text:style-name="P413"><text:s text:c="4"/>&lt;!-- Small devices (portrait tablets and large phones, 600px and up) →<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600px) and (max-width: 768px)"</text:span><text:span text:style-name="T798">&gt;<text:tab/></text:span></text:p>
      <text:p text:style-name="P413"><text:s text:c="4"/>&lt;!-- Medium devices (landscape tablets, 768px and up) --&gt;<text:tab/><text:tab/><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768px) and (max-width: 992px)"</text:span><text:span text:style-name="T798">&gt;<text:tab/></text:span></text:p>
      <text:p text:style-name="P413"><text:s text:c="4"/>&lt;!-- Large devices (laptops/desktops, 992px and up) --&gt;<text:tab/><text:tab/><text:tab/><text:tab/><text:tab/><text:tab/><text:tab/><text:tab/></text:p>
      <text:p text:style-name="P409"><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992px) and (max-width: 1200px)"</text:span><text:span text:style-name="T798">&gt;<text:tab/></text:span></text:p>
      <text:p text:style-name="P413"><text:s text:c="4"/>&lt;!-- Extra large devices (large laptops and desktops, 1200px and up) --&gt;<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phone.css"</text:span> <text:span text:style-name="T838">media</text:span>=<text:span text:style-name="T839">"screen and (min-width: 1200px)"</text:span><text:span text:style-name="T798">&gt;<text:tab/><text:tab/><text:tab/><text:tab/></text:span></text:p>
      <text:p text:style-name="P413"><text:s text:c="4"/>&lt;!-- Imprimir em modo retrato --&gt;<text:tab/><text:tab/><text:tab/><text:tab/><text:tab/><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retrato.css"</text:span> <text:span text:style-name="T838">media</text:span>=<text:span text:style-name="T839">"print and (orientation: portrait)"</text:span><text:span text:style-name="T798">&gt;<text:tab/><text:tab/><text:tab/><text:tab/></text:span></text:p>
      <text:p text:style-name="P413"><text:s text:c="4"/>&lt;!-- Imprimir em modo paisagen --&gt;<text:tab/><text:tab/><text:tab/><text:tab/><text:tab/><text:tab/><text:tab/><text:tab/><text:tab/><text:tab/><text:tab/></text:p>
      <text:p text:style-name="P408"><text:span text:style-name="T798"><text:s text:c="4"/>&lt;</text:span><text:span text:style-name="T808">link</text:span> <text:span text:style-name="T819">rel</text:span>=<text:span text:style-name="T839">"stylesheet"</text:span> <text:span text:style-name="T819">href</text:span>=<text:span text:style-name="T839">"estilos/paisagem.css"</text:span> <text:span text:style-name="T838">media</text:span>=<text:span text:style-name="T839">"print and (orientation: landscape)"</text:span><text:span text:style-name="T798">&gt;<text:tab/><text:tab/><text:tab/></text:span></text:p>
      <text:p text:style-name="P408"><text:span text:style-name="T798">&lt;/</text:span><text:span text:style-name="T808">head</text:span><text:span text:style-name="T798">&gt;<text:tab/><text:tab/><text:tab/><text:tab/><text:tab/><text:tab/><text:tab/><text:tab/><text:tab/><text:tab/><text:tab/><text:tab/><text:tab/><text:tab/><text:tab/></text:span></text:p>
      <text:p text:style-name="P408"><text:span text:style-name="T798">&lt;</text:span><text:span text:style-name="T808">body</text:span><text:span text:style-name="T798">&gt;<text:tab/><text:tab/><text:tab/><text:tab/><text:tab/><text:tab/><text:tab/><text:tab/><text:tab/><text:tab/><text:tab/><text:tab/><text:tab/><text:tab/><text:tab/></text:span></text:p>
      <text:p text:style-name="P408"><text:span text:style-name="T798"><text:s text:c="4"/>&lt;</text:span><text:span text:style-name="T808">h1</text:span><text:span text:style-name="T798">&gt;</text:span>Typical Device Breakpoints<text:span text:style-name="T798">&lt;/</text:span><text:span text:style-name="T808">h1</text:span><text:span text:style-name="T798">&gt;<text:tab/><text:tab/><text:tab/><text:tab/><text:tab/><text:tab/><text:tab/><text:tab/><text:tab/><text:tab/><text:tab/></text:span></text:p>
      <text:p text:style-name="P408"><text:span text:style-name="T798">&lt;/</text:span><text:span text:style-name="T808">body</text:span><text:span text:style-name="T798">&gt;<text:tab/><text:tab/><text:tab/><text:tab/><text:tab/><text:tab/><text:tab/><text:tab/><text:tab/><text:tab/><text:tab/><text:tab/><text:tab/><text:tab/><text:tab/></text:span></text:p>
      <text:p text:style-name="P408"><text:span text:style-name="T798">&lt;/</text:span><text:span text:style-name="T808">html</text:span><text:span text:style-name="T798">&gt;<text:tab/><text:tab/><text:tab/><text:tab/><text:tab/><text:tab/><text:tab/><text:tab/><text:tab/><text:tab/><text:tab/><text:tab/><text:tab/><text:tab/><text:tab/></text:span></text:p>
      <text:p text:style-name="P204"/>
      <text:p text:style-name="P390"><text:span text:style-name="T279">Nota</text:span><text:span text:style-name="T264">: As medidas de tela utilizadas foram recomendadas pela W3Schools (</text:span><text:a xlink:type="simple" xlink:href="https://www.w3schools.com/howto/howto_css_media_query_breakpoints.asp" text:style-name="Internet_20_link" text:visited-style-name="Visited_20_Internet_20_Link"><text:span text:style-name="T286">Typical Device Breakpoints</text:span></text:a><text:span text:style-name="T264">)</text:span></text:p>
      <text:list xml:id="list20729826072073" text:continue-numbering="true" text:style-name="L47">
        <text:list-item>
          <text:p text:style-name="P484"><text:span text:style-name="T264">Usando a regra </text:span><text:span text:style-name="T398">@media</text:span><text:span text:style-name="T264"> em arquivos </text:span><text:span text:style-name="T350">CSS</text:span><text:span text:style-name="T264">.</text:span></text:p>
        </text:list-item>
      </text:list>
      <text:p text:style-name="P116"/>
      <text:p text:style-name="P403"><text:span text:style-name="T525">@charset</text:span><text:span text:style-name="T633"> </text:span><text:span text:style-name="T523">"UTF-8"</text:span><text:span text:style-name="T633">;</text:span></text:p>
      <text:p text:style-name="P216"/>
      <text:p text:style-name="P414">/* declarações gerais */</text:p>
      <text:p text:style-name="P410"><text:span text:style-name="T1073">@media</text:span> <text:span text:style-name="T839">all</text:span> {</text:p>
      <text:p text:style-name="P412"><text:span text:style-name="T817"><text:s text:c="2"/>*</text:span><text:span text:style-name="T897"> {</text:span></text:p>
      <text:p text:style-name="P412"><text:span text:style-name="T836"><text:tab/>margin</text:span><text:span text:style-name="T897">: </text:span><text:span text:style-name="T939">0px</text:span><text:span text:style-name="T897">;</text:span></text:p>
      <text:p text:style-name="P412"><text:span text:style-name="T836"><text:tab/>padding</text:span><text:span text:style-name="T897">: </text:span><text:span text:style-name="T939">0px</text:span><text:span text:style-name="T897">;</text:span></text:p>
      <text:p text:style-name="P412"><text:span text:style-name="T836"><text:tab/>font-family</text:span><text:span text:style-name="T897">: </text:span><text:span text:style-name="T854">Arial</text:span><text:span text:style-name="T897">, </text:span><text:span text:style-name="T854">Helvetica</text:span><text:span text:style-name="T897">, </text:span><text:span text:style-name="T854">sans-serif</text:span><text:span text:style-name="T897">;</text:span></text:p>
      <text:p text:style-name="P410"><text:tab/>}</text:p>
      <text:p text:style-name="P412"><text:span text:style-name="T933"><text:tab/>html</text:span><text:span text:style-name="T897">, </text:span><text:span text:style-name="T933">body</text:span><text:span text:style-name="T897"> {</text:span></text:p>
      <text:p text:style-name="P412"><text:span text:style-name="T836"><text:tab/>width</text:span><text:span text:style-name="T897">: </text:span><text:span text:style-name="T939">100vw</text:span><text:span text:style-name="T897">;</text:span></text:p>
      <text:p text:style-name="P412"><text:span text:style-name="T836"><text:tab/>height</text:span><text:span text:style-name="T897">: </text:span><text:span text:style-name="T939">100vh</text:span><text:span text:style-name="T897">;</text:span></text:p>
      <text:p text:style-name="P412"><text:span text:style-name="T836"><text:tab/>background-color</text:span><text:span text:style-name="T897">: </text:span><text:span text:style-name="T854">#233eff</text:span><text:span text:style-name="T897">;</text:span></text:p>
      <text:p text:style-name="P412"><text:tab/> <text:span text:style-name="T836">background-size</text:span><text:span text:style-name="T897">: </text:span><text:span text:style-name="T854">contain</text:span><text:span text:style-name="T897">;</text:span></text:p>
      <text:p text:style-name="P412"><text:span text:style-name="T836"><text:tab/>background-repeat</text:span><text:span text:style-name="T897">: </text:span><text:span text:style-name="T854">no-repeat</text:span><text:span text:style-name="T897">;</text:span></text:p>
      <text:p text:style-name="P410"><text:s text:c="2"/>}</text:p>
      <text:p text:style-name="P411">}</text:p>
      <text:p text:style-name="P412"><text:span text:style-name="T933">h1</text:span><text:span text:style-name="T897"> {</text:span></text:p>
      <text:p text:style-name="P412">        <text:span text:style-name="T836">color</text:span><text:span text:style-name="T897">: </text:span><text:span text:style-name="T854">white</text:span><text:span text:style-name="T897">;</text:span></text:p>
      <text:p text:style-name="P412">        <text:span text:style-name="T836">text-shadow</text:span><text:span text:style-name="T897">: </text:span><text:span text:style-name="T939">2px</text:span><text:span text:style-name="T897"> </text:span><text:span text:style-name="T939">2px</text:span><text:span text:style-name="T897"> </text:span><text:span text:style-name="T939">0px</text:span><text:span text:style-name="T897"> </text:span><text:span text:style-name="T854">#1526a7</text:span><text:span text:style-name="T897">;</text:span></text:p>
      <text:p text:style-name="P412">        <text:span text:style-name="T836">padding</text:span><text:span text:style-name="T897">: </text:span><text:span text:style-name="T939">10px</text:span><text:span text:style-name="T897">;</text:span></text:p>
      <text:p text:style-name="P410"><text:tab/>}</text:p>
      <text:p text:style-name="P410">}</text:p>
      <text:p text:style-name="P410"/>
      <text:p text:style-name="P414">/* declarações retrato */</text:p>
      <text:p text:style-name="P410"><text:span text:style-name="T1073">@media</text:span> <text:span text:style-name="T839">screen</text:span> <text:span text:style-name="T914">and</text:span> (<text:span text:style-name="T819">orientation</text:span>: <text:span text:style-name="T839">portrait</text:span>) {</text:p>
      <text:p text:style-name="P412"><text:span text:style-name="T933">body</text:span><text:span text:style-name="T897"> {</text:span></text:p>
      <text:p text:style-name="P412"><text:span text:style-name="T836">background-image</text:span><text:span text:style-name="T897">: </text:span><text:span text:style-name="T1065">url</text:span><text:span text:style-name="T897">(</text:span><text:span text:style-name="T836">../imagens/cev-portrait.jpg</text:span><text:span text:style-name="T897">);</text:span></text:p>
      <text:p text:style-name="P412"><text:span text:style-name="T836">background-position</text:span><text:span text:style-name="T897">: </text:span><text:span text:style-name="T854">center</text:span><text:span text:style-name="T897"> </text:span><text:span text:style-name="T854">bottom</text:span><text:span text:style-name="T897">;</text:span></text:p>
      <text:p text:style-name="P410">}</text:p>
      <text:p text:style-name="P410"/>
      <text:p text:style-name="P414">/* declarações paisagem */</text:p>
      <text:p text:style-name="P410"><text:span text:style-name="T1073">@media</text:span> <text:span text:style-name="T839">screen</text:span> <text:span text:style-name="T914">and</text:span> (<text:span text:style-name="T819">orientation</text:span>: <text:span text:style-name="T839">landscape</text:span>) {</text:p>
      <text:p text:style-name="P412">    <text:span text:style-name="T933">body</text:span><text:span text:style-name="T897"> {</text:span></text:p>
      <text:p text:style-name="P412">        <text:span text:style-name="T836">background-image</text:span><text:span text:style-name="T897">: </text:span><text:span text:style-name="T1065">url</text:span><text:span text:style-name="T897">(</text:span><text:span text:style-name="T836">../imagens/cev-landscape.jpg</text:span><text:span text:style-name="T897">);</text:span></text:p>
      <text:p text:style-name="P412">        <text:span text:style-name="T836">background-position</text:span><text:span text:style-name="T897">: </text:span><text:span text:style-name="T854">left</text:span><text:span text:style-name="T897"> </text:span><text:span text:style-name="T854">bottom</text:span><text:span text:style-name="T897">;</text:span></text:p>
      <text:p text:style-name="P412">    <text:span text:style-name="T897">}</text:span></text:p>
      <text:p text:style-name="P410">}</text:p>
      <text:p text:style-name="P116"/>
      <text:p text:style-name="P116"/>
      <text:p text:style-name="P388"><text:span text:style-name="T279">N</text:span><text:span text:style-name="T280">ota</text:span><text:span text:style-name="T267">: </text:span><text:span text:style-name="T254">Se </text:span><text:span text:style-name="T267">uma configuração</text:span><text:span text:style-name="T254"> não </text:span><text:span text:style-name="T267">for</text:span><text:span text:style-name="T254"> definida na media query personalizada, o que vai valer é o que foi definido nas configurações gerais </text:span><text:span text:style-name="T267">do esti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5-28T23:37:31.020000000</dc:date>
    <meta:editing-duration>P14DT11H21M55S</meta:editing-duration>
    <meta:editing-cycles>202</meta:editing-cycles>
    <meta:document-statistic meta:table-count="0" meta:image-count="23" meta:object-count="0" meta:page-count="47" meta:paragraph-count="685" meta:word-count="9140" meta:character-count="60975" meta:non-whitespace-character-count="50604"/>
  </office:meta>
</office:document-meta>
</file>